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office:font-face-decls>
  <office:automatic-styles>
    <style:style style:name="Table1" style:family="table">
      <style:table-properties style:width="7.3833in" fo:margin-top="0in" fo:margin-bottom="0in" table:align="center" style:writing-mode="lr-tb"/>
    </style:style>
    <style:style style:name="Table1.A" style:family="table-column">
      <style:table-column-properties style:column-width="0.941in"/>
    </style:style>
    <style:style style:name="Table1.B" style:family="table-column">
      <style:table-column-properties style:column-width="0.6257in"/>
    </style:style>
    <style:style style:name="Table1.C" style:family="table-column">
      <style:table-column-properties style:column-width="0.5813in"/>
    </style:style>
    <style:style style:name="Table1.D" style:family="table-column">
      <style:table-column-properties style:column-width="0.5819in"/>
    </style:style>
    <style:style style:name="Table1.H" style:family="table-column">
      <style:table-column-properties style:column-width="0.5806in"/>
    </style:style>
    <style:style style:name="Table1.1" style:family="table-row">
      <style:table-row-properties style:min-row-height="0.1771in" fo:keep-together="always"/>
    </style:style>
    <style:style style:name="Table1.A1" style:family="table-cell">
      <style:table-cell-properties style:vertical-align="bottom" fo:padding-left="0.0104in" fo:padding-right="0.0104in" fo:padding-top="0.0104in" fo:padding-bottom="0in" fo:border-left="none" fo:border-right="none" fo:border-top="none" fo:border-bottom="0.5pt solid #000001"/>
    </style:style>
    <style:style style:name="Table1.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1.3" style:family="table-row">
      <style:table-row-properties style:min-row-height="0.1771in" fo:keep-together="auto"/>
    </style:style>
    <style:style style:name="Table1.A19" style:family="table-cell">
      <style:table-cell-properties style:vertical-align="bottom" fo:padding-left="0.0104in" fo:padding-right="0.0104in" fo:padding-top="0.0104in" fo:padding-bottom="0in" fo:border-left="none" fo:border-right="none" fo:border-top="0.5pt solid #000001" fo:border-bottom="none"/>
    </style:style>
    <style:style style:name="Table2" style:family="table">
      <style:table-properties style:width="7.0208in" fo:margin-left="-0.0104in" fo:margin-top="0in" fo:margin-bottom="0in" table:align="left" style:writing-mode="lr-tb"/>
    </style:style>
    <style:style style:name="Table2.A" style:family="table-column">
      <style:table-column-properties style:column-width="2.9021in"/>
    </style:style>
    <style:style style:name="Table2.B" style:family="table-column">
      <style:table-column-properties style:column-width="1.8104in"/>
    </style:style>
    <style:style style:name="Table2.C" style:family="table-column">
      <style:table-column-properties style:column-width="2.3083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1"/>
    </style:style>
    <style:style style:name="Table2.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2.A17" style:family="table-cell">
      <style:table-cell-properties style:vertical-align="bottom" fo:padding-left="0.0104in" fo:padding-right="0.0104in" fo:padding-top="0.0104in" fo:padding-bottom="0in" fo:border-left="none" fo:border-right="none" fo:border-top="0.5pt solid #000001" fo:border-bottom="none"/>
    </style:style>
    <style:style style:name="Table3" style:family="table">
      <style:table-properties style:width="7.7806in" fo:margin-top="0in" fo:margin-bottom="0in" table:align="center" style:writing-mode="lr-tb"/>
    </style:style>
    <style:style style:name="Table3.A" style:family="table-column">
      <style:table-column-properties style:column-width="0.4813in"/>
    </style:style>
    <style:style style:name="Table3.B" style:family="table-column">
      <style:table-column-properties style:column-width="0.0333in"/>
    </style:style>
    <style:style style:name="Table3.C" style:family="table-column">
      <style:table-column-properties style:column-width="0.6424in"/>
    </style:style>
    <style:style style:name="Table3.D" style:family="table-column">
      <style:table-column-properties style:column-width="0.4118in"/>
    </style:style>
    <style:style style:name="Table3.E" style:family="table-column">
      <style:table-column-properties style:column-width="0.4125in"/>
    </style:style>
    <style:style style:name="Table3.O" style:family="table-column">
      <style:table-column-properties style:column-width="0.3903in"/>
    </style:style>
    <style:style style:name="Table3.P" style:family="table-column">
      <style:table-column-properties style:column-width="0.4431in"/>
    </style:style>
    <style:style style:name="Table3.Q" style:family="table-column">
      <style:table-column-properties style:column-width="0.428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1.1639in" fo:margin-left="-0.075in" fo:margin-top="0in" fo:margin-bottom="0in" table:align="left" style:writing-mode="lr-tb"/>
    </style:style>
    <style:style style:name="Table4.A" style:family="table-column">
      <style:table-column-properties style:column-width="0.8056in"/>
    </style:style>
    <style:style style:name="Table4.B" style:family="table-column">
      <style:table-column-properties style:column-width="0.35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Feat_20_Name">
      <style:paragraph-properties fo:margin-left="0in" fo:margin-right="0in" fo:text-indent="0in" style:auto-text-indent="false"/>
    </style:style>
    <style:style style:name="P2" style:family="paragraph" style:parent-style-name="Feat_20_Name">
      <style:paragraph-properties fo:margin-left="0in" fo:margin-right="0in" fo:text-indent="0in" style:auto-text-indent="false"/>
      <style:text-properties style:font-name="Times New Roman" fo:font-size="12pt" fo:language="en" fo:country="US" fo:font-style="normal" fo:font-weight="normal" style:font-size-asian="12pt" style:language-asian="en" style:country-asian="US" style:font-style-asian="normal" style:font-weight-asian="normal"/>
    </style:style>
    <style:style style:name="P3" style:family="paragraph" style:parent-style-name="Feat_20_Name">
      <style:paragraph-properties fo:margin-left="0in" fo:margin-right="0in" fo:text-indent="0in" style:auto-text-indent="false"/>
      <style:text-properties style:font-name="Times New Roman" fo:font-size="10pt" fo:language="en" fo:country="US" fo:font-style="italic" fo:font-weight="bold" style:font-size-asian="10pt" style:language-asian="en" style:country-asian="US" style:font-style-asian="italic" style:font-weight-asian="bold"/>
    </style:style>
    <style:style style:name="P4" style:family="paragraph" style:parent-style-name="Heading_20_2" style:list-style-name="">
      <style:paragraph-properties fo:margin-left="0in" fo:margin-right="0in" fo:text-indent="0in" style:auto-text-indent="false"/>
      <style:text-properties style:font-name="Times New Roman" fo:font-size="12pt" fo:language="en" fo:country="US" fo:font-weight="normal" style:font-size-asian="12pt" style:language-asian="en" style:country-asian="US" style:font-weight-asian="normal"/>
    </style:style>
    <style:style style:name="P5" style:family="paragraph" style:parent-style-name="Heading_20_2" style:list-style-name="">
      <style:paragraph-properties fo:margin-left="0in" fo:margin-right="0in" fo:text-indent="0in" style:auto-text-indent="false"/>
      <style:text-properties style:font-name="Times New Roman" fo:font-size="18pt" fo:language="en" fo:country="US" fo:font-weight="normal" style:font-size-asian="18pt" style:language-asian="en" style:country-asian="US" style:font-weight-asian="normal"/>
    </style:style>
    <style:style style:name="P6" style:family="paragraph" style:parent-style-name="Heading_20_2"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7" style:family="paragraph" style:parent-style-name="Heading_20_2" style:list-style-name="">
      <style:paragraph-properties fo:margin-left="0in" fo:margin-right="0in" fo:text-indent="0in" style:auto-text-indent="false"/>
    </style:style>
    <style:style style:name="P8" style:family="paragraph" style:parent-style-name="Core_20_Body">
      <style:paragraph-properties fo:margin-left="0in" fo:margin-right="0in" fo:orphans="0" fo:widows="0" fo:text-indent="0in" style:auto-text-indent="false"/>
    </style:style>
    <style:style style:name="P9"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10" style:family="paragraph" style:parent-style-name="Preformatted" style:master-page-name="Standard">
      <style:paragraph-properties fo:margin-left="0in" fo:margin-right="0in" fo:orphans="2" fo:widows="2" fo:text-indent="0in" style:auto-text-indent="false" style:page-number="auto"/>
    </style:style>
    <style:style style:name="P11" style:family="paragraph" style:parent-style-name="Text_20_body">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6"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7"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8" style:family="paragraph" style:parent-style-name="Standard">
      <style:paragraph-properties fo:margin-left="0in" fo:margin-right="0in" fo:text-indent="0in" style:auto-text-indent="false"/>
      <style:text-properties fo:color="#000000" style:font-name="Times New Roman" fo:font-size="10pt" fo:language="en" fo:country="US" style:text-underline-style="solid" style:text-underline-width="auto" style:text-underline-color="font-color" style:font-size-asian="10pt" style:language-asian="en" style:country-asian="US"/>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ab-stops/>
      </style:paragraph-properties>
    </style:style>
    <style:style style:name="P22" style:family="paragraph" style:parent-style-name="Standard">
      <style:paragraph-properties fo:margin-left="0in" fo:margin-right="0in" fo:text-indent="0in" style:auto-text-indent="false">
        <style:tab-stops/>
      </style:paragraph-properties>
      <style:text-properties style:font-name="Times New Roman" fo:font-weight="bold" style:font-name-asian="Arial Unicode MS" style:font-weight-asian="bold"/>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Heading_20_3" style:list-style-name="">
      <style:paragraph-properties fo:margin-left="0in" fo:margin-right="0in" fo:text-indent="-0.25in" style:auto-text-indent="false"/>
    </style:style>
    <style:style style:name="P26" style:family="paragraph" style:parent-style-name="Heading_20_1" style:list-style-name="">
      <style:paragraph-properties fo:margin-left="0in" fo:margin-right="0in" fo:text-indent="0in" style:auto-text-indent="false"/>
    </style:style>
    <style:style style:name="P27" style:family="paragraph" style:parent-style-name="Heading_20_4" style:list-style-name="">
      <style:paragraph-properties fo:margin-left="0in" fo:margin-right="0in" fo:text-indent="0in" style:auto-text-indent="false"/>
    </style:style>
    <style:style style:name="P28" style:family="paragraph" style:parent-style-name="Heading_20_6">
      <style:paragraph-properties fo:margin-left="0in" fo:margin-right="0in" fo:text-indent="0in" style:auto-text-indent="false"/>
    </style:style>
    <style:style style:name="P29" style:family="paragraph" style:parent-style-name="Heading_20_6">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style="normal" fo:font-weight="normal" style:font-size-asian="10pt" style:language-asian="en" style:country-asian="US" style:font-style-asian="normal" style:font-weight-asian="normal"/>
    </style:style>
    <style:style style:name="T3"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4" style:family="text">
      <style:text-properties style:font-name="Times New Roman" fo:font-size="10pt" fo:language="en" fo:country="US" fo:font-style="italic" fo:font-weight="bold" style:font-size-asian="10pt" style:language-asian="en" style:country-asian="US" style:font-style-asian="italic" style:font-weight-asian="bold"/>
    </style:style>
    <style:style style:name="T5" style:family="text">
      <style:text-properties style:font-name="Times New Roman" fo:font-size="10pt" fo:language="en" fo:country="US" fo:font-style="italic" fo:font-weight="normal" style:font-size-asian="10pt" style:language-asian="en" style:country-asian="US" style:font-style-asian="italic" style:font-weight-asian="normal"/>
    </style:style>
    <style:style style:name="T6" style:family="text">
      <style:text-properties style:font-name="Times New Roman" fo:font-size="10pt" fo:language="en" fo:country="US" fo:font-weight="bold" style:font-size-asian="10pt" style:language-asian="en" style:country-asian="US" style:font-weight-asian="bold"/>
    </style:style>
    <style:style style:name="T7" style:family="text">
      <style:text-properties style:font-name="Times New Roman" fo:font-size="10pt" fo:language="en" fo:country="US" style:text-underline-style="none" style:font-size-asian="10pt" style:language-asian="en" style:country-asian="US"/>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0pt" style:font-size-asian="10pt"/>
    </style:style>
    <style:style style:name="T10" style:family="text">
      <style:text-properties style:font-name="Times New Roman" fo:font-size="18pt" fo:language="en" fo:country="US" style:text-underline-style="none" style:font-size-asian="18pt" style:language-asian="en" style:country-asian="US"/>
    </style:style>
    <style:style style:name="T11" style:family="text">
      <style:text-properties style:font-name="Times New Roman" fo:font-size="18pt" fo:language="en" fo:country="US" fo:font-weight="normal" style:font-size-asian="18pt" style:language-asian="en" style:country-asian="US" style:font-weight-asian="normal"/>
    </style:style>
    <style:style style:name="T12" style:family="text">
      <style:text-properties style:font-name="Times New Roman" fo:font-size="18pt" fo:language="en" fo:country="US" style:font-size-asian="18pt" style:language-asian="en" style:country-asian="US"/>
    </style:style>
    <style:style style:name="T13" style:family="text">
      <style:text-properties style:font-name="Times New Roman" fo:font-size="12pt" fo:language="en" fo:country="US" fo:font-weight="normal" style:font-size-asian="12pt" style:language-asian="en" style:country-asian="US" style:font-weight-asian="normal"/>
    </style:style>
    <style:style style:name="T14" style:family="text">
      <style:text-properties style:font-name="Times New Roman" fo:font-size="12pt" fo:language="en" fo:country="US" fo:font-style="normal" fo:font-weight="normal" style:font-size-asian="12pt" style:language-asian="en" style:country-asian="US" style:font-style-asian="normal" style:font-weight-asian="normal"/>
    </style:style>
    <style:style style:name="T15" style:family="text">
      <style:text-properties fo:font-weight="normal" style:font-weight-asian="normal"/>
    </style:style>
    <style:style style:name="T16" style:family="text">
      <style:text-properties fo:color="#000000" style:font-name="Times New Roman" fo:font-size="10pt" fo:language="en" fo:country="US" style:font-size-asian="10pt" style:language-asian="en" style:country-asian="US"/>
    </style:style>
    <style:style style:name="T17" style:family="text">
      <style:text-properties fo:color="#000000" style:font-name="Times New Roman" fo:font-size="10pt" fo:language="en" fo:country="US" fo:font-style="italic" style:font-size-asian="10pt" style:language-asian="en" style:country-asian="US" style:font-style-asian="italic"/>
    </style:style>
    <style:style style:name="T18" style:family="text">
      <style:text-properties fo:color="#000000" style:font-name="Times New Roman" fo:font-size="10pt" fo:language="en" fo:country="US" fo:font-weight="bold" style:font-size-asian="10pt" style:language-asian="en" style:country-asian="US" style:font-weight-asian="bold"/>
    </style:style>
    <style:style style:name="T19" style:family="text">
      <style:text-properties fo:color="#000000"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his material is Open Game Content, and is licensed for public use under the terms of the Open Game License v1.0a.</text:span></text:p>
      <text:h text:style-name="P26" text:outline-level="1"><text:span text:style-name="T10">EPIC FEATS </text:span></text:h>
      <text:h text:style-name="P5" text:outline-level="2"/>
      <text:h text:style-name="P7" text:outline-level="2"><text:span text:style-name="T11">ACQUIRING EPIC FEATS</text:span></text:h>
      <text:p text:style-name="P12"><text:span text:style-name="T16">Characters gain epic feats in the following ways: </text:span></text:p>
      <text:p text:style-name="P12"><text:span text:style-name="T16">At 21st level, and every three levels thereafter, the character may select an epic feat in place of a nonepic feat.</text:span></text:p>
      <text:p text:style-name="P12"><text:span text:style-name="T16">Each character class gains bonus epic feats according to the class description. These feats must be selected from the list of bonus epic feats for that class. </text:span></text:p>
      <text:p text:style-name="P14"/>
      <text:h text:style-name="P7" text:outline-level="2"><text:span text:style-name="T11">PREREQUISITES</text:span></text:h>
      <text:p text:style-name="P12"><text:span text:style-name="T16">Most epic feats have prerequisites. A character must have the listed ability score, feat, skill, class feature, or base attack modifier in order to select or use that feat. A character can gain an epic feat at the same level at which he or she gains the prerequisite, just as with regular feats. A prerequisite expressed as a numerical value is a minimum; any value higher than the one given also meets the prerequisite. A character can’t use an epic feat if he or she has lost a prerequisite. </text:span></text:p>
      <text:p text:style-name="P14"/>
      <text:h text:style-name="P7" text:outline-level="2"><text:span text:style-name="T11">TYPES OF EPIC FEATS </text:span></text:h>
      <text:p text:style-name="P12"><text:span text:style-name="T16">Most epic feats are general, meaning that no special rules govern them as a group. Others may be item creation feats or metamagic feats, which follow all the normal rules for such feats, except as specified in the feat’s description. In addition, some feats are defined as divine feats or as wild feats. Such feats are described below. </text:span></text:p>
      <text:h text:style-name="P4" text:outline-level="2"/>
      <text:h text:style-name="P7" text:outline-level="2"><text:span text:style-name="T13">DIVINE FEATS </text:span></text:h>
      <text:p text:style-name="P12"><text:span text:style-name="T16">The feats in this category share a few characteristics. First, they all have as a prerequisite the ability to turn (or, in most cases, rebuke) undead. Thus, they are open to clerics, paladins of 4th level or higher, and any prestige class that has that ability. (An ability to turn other creatures does not qualify a character to select one of these feats.) Second, the force that powers a divine feat is the ability to channel positive or negative energy to turn or rebuke undead. Each use of a divine feat costs the character one turn/rebuke attempt from his or her number of attempts each day. If a character doesn’t have any turn/rebuke attempts left, he or she can’t use the feat. Since turning or rebuking is a standard action, activating any of these feats is also a standard action. </text:span></text:p>
      <text:h text:style-name="P4" text:outline-level="2"/>
      <text:h text:style-name="P7" text:outline-level="2"><text:span text:style-name="T13">WILD FEATS </text:span></text:h>
      <text:p text:style-name="P12"><text:span text:style-name="T16">The feats in this category share the characteristic of relating to the ability to use </text:span><text:span text:style-name="T17">wild shape </text:span><text:span text:style-name="T16">as a druid. These feats require the character to have the ability to use </text:span><text:span text:style-name="T17">wild shape </text:span><text:span text:style-name="T16">before acquiring the feat. </text:span></text:p>
      <text:h text:style-name="P6" text:outline-level="2"/>
      <text:h text:style-name="P7" text:outline-level="2"><text:span text:style-name="T13">EPIC PSIONIC FEATS </text:span></text:h>
      <text:p text:style-name="P12"><text:span text:style-name="T16">Psionic characters can acquire epic “psionically flavored” feats. <text:s/>Some feats require so much translation that converted feats are provided. Whenever a feat concerns conferring or altering a spell in some fashion, some translation must be done to use it with psionics. Sometimes this translation is as straightforward as changing a few names. Translating epic metamagic feats to epic metapsionic feats requires that Spellcraft prerequisites be replaced with Psicraft. It also requires a little math—instead of casting a spell at a higher level, a psionic character pays more power points. For every spell slot one level higher than the spell’s actual level the metamagic feat requires, the metapsionic feat requires a character to pay a power point cost equal to its standard cost +2. Likewise, when a feat allows a spellcaster to “pay” one less level to use a metamagic feat, the psionic version allows a character to pay 2 power points less for a given metapsionic feat. </text:span></text:p>
      <text:h text:style-name="P29" text:outline-level="6"/>
      <text:h text:style-name="P28" text:outline-level="6"><text:span text:style-name="T12">FEATS</text:span></text:h>
      <text:p text:style-name="P13"/>
      <text:p text:style-name="P12"><text:span text:style-name="T19">ADDITIONAL MAGIC ITEM SPACE </text:span><text:span text:style-name="T16">[EPIC] </text:span></text:p>
      <text:p text:style-name="P12"><text:span text:style-name="T18">Benefit:</text:span><text:span text:style-name="T16"> Choose one type of magic item that has a limit on the number a character can simultaneously wear and gain its benefit. The character can now wear one more magic item of this type and also gain its benefit. </text:span></text:p>
      <text:p text:style-name="P12"><text:span text:style-name="T18">Normal:</text:span><text:span text:style-name="T16"> Without this feat, a character is limited to one headband, hat, or helmet; one pair of eye lenses or goggles; one cloak, cape, or mantle; one amulet, brooch, medallion, necklace, periapt, or scarab; one suit of armor; one robe; one vest, vestment, or shirt; one pair of bracers or bracelets; one pair of gloves or gauntlets; two rings; one belt; and one pair of boots. </text:span></text:p>
      <text:p text:style-name="P12"><text:span text:style-name="T18">Special:</text:span><text:span text:style-name="T16"> A character can gain this feat multiple times. Each time the character takes the feat, it applies to a new type of wearable magic item. </text:span></text:p>
      <text:p text:style-name="P14"><text:soft-page-break/></text:p>
      <text:p text:style-name="P1"><text:span text:style-name="T14">ARMOR SKIN </text:span><text:span text:style-name="T2">[EPIC]</text:span><text:span text:style-name="T14"> </text:span></text:p>
      <text:p text:style-name="P12"><text:span text:style-name="T18">Benefit:</text:span><text:span text:style-name="T16"> The character gains a +1 natural armor bonus to Armor Class, or his or her existing natural armor bonus increases by 1. </text:span></text:p>
      <text:p text:style-name="P12"><text:span text:style-name="T18">Special:</text:span><text:span text:style-name="T16"> A character can gain this feat multiple times. Its effects stack. </text:span></text:p>
      <text:p text:style-name="P14"/>
      <text:p text:style-name="P1"><text:span text:style-name="T14">AUGMENTED ALCHEMY </text:span><text:span text:style-name="T2">[EPIC]</text:span><text:span text:style-name="T14"> </text:span></text:p>
      <text:p text:style-name="P12"><text:span text:style-name="T18">Prerequisites:</text:span><text:span text:style-name="T16"> Int 21, Craft(alchemy) 24 ranks. </text:span></text:p>
      <text:p text:style-name="P12"><text:span text:style-name="T18">Benefit:</text:span><text:span text:style-name="T16"> Whenever creating an alchemical item or substance, the character can choose to make it more powerful than normal by adding +20 to the DC required to create it and multiplying its price by 5. If the item or substance deals damage, double the damage dealt. If the item or substance doesn’t deal damage, double the duration of its effect. If the item or substance doesn’t deal damage and doesn’t have a specific listed duration (or has an instantaneous duration), double all dimensions of its area. If the item or substance doesn’t fit any of these categories, then it cannot be affected by this feat. See the Craft (alchemy) skill description. </text:span></text:p>
      <text:p text:style-name="P14"/>
      <text:p text:style-name="P1"><text:span text:style-name="T14">AUTOMATIC QUICKEN SPELL </text:span><text:span text:style-name="T2">[EPIC]</text:span><text:span text:style-name="T14"> </text:span></text:p>
      <text:p text:style-name="P12"><text:span text:style-name="T18">Prerequisites:</text:span><text:span text:style-name="T16"> Quicken Spell, Spellcraft 30 ranks, ability to cast 9th-level arcane or divine spells. </text:span></text:p>
      <text:p text:style-name="P12"><text:span text:style-name="T18">Benefit:</text:span><text:span text:style-name="T16"> The character may cast all 0-, 1st-, 2nd-, and 3rd-level spells as quickened spells without using higher-level spell slots. The normal limit to the number of quickened spells a character may cast per round applies. Spells with a casting time of more than 1 full round can’t be quickened. </text:span></text:p>
      <text:p text:style-name="P12"><text:span text:style-name="T18">Special:</text:span><text:span text:style-name="T16"> A character can gain this feat multiple times. Each time a character takes the feat, the spells of his or her next three lowest spell levels can now be quickened with no adjustment to their spell slots. This feat doesn’t increase the casting time for those spells that normally become full-round actions when cast in metamagic form. </text:span></text:p>
      <text:p text:style-name="P14"/>
      <text:p text:style-name="P1"><text:span text:style-name="T14">AUTOMATIC SILENT SPELL </text:span><text:span text:style-name="T2">[EPIC]</text:span><text:span text:style-name="T14"> </text:span></text:p>
      <text:p text:style-name="P12"><text:span text:style-name="T18">Prerequisites:</text:span><text:span text:style-name="T16"> Silent Spell, Spellcraft 24 ranks, ability to cast 9th-level arcane or divine spells. </text:span></text:p>
      <text:p text:style-name="P12"><text:span text:style-name="T18">Benefit:</text:span><text:span text:style-name="T16"> The character may cast all 0-, 1st-, 2nd-, and 3rd-level spells as silent spells without using higher-level spell slots. </text:span></text:p>
      <text:p text:style-name="P12"><text:span text:style-name="T18">Special:</text:span><text:span text:style-name="T16"> A character can gain this feat multiple times. Each time a character takes the feat, the spells of his or her next three lowest spell levels can now be silenced with no adjustment to their spell slots. This feat doesn’t increase the casting time for those spells that normally become full-round actions when cast in metamagic form. However, since bard spells can’t be enhanced with the Silent Spell feat, they can’t be affected by this feat either. </text:span></text:p>
      <text:p text:style-name="P14"/>
      <text:p text:style-name="P1"><text:span text:style-name="T14">AUTOMATIC STILL SPELL </text:span><text:span text:style-name="T2">[EPIC]</text:span><text:span text:style-name="T14"> </text:span></text:p>
      <text:p text:style-name="P12"><text:span text:style-name="T18">Prerequisites:</text:span><text:span text:style-name="T16"> Still Spell, Spellcraft 27 ranks, ability to cast 9th-level arcane or divine spells. </text:span></text:p>
      <text:p text:style-name="P12"><text:span text:style-name="T18">Benefit:</text:span><text:span text:style-name="T16"> The character may cast all 0-, 1st-, 2nd-, and 3rd-level spells as stilled spells without using higher-level spell slots. </text:span></text:p>
      <text:p text:style-name="P12"><text:span text:style-name="T18">Special:</text:span><text:span text:style-name="T16"> A character can gain this feat multiple times. Each time a character takes the feat, the spells of his or her next three lowest spell levels can now be stilled with no adjustment to their spell slots. This feat doesn’t increase the casting time for those spells that normally become full-round actions when cast in metamagic form. </text:span></text:p>
      <text:p text:style-name="P14"/>
      <text:p text:style-name="P1"><text:span text:style-name="T14">BANE OF ENEMIES </text:span><text:span text:style-name="T2">[EPIC]</text:span><text:span text:style-name="T14"> </text:span></text:p>
      <text:p text:style-name="P12"><text:span text:style-name="T18">Prerequisites:</text:span><text:span text:style-name="T16"> Survival 24 ranks, five or more favored enemies. </text:span></text:p>
      <text:p text:style-name="P12"><text:span text:style-name="T18">Benefit:</text:span><text:span text:style-name="T16"> Any weapon the character wields against one of his or her favored enemies is treated as a bane weapon for that creature type (thus, its enhancement bonus is increased by +2 and it deals +2d6 points of damage). This ability doesn’t stack with similar abilities. </text:span></text:p>
      <text:p text:style-name="P14"/>
      <text:p text:style-name="P1"><text:span text:style-name="T14">BLINDING SPEED </text:span><text:span text:style-name="T2">[EPIC] </text:span></text:p>
      <text:p text:style-name="P12"><text:span text:style-name="T18">Prerequisite:</text:span><text:span text:style-name="T16"> Dex 25. </text:span></text:p>
      <text:p text:style-name="P12"><text:soft-page-break/><text:span text:style-name="T18">Benefit:</text:span><text:span text:style-name="T16"> The character can act as if </text:span><text:span text:style-name="T17">hasted </text:span><text:span text:style-name="T16">for 5 rounds each day. The duration of the effect need not be consecutive rounds. Activating this power is a free action. </text:span></text:p>
      <text:p text:style-name="P12"><text:span text:style-name="T18">Special:</text:span><text:span text:style-name="T16"> A character can gain this feat multiple times. Each time he or she takes the feat, it grants an additional 5 rounds of </text:span><text:span text:style-name="T17">haste </text:span><text:span text:style-name="T16">per day. </text:span></text:p>
      <text:p text:style-name="P14"/>
      <text:p text:style-name="P1"><text:span text:style-name="T14">BONUS DOMAIN </text:span><text:span text:style-name="T2">[EPIC]</text:span><text:span text:style-name="T14"> </text:span></text:p>
      <text:p text:style-name="P12"><text:span text:style-name="T18">Prerequisites:</text:span><text:span text:style-name="T16"> Wis 21, ability to cast 9th-level divine spells. </text:span></text:p>
      <text:p text:style-name="P12"><text:span text:style-name="T18">Benefit:</text:span><text:span text:style-name="T16"> Choose an additional domain from the character’s deity’s domain list. The character now has access to that domain’s spells as normal for his or her domain spells and the domain’s granted powers. </text:span></text:p>
      <text:p text:style-name="P12"><text:span text:style-name="T18">Special:</text:span><text:span text:style-name="T16"> A character can gain this feat multiple times. Each time he or she takes the feat, it applies to a different domain. </text:span></text:p>
      <text:p text:style-name="P14"/>
      <text:p text:style-name="P1"><text:span text:style-name="T14">BULWARK OF DEFENSE </text:span><text:span text:style-name="T2">[EPIC]</text:span><text:span text:style-name="T14"> </text:span></text:p>
      <text:p text:style-name="P12"><text:span text:style-name="T18">Prerequisites:</text:span><text:span text:style-name="T16"> Con 25, defensive stance 3/day. </text:span></text:p>
      <text:p text:style-name="P12"><text:span text:style-name="T18">Benefit:</text:span><text:span text:style-name="T16"> The character’s defensive stance bonuses increase to +4 Strength, +6 Constitution, +4 resistance bonus on all saves, and +6 dodge bonus to AC. </text:span></text:p>
      <text:p text:style-name="P14"/>
      <text:p text:style-name="P1"><text:span text:style-name="T14">CHAOTIC RAGE </text:span><text:span text:style-name="T2">[EPIC]</text:span><text:span text:style-name="T14"> </text:span></text:p>
      <text:p text:style-name="P12"><text:span text:style-name="T18">Prerequisites:</text:span><text:span text:style-name="T16"> Rage 5/day, chaotic alignment. </text:span></text:p>
      <text:p text:style-name="P12"><text:span text:style-name="T18">Benefit:</text:span><text:span text:style-name="T16"> Any weapon the character wields while in a rage is treated as an anarchic weapon (it is chaos-aligned and deals an extra 2d6 points of damage against creatures of lawful alignment). This ability does not stack with similar abilities. </text:span></text:p>
      <text:p text:style-name="P14"/>
      <text:p text:style-name="P1"><text:span text:style-name="T14">COLOSSAL WILD SHAPE </text:span><text:span text:style-name="T2">[WILD][EPIC]</text:span><text:span text:style-name="T14"> </text:span></text:p>
      <text:p text:style-name="P12"><text:span text:style-name="T18">Prerequisite:</text:span><text:span text:style-name="T16"> The ability to </text:span><text:span text:style-name="T17">wild shape </text:span><text:span text:style-name="T16">into a Gargantuan creatur</text:span><text:span text:style-name="T17">e.</text:span></text:p>
      <text:p text:style-name="P12"><text:span text:style-name="T18">Benefit:</text:span><text:span text:style-name="T16"> The character can use his or her </text:span><text:span text:style-name="T17">wild shape </text:span><text:span text:style-name="T16">to take the shape of a Colossal animal. </text:span></text:p>
      <text:p text:style-name="P12"><text:span text:style-name="T18">Normal:</text:span><text:span text:style-name="T16"> Without this feat, a character cannot </text:span><text:span text:style-name="T17">wild shape </text:span><text:span text:style-name="T16">into an animal of greater than Huge size. </text:span></text:p>
      <text:p text:style-name="P14"/>
      <text:p text:style-name="P1"><text:span text:style-name="T14">COMBAT ARCHERY </text:span><text:span text:style-name="T2">[EPIC]</text:span><text:span text:style-name="T14"> </text:span></text:p>
      <text:p text:style-name="P12"><text:span text:style-name="T18">Prerequisites:</text:span><text:span text:style-name="T16"> Dodge, Mobility, Point Blank Shot. </text:span></text:p>
      <text:p text:style-name="P12"><text:span text:style-name="T18">Benefit:</text:span><text:span text:style-name="T16"> The character does not incur any attacks of opportunity for firing a bow when threatened. </text:span></text:p>
      <text:p text:style-name="P12"><text:span text:style-name="T18">Normal:</text:span><text:span text:style-name="T16"> Without this feat, a character incurs an attack of opportunity from all opponents who threaten him or her whenever he or she uses a bow. </text:span></text:p>
      <text:p text:style-name="P14"/>
      <text:p text:style-name="P1"><text:span text:style-name="T14">CRAFT EPIC MAGIC ARMS AND ARMOR </text:span><text:span text:style-name="T2">[ITEM CREATION]</text:span><text:span text:style-name="T14"> </text:span><text:span text:style-name="T2">[EPIC]</text:span><text:span text:style-name="T14"> </text:span></text:p>
      <text:p text:style-name="P12"><text:span text:style-name="T18">Prerequisites:</text:span><text:span text:style-name="T16"> Craft Magic Arms and Armor, Knowledge (arcana) 28 ranks, Spellcraft 28 ranks. </text:span></text:p>
      <text:p text:style-name="P12"><text:span text:style-name="T18">Benefit:</text:span><text:span text:style-name="T16"> The character can craft magic arms and armor which exceed the normal limits for such items</text:span></text:p>
      <text:p text:style-name="P14"/>
      <text:p text:style-name="P1"><text:soft-page-break/><text:span text:style-name="T14">CRAFT EPIC ROD </text:span><text:span text:style-name="T2">[ITEM CREATION][EPIC]</text:span><text:span text:style-name="T14"> </text:span></text:p>
      <text:p text:style-name="P12"><text:span text:style-name="T18">Prerequisites:</text:span><text:span text:style-name="T16"> Craft Rod, Knowledge (arcana) 32 ranks, Spellcraft 32 ranks. </text:span></text:p>
      <text:p text:style-name="P12"><text:span text:style-name="T18">Benefit:</text:span><text:span text:style-name="T16"> The character can craft rods that exceed the normal limits for such items. </text:span></text:p>
      <text:p text:style-name="P14"/>
      <text:p text:style-name="P1"><text:span text:style-name="T14">CRAFT EPIC STAFF </text:span><text:span text:style-name="T2">[ITEM CREATION][EPIC]</text:span><text:span text:style-name="T14"> </text:span></text:p>
      <text:p text:style-name="P12"><text:span text:style-name="T18">Prerequisites:</text:span><text:span text:style-name="T16"> Craft Staff, Knowledge (arcana) 35 ranks, Spellcraft 35 ranks. </text:span></text:p>
      <text:p text:style-name="P12"><text:span text:style-name="T18">Benefit:</text:span><text:span text:style-name="T16"> The character can craft staffs that exceed the normal limits for such items. </text:span></text:p>
      <text:p text:style-name="P14"/>
      <text:p text:style-name="P1"><text:span text:style-name="T14">CRAFT EPIC WONDROUS ITEM </text:span><text:span text:style-name="T2">[ITEM CREATION][EPIC]</text:span><text:span text:style-name="T14"> </text:span></text:p>
      <text:p text:style-name="P12"><text:span text:style-name="T18">Prerequisites:</text:span><text:span text:style-name="T16"> Craft Wondrous Item, Knowledge (arcana) 26 ranks, Spellcraft 26 ranks. </text:span></text:p>
      <text:p text:style-name="P12"><text:span text:style-name="T18">Benefit:</text:span><text:span text:style-name="T16"> The character can craft wondrous items that exceed the normal limits for such items. </text:span></text:p>
      <text:p text:style-name="P14"/>
      <text:p text:style-name="P1"><text:span text:style-name="T14">DAMAGE REDUCTION </text:span><text:span text:style-name="T2">[EPIC]</text:span><text:span text:style-name="T14"> </text:span></text:p>
      <text:p text:style-name="P12"><text:span text:style-name="T18">Prerequisite:</text:span><text:span text:style-name="T16"> Con 21. </text:span></text:p>
      <text:p text:style-name="P12"><text:span text:style-name="T18">Benefit:</text:span><text:span text:style-name="T16"> The character gains damage reduction 3/–. This does not stack with damage reduction granted by magic items or nonpermanent magical effects, but it does stack with any damage reduction granted by permanent magical effects, class features, or this feat itself. </text:span></text:p>
      <text:p text:style-name="P12"><text:span text:style-name="T18">Special:</text:span><text:span text:style-name="T16"> A character can gain this feat multiple times. Each time he or she gains the feat, his or her damage reduction increases by 3. </text:span></text:p>
      <text:p text:style-name="P14"/>
      <text:p text:style-name="P1"><text:span text:style-name="T14">DEAFENING SONG </text:span><text:span text:style-name="T2">[EPIC]</text:span><text:span text:style-name="T14"> </text:span></text:p>
      <text:p text:style-name="P12"><text:span text:style-name="T18">Prerequisites:</text:span><text:span text:style-name="T16"> Perform 24 ranks, bardic music class feature. </text:span></text:p>
      <text:p text:style-name="P12"><text:span text:style-name="T18">Benefit:</text:span><text:span text:style-name="T16"> The character can use song or poetics to temporarily deafen all enemies within a 30-foot spread from him or her. A successful Fortitude save (DC 10 + 1/2 the character’s class level + the character’s Charisma modifier) negates the effect. The deafening effect lasts for as long as the character continues the deafening song. The character can choose to exclude any characters from this effect. The character may sing, play, or recite a deafening song while taking other mundane actions, but not magical ones (see the bard’s inspire courage ability for more details). The character may keep up the deafening song for a maximum of 10 rounds. Using the deafening song counts as one of the character’s uses of song or poetics for the day. </text:span></text:p>
      <text:p text:style-name="P14"/>
      <text:p text:style-name="P1"><text:span text:style-name="T14">DEATH OF ENEMIES </text:span><text:span text:style-name="T2">[EPIC]</text:span><text:span text:style-name="T14"> </text:span></text:p>
      <text:p text:style-name="P12"><text:span text:style-name="T18">Prerequisites:</text:span><text:span text:style-name="T16"> Bane of Enemies, Survival 30 ranks, five or more favored enemies. </text:span></text:p>
      <text:p text:style-name="P12"><text:span text:style-name="T18">Benefit:</text:span><text:span text:style-name="T16"> Any time the character scores a critical hit against one of his or her favored enemies, it must make a Fortitude save (DC 10 + 1/2 character’s ranger class level + character’s Wisdom modifier) or die instantly.</text:span></text:p>
      <text:p text:style-name="P12"><text:span text:style-name="T18">Special:</text:span><text:span text:style-name="T16"> Creatures immune to critical hits can’t be affected by this feat. </text:span></text:p>
      <text:p text:style-name="P14"/>
      <text:p text:style-name="P1"><text:span text:style-name="T14">DEVASTATING CRITICAL </text:span><text:span text:style-name="T2">[EPIC]</text:span><text:span text:style-name="T14"> </text:span></text:p>
      <text:p text:style-name="P12"><text:span text:style-name="T18">Prerequisites:</text:span><text:span text:style-name="T16"> Str 25, Cleave, Great Cleave, Improved Critical (chosen weapon), Overwhelming Critical (chosen weapon), Power Attack, Weapon Focus (chosen weapon). </text:span></text:p>
      <text:p text:style-name="P12"><text:span text:style-name="T18">Benefit:</text:span><text:span text:style-name="T16"> Whenever the character scores a critical hit with the chosen weapon, the target must make a Fortitude save (DC 10 + 1/2 character level + character’s Strength modifier) or die instantly. (Creatures immune to critical hits can’t be affected by this feat.) </text:span></text:p>
      <text:p text:style-name="P12"><text:span text:style-name="T18">Special:</text:span><text:span text:style-name="T16"> A character can gain this feat multiple times. Its effects do not stack. Each time a character takes the feat, it applies to a different type of weapon. </text:span></text:p>
      <text:p text:style-name="P14"><text:soft-page-break/></text:p>
      <text:p text:style-name="P1"><text:span text:style-name="T14">DEXTEROUS FORTITUDE </text:span><text:span text:style-name="T2">[EPIC]</text:span><text:span text:style-name="T14"> </text:span></text:p>
      <text:p text:style-name="P12"><text:span text:style-name="T18">Prerequisites:</text:span><text:span text:style-name="T16"> Dex 25, slippery mind class feature. </text:span></text:p>
      <text:p text:style-name="P12"><text:span text:style-name="T18">Benefit:</text:span><text:span text:style-name="T16"> Once per round, when targeted by an effect that requires a Fortitude saving throw, the character may make a Reflex save instead to avoid the effect (evasion is not applicable). </text:span></text:p>
      <text:p text:style-name="P14"/>
      <text:p text:style-name="P1"><text:span text:style-name="T14">DEXTEROUS WILL </text:span><text:span text:style-name="T2">[EPIC]</text:span><text:span text:style-name="T14"> </text:span></text:p>
      <text:p text:style-name="P12"><text:span text:style-name="T18">Prerequisites:</text:span><text:span text:style-name="T16"> Dex 25, slippery mind class feature. </text:span></text:p>
      <text:p text:style-name="P12"><text:span text:style-name="T18">Benefit:</text:span><text:span text:style-name="T16"> Once per round, when targeted by an effect that requires a Will saving throw, the character may make a Reflex save instead to avoid the effect (evasion is not applicable). </text:span></text:p>
      <text:p text:style-name="P14"/>
      <text:p text:style-name="P1"><text:span text:style-name="T14">DIMINUTIVE WILD SHAPE </text:span><text:span text:style-name="T2">[WILD][EPIC]</text:span><text:span text:style-name="T14"> </text:span></text:p>
      <text:p text:style-name="P12"><text:span text:style-name="T18">Prerequisite:</text:span><text:span text:style-name="T16"> Ability to </text:span><text:span text:style-name="T17">wild shape </text:span><text:span text:style-name="T16">into a Huge animal. </text:span></text:p>
      <text:p text:style-name="P12"><text:span text:style-name="T18">Benefit:</text:span><text:span text:style-name="T16"> The character can use </text:span><text:span text:style-name="T17">wild shape </text:span><text:span text:style-name="T16">to take the shape of a Diminutive animal. </text:span></text:p>
      <text:p text:style-name="P12"><text:span text:style-name="T18">Normal:</text:span><text:span text:style-name="T16"> Without this feat, a character cannot </text:span><text:span text:style-name="T17">wild shape </text:span><text:span text:style-name="T16">into an animal of smaller than Tiny size. </text:span></text:p>
      <text:p text:style-name="P14"/>
      <text:p text:style-name="P1"><text:span text:style-name="T14">DIRE CHARGE </text:span><text:span text:style-name="T2">[EPIC]</text:span><text:span text:style-name="T14"> </text:span></text:p>
      <text:p text:style-name="P12"><text:span text:style-name="T18">Prerequisite:</text:span><text:span text:style-name="T16"> Improved Initiative. </text:span></text:p>
      <text:p text:style-name="P12"><text:span text:style-name="T18">Benefit:</text:span><text:span text:style-name="T16"> If the character charges a foe during the first round of combat (or the surprise round, if the character is allowed to act in it), he or she can make a full attack against the opponent charged. </text:span></text:p>
      <text:p text:style-name="P12"><text:span text:style-name="T18">Normal:</text:span><text:span text:style-name="T16"> Without this feat, a character may only make a single attack as part of a charge. </text:span></text:p>
      <text:p text:style-name="P14"/>
      <text:p text:style-name="P1"><text:span text:style-name="T14">DISTANT SHOT </text:span><text:span text:style-name="T2">[EPIC]</text:span></text:p>
      <text:p text:style-name="P12"><text:span text:style-name="T18">Prerequisites:</text:span><text:span text:style-name="T16"> Dex 25, Far Shot, Point Blank Shot, Spot 20 ranks. </text:span></text:p>
      <text:p text:style-name="P12"><text:span text:style-name="T18">Benefit:</text:span><text:span text:style-name="T16"> The character may throw or fire a ranged weapon at any target within line of sight, with no penalty for range. </text:span></text:p>
      <text:p text:style-name="P14"/>
      <text:p text:style-name="P1"><text:span text:style-name="T14">DRAGON WILD SHAPE </text:span><text:span text:style-name="T2">[WILD][EPIC]</text:span></text:p>
      <text:p text:style-name="P12"><text:span text:style-name="T18">Prerequisites:</text:span><text:span text:style-name="T16"> Wis 30, Knowledge (nature) 30 ranks, </text:span><text:span text:style-name="T17">wild shape </text:span><text:span text:style-name="T16">6/day. </text:span></text:p>
      <text:p text:style-name="P12"><text:span text:style-name="T18">Benefit:</text:span><text:span text:style-name="T16"> The character may use </text:span><text:span text:style-name="T17">wild shape </text:span><text:span text:style-name="T16">to change into a dragon (black, blue, green, red, white, brass, bronze, copper, gold, or silver). The size limitation is the same as the character’s limitation on animal size. The character gains all extraordinary and supernatural abilities of the dragon whose form he or she takes. </text:span></text:p>
      <text:p text:style-name="P14"/>
      <text:p text:style-name="P1"><text:span text:style-name="T14">EFFICIENT ITEM CREATION </text:span><text:span text:style-name="T2">[EPIC]</text:span><text:span text:style-name="T14"> </text:span></text:p>
      <text:p text:style-name="P12"><text:span text:style-name="T18">Prerequisites:</text:span><text:span text:style-name="T16"> Item creation feat to be selected, Knowledge (arcana) 24 ranks, Spellcraft 24 ranks. </text:span></text:p>
      <text:p text:style-name="P12"><text:span text:style-name="T18">Benefit:</text:span><text:span text:style-name="T16"> Select an item creation feat. Creating a magic item using that feat requires one day per 10,000 gp of the item’s market price, with a minimum of one day. </text:span></text:p>
      <text:p text:style-name="P12"><text:soft-page-break/><text:span text:style-name="T18">Normal:</text:span><text:span text:style-name="T16"> Without this feat, creating a magic item requires one day for each 1,000 gp of the item’s market price.</text:span></text:p>
      <text:p text:style-name="P12"><text:span text:style-name="T18">Special:</text:span><text:span text:style-name="T16"> A character can gain this feat multiple times. Its effects do not stack. Each time a character takes the feat, it applies to a different item creation feat. </text:span></text:p>
      <text:p text:style-name="P14"/>
      <text:p text:style-name="P1"><text:span text:style-name="T14">ENERGY RESISTANCE </text:span><text:span text:style-name="T2">[EPIC]</text:span><text:span text:style-name="T14"> </text:span></text:p>
      <text:p text:style-name="P12"><text:span text:style-name="T18">Benefit:</text:span><text:span text:style-name="T16"> Choose a type of energy (acid, cold, electricity, fire, or sonic). The character gains resistance 10 to that type of energy, or the character’s existing resistance to that type of energy increases by 10. This feat does not stack with energy resistance granted by magic items or nonpermanent magical effects. </text:span></text:p>
      <text:p text:style-name="P12"><text:span text:style-name="T18">Special:</text:span><text:span text:style-name="T16"> A character can gain this feat multiple times. If the same type of energy is chosen, the effects stack. </text:span></text:p>
      <text:p text:style-name="P14"/>
      <text:p text:style-name="P1"><text:span text:style-name="T14">ENHANCE SPELL </text:span><text:span text:style-name="T2">[METAMAGIC][EPIC] </text:span></text:p>
      <text:p text:style-name="P12"><text:span text:style-name="T18">Prerequisite:</text:span><text:span text:style-name="T16"> Maximize Spell. </text:span></text:p>
      <text:p text:style-name="P12"><text:span text:style-name="T18">Benefit:</text:span><text:span text:style-name="T16"> The damage cap for the character’s spells increases by 10 dice (for spells that deal a number of dice of damage equal to caster level) or by 5 dice (for spells that deal a number of dice of damage equal to half caster level). An enhanced spell uses up a spell slot four levels higher than the spell’s actual level. This feat has no effect on spells that don’t specifically deal a number of dice of damage equal to the caster’s level or half level, even if the spell’s effect is largely dictated by the caster’s level. </text:span></text:p>
      <text:p text:style-name="P12"><text:span text:style-name="T18">Normal:</text:span><text:span text:style-name="T16"> Without this feat, use the damage dice caps indicated in the spell’s description. </text:span></text:p>
      <text:p text:style-name="P12"><text:span text:style-name="T18">Special:</text:span><text:span text:style-name="T16"> A character may gain this feat multiple times. Each time he or she selects this feat, the damage cap increases by 10 dice or 5 dice, as appropriate to the spell, and the enhanced spell takes up a spell slot an additional four levels higher. </text:span></text:p>
      <text:p text:style-name="P14"/>
      <text:p text:style-name="P1"><text:span text:style-name="T14">EPIC DODGE </text:span><text:span text:style-name="T2">[EPIC]</text:span><text:span text:style-name="T14"> </text:span></text:p>
      <text:p text:style-name="P12"><text:span text:style-name="T18">Prerequisites:</text:span><text:span text:style-name="T16"> Dex 25, Dodge, Tumble 30 ranks, improved evasion, defensive roll class feature. </text:span></text:p>
      <text:p text:style-name="P12"><text:span text:style-name="T18">Benefit:</text:span><text:span text:style-name="T16"> Once per round, when struck by an attack from an opponent the character has designated as the object of his or her dodge, the character may automatically avoid all damage from the attack. </text:span></text:p>
      <text:p text:style-name="P13"/>
      <text:p text:style-name="P1"><text:span text:style-name="T14">EPIC ENDURANCE </text:span><text:span text:style-name="T2">[EPIC]</text:span><text:span text:style-name="T14"> </text:span></text:p>
      <text:p text:style-name="P12"><text:span text:style-name="T18">Prerequisites:</text:span><text:span text:style-name="T16"> Con 25, Endurance. </text:span></text:p>
      <text:p text:style-name="P12"><text:span text:style-name="T18">Benefit:</text:span><text:span text:style-name="T16"> Whenever the character makes a check for performing a physical action that extends over a period of time, he or she gets a +10 bonus on the check. </text:span></text:p>
      <text:p text:style-name="P2"/>
      <text:p text:style-name="P12"><text:span text:style-name="T19">EPIC EXPANDED KNOWLEDGE </text:span><text:span text:style-name="T16">[EPIC, PSIONIC]</text:span></text:p>
      <text:p text:style-name="P12"><text:span text:style-name="T16">You learn another power.</text:span></text:p>
      <text:p text:style-name="P12"><text:span text:style-name="T18">Prerequisites:</text:span><text:span text:style-name="T16"> Character level 21st, ability to manifest powers of the normal maximum power level in at least one psionic class.</text:span></text:p>
      <text:p text:style-name="P12"><text:span text:style-name="T18">Benefit:</text:span><text:span text:style-name="T16"> You learn one additional power at any level up to the highest level of power you can manifest. You can choose any power, even one that is part of another discipline’s list or another class’s list.</text:span></text:p>
      <text:p text:style-name="P12"><text:span text:style-name="T18">Special:</text:span><text:span text:style-name="T16"> You can gain this feat multiple times. Each time, you learn one new power at any level up to the highest level of power you can manifest.</text:span></text:p>
      <text:p text:style-name="P14"/>
      <text:p text:style-name="P1"><text:span text:style-name="T14">EPIC FORTITUDE</text:span><text:span text:style-name="T4"> </text:span><text:span text:style-name="T2">[EPIC]</text:span><text:span text:style-name="T5"> </text:span></text:p>
      <text:p text:style-name="P12"><text:span text:style-name="T18">Benefit:</text:span><text:span text:style-name="T16"> The character gains a +4 bonus on all Fortitude saving throws. </text:span></text:p>
      <text:p text:style-name="P14"/>
      <text:p text:style-name="P1"><text:soft-page-break/><text:span text:style-name="T14">EPIC INSPIRATION </text:span><text:span text:style-name="T2">[EPIC]</text:span><text:span text:style-name="T14"> </text:span></text:p>
      <text:p text:style-name="P12"><text:span text:style-name="T18">Prerequisites:</text:span><text:span text:style-name="T16"> Cha 25, Perform 30 ranks, bardic music class feature. </text:span></text:p>
      <text:p text:style-name="P12"><text:span text:style-name="T18">Benefit:</text:span><text:span text:style-name="T16"> All competence bonuses, dodge bonuses, and morale bonuses granted by the character’s bardic music ability increase by +1. <text:s/>If you have the inspire greatness bardic music ability, it grants one additional bonus HD. </text:span></text:p>
      <text:p text:style-name="P12"><text:span text:style-name="T18">Special:</text:span><text:span text:style-name="T16"> A character can gain this feat multiple times. Its effects stack. </text:span></text:p>
      <text:p text:style-name="P14"/>
      <text:p text:style-name="P1"><text:span text:style-name="T14">EPIC LEADERSHIP </text:span><text:span text:style-name="T2">[EPIC]</text:span><text:span text:style-name="T14"> </text:span></text:p>
      <text:p text:style-name="P12"><text:span text:style-name="T18">Prerequisites:</text:span><text:span text:style-name="T16"> Cha 25, Leadership, Leadership score 25. </text:span></text:p>
      <text:p text:style-name="P12"><text:span text:style-name="T18">Benefit:</text:span><text:span text:style-name="T16"> The character attracts a cohort and followers as shown below on Table: Epic Leadership. <text:s/>In all other ways Epic Leadership functions as the Leadership feat.</text:span></text:p>
      <text:p text:style-name="P12"><text:span text:style-name="T18">Normal:</text:span><text:span text:style-name="T16"> The Leadership feat provides no benefit for leadership scores beyond 25.</text:span></text:p>
      <text:p text:style-name="P14"/>
      <text:h text:style-name="P25" text:outline-level="3"><text:span text:style-name="T18">Table: Epic Leadership</text:span></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H"/>
        <table:table-column table:style-name="Table1.D"/>
        <table:table-column table:style-name="Table1.C"/>
        <table:table-column table:style-name="Table1.D" table:number-columns-repeated="2"/>
        <table:table-row table:style-name="Table1.1">
          <table:table-cell table:style-name="Table1.A1" table:number-rows-spanned="2" office:value-type="string">
            <text:p text:style-name="P19"><text:span text:style-name="T8">Leadership Score</text:span></text:p>
          </table:table-cell>
          <table:table-cell table:style-name="Table1.A1" table:number-rows-spanned="2" office:value-type="string">
            <text:p text:style-name="P19"><text:span text:style-name="T8">Cohort Level</text:span></text:p>
          </table:table-cell>
          <table:table-cell table:style-name="Table1.A1" table:number-columns-spanned="10" office:value-type="string">
            <text:p text:style-name="P21"><text:span text:style-name="T8">——————————Number of Followers by Level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table-cell table:style-name="Table1.A2" office:value-type="string">
            <text:p text:style-name="P21"><text:span text:style-name="T8">1st</text:span></text:p>
          </table:table-cell>
          <table:table-cell table:style-name="Table1.A2" office:value-type="string">
            <text:p text:style-name="P21"><text:span text:style-name="T8">2nd</text:span></text:p>
          </table:table-cell>
          <table:table-cell table:style-name="Table1.A2" office:value-type="string">
            <text:p text:style-name="P21"><text:span text:style-name="T8">3rd</text:span></text:p>
          </table:table-cell>
          <table:table-cell table:style-name="Table1.A2" office:value-type="string">
            <text:p text:style-name="P21"><text:span text:style-name="T8">4th</text:span></text:p>
          </table:table-cell>
          <table:table-cell table:style-name="Table1.A2" office:value-type="string">
            <text:p text:style-name="P21"><text:span text:style-name="T8">5th</text:span></text:p>
          </table:table-cell>
          <table:table-cell table:style-name="Table1.A2" office:value-type="string">
            <text:p text:style-name="P21"><text:span text:style-name="T8">6th</text:span></text:p>
          </table:table-cell>
          <table:table-cell table:style-name="Table1.A2" office:value-type="string">
            <text:p text:style-name="P21"><text:span text:style-name="T8">7th</text:span></text:p>
          </table:table-cell>
          <table:table-cell table:style-name="Table1.A2" office:value-type="string">
            <text:p text:style-name="P21"><text:span text:style-name="T8">8th</text:span></text:p>
          </table:table-cell>
          <table:table-cell table:style-name="Table1.A2" office:value-type="string">
            <text:p text:style-name="P21"><text:span text:style-name="T8">9th</text:span></text:p>
          </table:table-cell>
          <table:table-cell table:style-name="Table1.A2" office:value-type="string">
            <text:p text:style-name="P21"><text:span text:style-name="T8">10th</text:span></text:p>
          </table:table-cell>
        </table:table-row>
        <table:table-row table:style-name="Table1.3">
          <table:table-cell table:style-name="Table1.A2" office:value-type="string">
            <text:p text:style-name="P19"><text:span text:style-name="T9">25</text:span></text:p>
          </table:table-cell>
          <table:table-cell table:style-name="Table1.A2" office:value-type="string">
            <text:p text:style-name="P19"><text:span text:style-name="T9">17th</text:span></text:p>
          </table:table-cell>
          <table:table-cell table:style-name="Table1.A2" office:value-type="string">
            <text:p text:style-name="P21"><text:span text:style-name="T9">135</text:span></text:p>
          </table:table-cell>
          <table:table-cell table:style-name="Table1.A2" office:value-type="string">
            <text:p text:style-name="P21"><text:span text:style-name="T9">13</text:span></text:p>
          </table:table-cell>
          <table:table-cell table:style-name="Table1.A2" office:value-type="string">
            <text:p text:style-name="P21"><text:span text:style-name="T9">7</text:span></text:p>
          </table:table-cell>
          <table:table-cell table:style-name="Table1.A2" office:value-type="string">
            <text:p text:style-name="P21"><text:span text:style-name="T9">4</text:span></text:p>
          </table:table-cell>
          <table:table-cell table:style-name="Table1.A2" office:value-type="string">
            <text:p text:style-name="P21"><text:span text:style-name="T9">2</text:span></text:p>
          </table:table-cell>
          <table:table-cell table:style-name="Table1.A2" office:value-type="string">
            <text:p text:style-name="P21"><text:span text:style-name="T9">2</text:span></text:p>
          </table:table-cell>
          <table:table-cell table:style-name="Table1.A2" office:value-type="string">
            <text:p text:style-name="P21"><text:span text:style-name="T9">1</text:span></text:p>
          </table:table-cell>
          <table:table-cell table:style-name="Table1.A2" office:value-type="string">
            <text:p text:style-name="P21"><text:span text:style-name="T9">—</text:span></text:p>
          </table:table-cell>
          <table:table-cell table:style-name="Table1.A2" office:value-type="string">
            <text:p text:style-name="P21"><text:span text:style-name="T9">—</text:span></text:p>
          </table:table-cell>
          <table:table-cell table:style-name="Table1.A2" office:value-type="string">
            <text:p text:style-name="P21"><text:span text:style-name="T9">—</text:span></text:p>
          </table:table-cell>
        </table:table-row>
        <table:table-row table:style-name="Table1.3">
          <table:table-cell table:style-name="Table1.A2" office:value-type="string">
            <text:p text:style-name="P12"><text:span text:style-name="T9">26</text:span></text:p>
          </table:table-cell>
          <table:table-cell table:style-name="Table1.A2" office:value-type="string">
            <text:p text:style-name="P12"><text:span text:style-name="T9">18th</text:span></text:p>
          </table:table-cell>
          <table:table-cell table:style-name="Table1.A2" office:value-type="string">
            <text:p text:style-name="P20"><text:span text:style-name="T9">160</text:span></text:p>
          </table:table-cell>
          <table:table-cell table:style-name="Table1.A2" office:value-type="string">
            <text:p text:style-name="P20"><text:span text:style-name="T9">16</text:span></text:p>
          </table:table-cell>
          <table:table-cell table:style-name="Table1.A2" office:value-type="string">
            <text:p text:style-name="P20"><text:span text:style-name="T9">8</text:span></text:p>
          </table:table-cell>
          <table:table-cell table:style-name="Table1.A2" office:value-type="string">
            <text:p text:style-name="P20"><text:span text:style-name="T9">4</text:span></text:p>
          </table:table-cell>
          <table:table-cell table:style-name="Table1.A2" office:value-type="string">
            <text:p text:style-name="P20"><text:span text:style-name="T9">2</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27</text:span></text:p>
          </table:table-cell>
          <table:table-cell table:style-name="Table1.A2" office:value-type="string">
            <text:p text:style-name="P12"><text:span text:style-name="T9">18th</text:span></text:p>
          </table:table-cell>
          <table:table-cell table:style-name="Table1.A2" office:value-type="string">
            <text:p text:style-name="P20"><text:span text:style-name="T9">190</text:span></text:p>
          </table:table-cell>
          <table:table-cell table:style-name="Table1.A2" office:value-type="string">
            <text:p text:style-name="P20"><text:span text:style-name="T9">19</text:span></text:p>
          </table:table-cell>
          <table:table-cell table:style-name="Table1.A2" office:value-type="string">
            <text:p text:style-name="P20"><text:span text:style-name="T9">10</text:span></text:p>
          </table:table-cell>
          <table:table-cell table:style-name="Table1.A2" office:value-type="string">
            <text:p text:style-name="P20"><text:span text:style-name="T9">5</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28</text:span></text:p>
          </table:table-cell>
          <table:table-cell table:style-name="Table1.A2" office:value-type="string">
            <text:p text:style-name="P12"><text:span text:style-name="T9">19th</text:span></text:p>
          </table:table-cell>
          <table:table-cell table:style-name="Table1.A2" office:value-type="string">
            <text:p text:style-name="P20"><text:span text:style-name="T9">220</text:span></text:p>
          </table:table-cell>
          <table:table-cell table:style-name="Table1.A2" office:value-type="string">
            <text:p text:style-name="P20"><text:span text:style-name="T9">22</text:span></text:p>
          </table:table-cell>
          <table:table-cell table:style-name="Table1.A2" office:value-type="string">
            <text:p text:style-name="P20"><text:span text:style-name="T9">11</text:span></text:p>
          </table:table-cell>
          <table:table-cell table:style-name="Table1.A2" office:value-type="string">
            <text:p text:style-name="P20"><text:span text:style-name="T9">6</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29</text:span></text:p>
          </table:table-cell>
          <table:table-cell table:style-name="Table1.A2" office:value-type="string">
            <text:p text:style-name="P12"><text:span text:style-name="T9">19th</text:span></text:p>
          </table:table-cell>
          <table:table-cell table:style-name="Table1.A2" office:value-type="string">
            <text:p text:style-name="P20"><text:span text:style-name="T9">260</text:span></text:p>
          </table:table-cell>
          <table:table-cell table:style-name="Table1.A2" office:value-type="string">
            <text:p text:style-name="P20"><text:span text:style-name="T9">26</text:span></text:p>
          </table:table-cell>
          <table:table-cell table:style-name="Table1.A2" office:value-type="string">
            <text:p text:style-name="P20"><text:span text:style-name="T9">13</text:span></text:p>
          </table:table-cell>
          <table:table-cell table:style-name="Table1.A2" office:value-type="string">
            <text:p text:style-name="P20"><text:span text:style-name="T9">7</text:span></text:p>
          </table:table-cell>
          <table:table-cell table:style-name="Table1.A2" office:value-type="string">
            <text:p text:style-name="P20"><text:span text:style-name="T9">4</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0</text:span></text:p>
          </table:table-cell>
          <table:table-cell table:style-name="Table1.A2" office:value-type="string">
            <text:p text:style-name="P12"><text:span text:style-name="T9">20th</text:span></text:p>
          </table:table-cell>
          <table:table-cell table:style-name="Table1.A2" office:value-type="string">
            <text:p text:style-name="P20"><text:span text:style-name="T9">300</text:span></text:p>
          </table:table-cell>
          <table:table-cell table:style-name="Table1.A2" office:value-type="string">
            <text:p text:style-name="P20"><text:span text:style-name="T9">30</text:span></text:p>
          </table:table-cell>
          <table:table-cell table:style-name="Table1.A2" office:value-type="string">
            <text:p text:style-name="P20"><text:span text:style-name="T9">15</text:span></text:p>
          </table:table-cell>
          <table:table-cell table:style-name="Table1.A2" office:value-type="string">
            <text:p text:style-name="P20"><text:span text:style-name="T9">8</text:span></text:p>
          </table:table-cell>
          <table:table-cell table:style-name="Table1.A2" office:value-type="string">
            <text:p text:style-name="P20"><text:span text:style-name="T9">4</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1</text:span></text:p>
          </table:table-cell>
          <table:table-cell table:style-name="Table1.A2" office:value-type="string">
            <text:p text:style-name="P12"><text:span text:style-name="T9">20th</text:span></text:p>
          </table:table-cell>
          <table:table-cell table:style-name="Table1.A2" office:value-type="string">
            <text:p text:style-name="P20"><text:span text:style-name="T9">350</text:span></text:p>
          </table:table-cell>
          <table:table-cell table:style-name="Table1.A2" office:value-type="string">
            <text:p text:style-name="P20"><text:span text:style-name="T9">35</text:span></text:p>
          </table:table-cell>
          <table:table-cell table:style-name="Table1.A2" office:value-type="string">
            <text:p text:style-name="P20"><text:span text:style-name="T9">18</text:span></text:p>
          </table:table-cell>
          <table:table-cell table:style-name="Table1.A2" office:value-type="string">
            <text:p text:style-name="P20"><text:span text:style-name="T9">9</text:span></text:p>
          </table:table-cell>
          <table:table-cell table:style-name="Table1.A2" office:value-type="string">
            <text:p text:style-name="P20"><text:span text:style-name="T9">5</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2</text:span></text:p>
          </table:table-cell>
          <table:table-cell table:style-name="Table1.A2" office:value-type="string">
            <text:p text:style-name="P12"><text:span text:style-name="T9">21st</text:span></text:p>
          </table:table-cell>
          <table:table-cell table:style-name="Table1.A2" office:value-type="string">
            <text:p text:style-name="P20"><text:span text:style-name="T9">400</text:span></text:p>
          </table:table-cell>
          <table:table-cell table:style-name="Table1.A2" office:value-type="string">
            <text:p text:style-name="P20"><text:span text:style-name="T9">40</text:span></text:p>
          </table:table-cell>
          <table:table-cell table:style-name="Table1.A2" office:value-type="string">
            <text:p text:style-name="P20"><text:span text:style-name="T9">20</text:span></text:p>
          </table:table-cell>
          <table:table-cell table:style-name="Table1.A2" office:value-type="string">
            <text:p text:style-name="P20"><text:span text:style-name="T9">10</text:span></text:p>
          </table:table-cell>
          <table:table-cell table:style-name="Table1.A2" office:value-type="string">
            <text:p text:style-name="P20"><text:span text:style-name="T9">5</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3</text:span></text:p>
          </table:table-cell>
          <table:table-cell table:style-name="Table1.A2" office:value-type="string">
            <text:p text:style-name="P12"><text:span text:style-name="T9">21st</text:span></text:p>
          </table:table-cell>
          <table:table-cell table:style-name="Table1.A2" office:value-type="string">
            <text:p text:style-name="P20"><text:span text:style-name="T9">460</text:span></text:p>
          </table:table-cell>
          <table:table-cell table:style-name="Table1.A2" office:value-type="string">
            <text:p text:style-name="P20"><text:span text:style-name="T9">46</text:span></text:p>
          </table:table-cell>
          <table:table-cell table:style-name="Table1.A2" office:value-type="string">
            <text:p text:style-name="P20"><text:span text:style-name="T9">23</text:span></text:p>
          </table:table-cell>
          <table:table-cell table:style-name="Table1.A2" office:value-type="string">
            <text:p text:style-name="P20"><text:span text:style-name="T9">12</text:span></text:p>
          </table:table-cell>
          <table:table-cell table:style-name="Table1.A2" office:value-type="string">
            <text:p text:style-name="P20"><text:span text:style-name="T9">6</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4</text:span></text:p>
          </table:table-cell>
          <table:table-cell table:style-name="Table1.A2" office:value-type="string">
            <text:p text:style-name="P12"><text:span text:style-name="T9">22nd</text:span></text:p>
          </table:table-cell>
          <table:table-cell table:style-name="Table1.A2" office:value-type="string">
            <text:p text:style-name="P20"><text:span text:style-name="T9">520</text:span></text:p>
          </table:table-cell>
          <table:table-cell table:style-name="Table1.A2" office:value-type="string">
            <text:p text:style-name="P20"><text:span text:style-name="T9">52</text:span></text:p>
          </table:table-cell>
          <table:table-cell table:style-name="Table1.A2" office:value-type="string">
            <text:p text:style-name="P20"><text:span text:style-name="T9">26</text:span></text:p>
          </table:table-cell>
          <table:table-cell table:style-name="Table1.A2" office:value-type="string">
            <text:p text:style-name="P20"><text:span text:style-name="T9">13</text:span></text:p>
          </table:table-cell>
          <table:table-cell table:style-name="Table1.A2" office:value-type="string">
            <text:p text:style-name="P20"><text:span text:style-name="T9">6</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5</text:span></text:p>
          </table:table-cell>
          <table:table-cell table:style-name="Table1.A2" office:value-type="string">
            <text:p text:style-name="P12"><text:span text:style-name="T9">22nd</text:span></text:p>
          </table:table-cell>
          <table:table-cell table:style-name="Table1.A2" office:value-type="string">
            <text:p text:style-name="P20"><text:span text:style-name="T9">590</text:span></text:p>
          </table:table-cell>
          <table:table-cell table:style-name="Table1.A2" office:value-type="string">
            <text:p text:style-name="P20"><text:span text:style-name="T9">59</text:span></text:p>
          </table:table-cell>
          <table:table-cell table:style-name="Table1.A2" office:value-type="string">
            <text:p text:style-name="P20"><text:span text:style-name="T9">30</text:span></text:p>
          </table:table-cell>
          <table:table-cell table:style-name="Table1.A2" office:value-type="string">
            <text:p text:style-name="P20"><text:span text:style-name="T9">15</text:span></text:p>
          </table:table-cell>
          <table:table-cell table:style-name="Table1.A2" office:value-type="string">
            <text:p text:style-name="P20"><text:span text:style-name="T9">8</text:span></text:p>
          </table:table-cell>
          <table:table-cell table:style-name="Table1.A2" office:value-type="string">
            <text:p text:style-name="P20"><text:span text:style-name="T9">4</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6</text:span></text:p>
          </table:table-cell>
          <table:table-cell table:style-name="Table1.A2" office:value-type="string">
            <text:p text:style-name="P12"><text:span text:style-name="T9">23rd</text:span></text:p>
          </table:table-cell>
          <table:table-cell table:style-name="Table1.A2" office:value-type="string">
            <text:p text:style-name="P20"><text:span text:style-name="T9">660</text:span></text:p>
          </table:table-cell>
          <table:table-cell table:style-name="Table1.A2" office:value-type="string">
            <text:p text:style-name="P20"><text:span text:style-name="T9">66</text:span></text:p>
          </table:table-cell>
          <table:table-cell table:style-name="Table1.A2" office:value-type="string">
            <text:p text:style-name="P20"><text:span text:style-name="T9">33</text:span></text:p>
          </table:table-cell>
          <table:table-cell table:style-name="Table1.A2" office:value-type="string">
            <text:p text:style-name="P20"><text:span text:style-name="T9">17</text:span></text:p>
          </table:table-cell>
          <table:table-cell table:style-name="Table1.A2" office:value-type="string">
            <text:p text:style-name="P20"><text:span text:style-name="T9">9</text:span></text:p>
          </table:table-cell>
          <table:table-cell table:style-name="Table1.A2" office:value-type="string">
            <text:p text:style-name="P20"><text:span text:style-name="T9">5</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7</text:span></text:p>
          </table:table-cell>
          <table:table-cell table:style-name="Table1.A2" office:value-type="string">
            <text:p text:style-name="P12"><text:span text:style-name="T9">23rd</text:span></text:p>
          </table:table-cell>
          <table:table-cell table:style-name="Table1.A2" office:value-type="string">
            <text:p text:style-name="P20"><text:span text:style-name="T9">740</text:span></text:p>
          </table:table-cell>
          <table:table-cell table:style-name="Table1.A2" office:value-type="string">
            <text:p text:style-name="P20"><text:span text:style-name="T9">74</text:span></text:p>
          </table:table-cell>
          <table:table-cell table:style-name="Table1.A2" office:value-type="string">
            <text:p text:style-name="P20"><text:span text:style-name="T9">37</text:span></text:p>
          </table:table-cell>
          <table:table-cell table:style-name="Table1.A2" office:value-type="string">
            <text:p text:style-name="P20"><text:span text:style-name="T9">19</text:span></text:p>
          </table:table-cell>
          <table:table-cell table:style-name="Table1.A2" office:value-type="string">
            <text:p text:style-name="P20"><text:span text:style-name="T9">10</text:span></text:p>
          </table:table-cell>
          <table:table-cell table:style-name="Table1.A2" office:value-type="string">
            <text:p text:style-name="P20"><text:span text:style-name="T9">5</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8</text:span></text:p>
          </table:table-cell>
          <table:table-cell table:style-name="Table1.A2" office:value-type="string">
            <text:p text:style-name="P12"><text:span text:style-name="T9">24th</text:span></text:p>
          </table:table-cell>
          <table:table-cell table:style-name="Table1.A2" office:value-type="string">
            <text:p text:style-name="P20"><text:span text:style-name="T9">820</text:span></text:p>
          </table:table-cell>
          <table:table-cell table:style-name="Table1.A2" office:value-type="string">
            <text:p text:style-name="P20"><text:span text:style-name="T9">82</text:span></text:p>
          </table:table-cell>
          <table:table-cell table:style-name="Table1.A2" office:value-type="string">
            <text:p text:style-name="P20"><text:span text:style-name="T9">41</text:span></text:p>
          </table:table-cell>
          <table:table-cell table:style-name="Table1.A2" office:value-type="string">
            <text:p text:style-name="P20"><text:span text:style-name="T9">21</text:span></text:p>
          </table:table-cell>
          <table:table-cell table:style-name="Table1.A2" office:value-type="string">
            <text:p text:style-name="P20"><text:span text:style-name="T9">11</text:span></text:p>
          </table:table-cell>
          <table:table-cell table:style-name="Table1.A2" office:value-type="string">
            <text:p text:style-name="P20"><text:span text:style-name="T9">6</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39</text:span></text:p>
          </table:table-cell>
          <table:table-cell table:style-name="Table1.A2" office:value-type="string">
            <text:p text:style-name="P12"><text:span text:style-name="T9">24th</text:span></text:p>
          </table:table-cell>
          <table:table-cell table:style-name="Table1.A2" office:value-type="string">
            <text:p text:style-name="P20"><text:span text:style-name="T9">910</text:span></text:p>
          </table:table-cell>
          <table:table-cell table:style-name="Table1.A2" office:value-type="string">
            <text:p text:style-name="P20"><text:span text:style-name="T9">91</text:span></text:p>
          </table:table-cell>
          <table:table-cell table:style-name="Table1.A2" office:value-type="string">
            <text:p text:style-name="P20"><text:span text:style-name="T9">46</text:span></text:p>
          </table:table-cell>
          <table:table-cell table:style-name="Table1.A2" office:value-type="string">
            <text:p text:style-name="P20"><text:span text:style-name="T9">23</text:span></text:p>
          </table:table-cell>
          <table:table-cell table:style-name="Table1.A2" office:value-type="string">
            <text:p text:style-name="P20"><text:span text:style-name="T9">12</text:span></text:p>
          </table:table-cell>
          <table:table-cell table:style-name="Table1.A2" office:value-type="string">
            <text:p text:style-name="P20"><text:span text:style-name="T9">6</text:span></text:p>
          </table:table-cell>
          <table:table-cell table:style-name="Table1.A2" office:value-type="string">
            <text:p text:style-name="P20"><text:span text:style-name="T9">3</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row>
        <table:table-row table:style-name="Table1.3">
          <table:table-cell table:style-name="Table1.A2" office:value-type="string">
            <text:p text:style-name="P12"><text:span text:style-name="T9">40</text:span></text:p>
          </table:table-cell>
          <table:table-cell table:style-name="Table1.A2" office:value-type="string">
            <text:p text:style-name="P12"><text:span text:style-name="T9">25th</text:span></text:p>
          </table:table-cell>
          <table:table-cell table:style-name="Table1.A2" office:value-type="string">
            <text:p text:style-name="P20"><text:span text:style-name="T9">1000</text:span></text:p>
          </table:table-cell>
          <table:table-cell table:style-name="Table1.A2" office:value-type="string">
            <text:p text:style-name="P20"><text:span text:style-name="T9">100</text:span></text:p>
          </table:table-cell>
          <table:table-cell table:style-name="Table1.A2" office:value-type="string">
            <text:p text:style-name="P20"><text:span text:style-name="T9">50</text:span></text:p>
          </table:table-cell>
          <table:table-cell table:style-name="Table1.A2" office:value-type="string">
            <text:p text:style-name="P20"><text:span text:style-name="T9">25</text:span></text:p>
          </table:table-cell>
          <table:table-cell table:style-name="Table1.A2" office:value-type="string">
            <text:p text:style-name="P20"><text:span text:style-name="T9">13</text:span></text:p>
          </table:table-cell>
          <table:table-cell table:style-name="Table1.A2" office:value-type="string">
            <text:p text:style-name="P20"><text:span text:style-name="T9">7</text:span></text:p>
          </table:table-cell>
          <table:table-cell table:style-name="Table1.A2" office:value-type="string">
            <text:p text:style-name="P20"><text:span text:style-name="T9">4</text:span></text:p>
          </table:table-cell>
          <table:table-cell table:style-name="Table1.A2" office:value-type="string">
            <text:p text:style-name="P20"><text:span text:style-name="T9">2</text:span></text:p>
          </table:table-cell>
          <table:table-cell table:style-name="Table1.A2" office:value-type="string">
            <text:p text:style-name="P20"><text:span text:style-name="T9">1</text:span></text:p>
          </table:table-cell>
          <table:table-cell table:style-name="Table1.A2" office:value-type="string">
            <text:p text:style-name="P20"><text:span text:style-name="T9">—</text:span></text:p>
          </table:table-cell>
        </table:table-row>
        <table:table-row table:style-name="Table1.3">
          <table:table-cell table:style-name="Table1.A19" office:value-type="string">
            <text:p text:style-name="P19"><text:span text:style-name="T9">per +1</text:span></text:p>
          </table:table-cell>
          <table:table-cell table:style-name="Table1.A19" office:value-type="string">
            <text:p text:style-name="P19"><text:span text:style-name="T9">+1/2*</text:span></text:p>
          </table:table-cell>
          <table:table-cell table:style-name="Table1.A19" office:value-type="string">
            <text:p text:style-name="P21"><text:span text:style-name="T9">+100**</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cell table:style-name="Table1.A19" office:value-type="string">
            <text:p text:style-name="P21"><text:span text:style-name="T9">†</text:span></text:p>
          </table:table-cell>
        </table:table-row>
      </table:table>
      <text:p text:style-name="P16"><text:soft-page-break/></text:p>
      <text:p text:style-name="P12"><text:span text:style-name="T18">Leadership Score:</text:span><text:span text:style-name="T16"> A character’s Leadership score equals his or her level plus any Charisma modifier. Outside factors can affect a character’s Leadership score, as detailed in the Leadership feat. </text:span></text:p>
      <text:p text:style-name="P12"><text:span text:style-name="T18">Cohort Level: </text:span><text:span text:style-name="T16">The character can attract a cohort of up to this level. Regardless of the character’s Leadership score, he or she can’t recruit a cohort of his or her level or higher. </text:span></text:p>
      <text:p text:style-name="P12"><text:span text:style-name="T18">Number of Followers by Level: </text:span><text:span text:style-name="T16">The character can lead up to the indicated number of characters of each level. </text:span></text:p>
      <text:p text:style-name="P12"><text:span text:style-name="T16">*The maximum cohort level increases by 1 for every 2 points of Leadership above 40. **The number of 1st-level followers increases by 100 for every point of Leadership above 40. </text:span></text:p>
      <text:p text:style-name="P12"><text:span text:style-name="T16">†A character can command one-tenth as many 2nd-level followers as 1st-level followers. A character can command one-half as many 3rd-level followers as 2nd-level followers, one-half as many 4th-level followers as 3rd-level followers, and so on (round fractions up, except any fraction less than 1 rounds to 0). A character can’t have a follower of higher than 20th level.</text:span></text:p>
      <text:p text:style-name="P8"><text:span text:style-name="T1">Table: Example Special Epic Cohorts presents some creatures that make good cohorts for epic characters. </text:span></text:p>
      <text:p text:style-name="P14"/>
      <text:h text:style-name="P27" text:outline-level="4"><text:span text:style-name="T18">Table: Example Special Epic Cohort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8">Creature</text:span></text:p>
          </table:table-cell>
          <table:table-cell table:style-name="Table2.A1" office:value-type="string">
            <text:p text:style-name="P19"><text:span text:style-name="T8">Alignment</text:span></text:p>
          </table:table-cell>
          <table:table-cell table:style-name="Table2.A1" office:value-type="string">
            <text:p text:style-name="P19"><text:span text:style-name="T8">Level Equivalent</text:span></text:p>
          </table:table-cell>
        </table:table-row>
        <table:table-row table:style-name="Table2.1">
          <table:table-cell table:style-name="Table2.A2" office:value-type="string">
            <text:p text:style-name="P19"><text:span text:style-name="T9">Angel, astral deva</text:span></text:p>
          </table:table-cell>
          <table:table-cell table:style-name="Table2.A2" office:value-type="string">
            <text:p text:style-name="P19"><text:span text:style-name="T9">Any good</text:span></text:p>
          </table:table-cell>
          <table:table-cell table:style-name="Table2.A2" office:value-type="string">
            <text:p text:style-name="P19"><text:span text:style-name="T9">20nd</text:span></text:p>
          </table:table-cell>
        </table:table-row>
        <table:table-row table:style-name="Table2.1">
          <table:table-cell table:style-name="Table2.A2" office:value-type="string">
            <text:p text:style-name="P12"><text:span text:style-name="T9">Dragon, ancient silver</text:span></text:p>
          </table:table-cell>
          <table:table-cell table:style-name="Table2.A2" office:value-type="string">
            <text:p text:style-name="P12"><text:span text:style-name="T9">Lawful good</text:span></text:p>
          </table:table-cell>
          <table:table-cell table:style-name="Table2.A2" office:value-type="string">
            <text:p text:style-name="P12"><text:span text:style-name="T9">42nd</text:span></text:p>
          </table:table-cell>
        </table:table-row>
        <table:table-row table:style-name="Table2.1">
          <table:table-cell table:style-name="Table2.A2" office:value-type="string">
            <text:p text:style-name="P12"><text:span text:style-name="T9">Couatl</text:span></text:p>
          </table:table-cell>
          <table:table-cell table:style-name="Table2.A2" office:value-type="string">
            <text:p text:style-name="P12"><text:span text:style-name="T9">Lawful good</text:span></text:p>
          </table:table-cell>
          <table:table-cell table:style-name="Table2.A2" office:value-type="string">
            <text:p text:style-name="P12"><text:span text:style-name="T9">16th</text:span></text:p>
          </table:table-cell>
        </table:table-row>
        <table:table-row table:style-name="Table2.1">
          <table:table-cell table:style-name="Table2.A2" office:value-type="string">
            <text:p text:style-name="P12"><text:span text:style-name="T9">Giant, cloud</text:span></text:p>
          </table:table-cell>
          <table:table-cell table:style-name="Table2.A2" office:value-type="string">
            <text:p text:style-name="P12"><text:span text:style-name="T9">Neutral good</text:span></text:p>
          </table:table-cell>
          <table:table-cell table:style-name="Table2.A2" office:value-type="string">
            <text:p text:style-name="P12"><text:span text:style-name="T9">24th</text:span></text:p>
          </table:table-cell>
        </table:table-row>
        <table:table-row table:style-name="Table2.1">
          <table:table-cell table:style-name="Table2.A2" office:value-type="string">
            <text:p text:style-name="P12"><text:span text:style-name="T9">Ghaele </text:span></text:p>
          </table:table-cell>
          <table:table-cell table:style-name="Table2.A2" office:value-type="string">
            <text:p text:style-name="P12"><text:span text:style-name="T9">Chaotic good</text:span></text:p>
          </table:table-cell>
          <table:table-cell table:style-name="Table2.A2" office:value-type="string">
            <text:p text:style-name="P12"><text:span text:style-name="T9">20st</text:span></text:p>
          </table:table-cell>
        </table:table-row>
        <table:table-row table:style-name="Table2.1">
          <table:table-cell table:style-name="Table2.A2" office:value-type="string">
            <text:p text:style-name="P12"><text:span text:style-name="T9">Giant, storm</text:span></text:p>
          </table:table-cell>
          <table:table-cell table:style-name="Table2.A2" office:value-type="string">
            <text:p text:style-name="P12"><text:span text:style-name="T9">Chaotic good</text:span></text:p>
          </table:table-cell>
          <table:table-cell table:style-name="Table2.A2" office:value-type="string">
            <text:p text:style-name="P12"><text:span text:style-name="T9">28th</text:span></text:p>
          </table:table-cell>
        </table:table-row>
        <table:table-row table:style-name="Table2.1">
          <table:table-cell table:style-name="Table2.A2" office:value-type="string">
            <text:p text:style-name="P12"><text:span text:style-name="T9">Dragon, wyrm brass</text:span></text:p>
          </table:table-cell>
          <table:table-cell table:style-name="Table2.A2" office:value-type="string">
            <text:p text:style-name="P12"><text:span text:style-name="T9">Chaotic good</text:span></text:p>
          </table:table-cell>
          <table:table-cell table:style-name="Table2.A2" office:value-type="string">
            <text:p text:style-name="P12"><text:span text:style-name="T9">42th</text:span></text:p>
          </table:table-cell>
        </table:table-row>
        <table:table-row table:style-name="Table2.1">
          <table:table-cell table:style-name="Table2.A2" office:value-type="string">
            <text:p text:style-name="P12"><text:span text:style-name="T9">Dragon turtle</text:span></text:p>
          </table:table-cell>
          <table:table-cell table:style-name="Table2.A2" office:value-type="string">
            <text:p text:style-name="P12"><text:span text:style-name="T9">Neutral</text:span></text:p>
          </table:table-cell>
          <table:table-cell table:style-name="Table2.A2" office:value-type="string">
            <text:p text:style-name="P12"><text:span text:style-name="T9">21st</text:span></text:p>
          </table:table-cell>
        </table:table-row>
        <table:table-row table:style-name="Table2.1">
          <table:table-cell table:style-name="Table2.A2" office:value-type="string">
            <text:p text:style-name="P12"><text:span text:style-name="T9">Hydra, 12-headed</text:span></text:p>
          </table:table-cell>
          <table:table-cell table:style-name="Table2.A2" office:value-type="string">
            <text:p text:style-name="P12"><text:span text:style-name="T9">Neutral</text:span></text:p>
          </table:table-cell>
          <table:table-cell table:style-name="Table2.A2" office:value-type="string">
            <text:p text:style-name="P12"><text:span text:style-name="T9">19th</text:span></text:p>
          </table:table-cell>
        </table:table-row>
        <table:table-row table:style-name="Table2.1">
          <table:table-cell table:style-name="Table2.A2" office:value-type="string">
            <text:p text:style-name="P12"><text:span text:style-name="T9">Roc</text:span></text:p>
          </table:table-cell>
          <table:table-cell table:style-name="Table2.A2" office:value-type="string">
            <text:p text:style-name="P12"><text:span text:style-name="T9">Neutral</text:span></text:p>
          </table:table-cell>
          <table:table-cell table:style-name="Table2.A2" office:value-type="string">
            <text:p text:style-name="P12"><text:span text:style-name="T9">23rd</text:span></text:p>
          </table:table-cell>
        </table:table-row>
        <table:table-row table:style-name="Table2.1">
          <table:table-cell table:style-name="Table2.A2" office:value-type="string">
            <text:p text:style-name="P12"><text:span text:style-name="T9">Dragon, ancient green</text:span></text:p>
          </table:table-cell>
          <table:table-cell table:style-name="Table2.A2" office:value-type="string">
            <text:p text:style-name="P12"><text:span text:style-name="T9">Lawful evil</text:span></text:p>
          </table:table-cell>
          <table:table-cell table:style-name="Table2.A2" office:value-type="string">
            <text:p text:style-name="P12"><text:span text:style-name="T9">40th</text:span></text:p>
          </table:table-cell>
        </table:table-row>
        <table:table-row table:style-name="Table2.1">
          <table:table-cell table:style-name="Table2.A2" office:value-type="string">
            <text:p text:style-name="P12"><text:span text:style-name="T9">Devil, ice (gelugon)</text:span></text:p>
          </table:table-cell>
          <table:table-cell table:style-name="Table2.A2" office:value-type="string">
            <text:p text:style-name="P12"><text:span text:style-name="T9">Lawful evil</text:span></text:p>
          </table:table-cell>
          <table:table-cell table:style-name="Table2.A2" office:value-type="string">
            <text:p text:style-name="P12"><text:span text:style-name="T9">21st</text:span></text:p>
          </table:table-cell>
        </table:table-row>
        <table:table-row table:style-name="Table2.1">
          <table:table-cell table:style-name="Table2.A2" office:value-type="string">
            <text:p text:style-name="P12"><text:span text:style-name="T9">Giant, cloud</text:span></text:p>
          </table:table-cell>
          <table:table-cell table:style-name="Table2.A2" office:value-type="string">
            <text:p text:style-name="P12"><text:span text:style-name="T9">Neutral evil</text:span></text:p>
          </table:table-cell>
          <table:table-cell table:style-name="Table2.A2" office:value-type="string">
            <text:p text:style-name="P12"><text:span text:style-name="T9">24th</text:span></text:p>
          </table:table-cell>
        </table:table-row>
        <table:table-row table:style-name="Table2.1">
          <table:table-cell table:style-name="Table2.A2" office:value-type="string">
            <text:p text:style-name="P12"><text:span text:style-name="T9">Demon, glabrezu</text:span></text:p>
          </table:table-cell>
          <table:table-cell table:style-name="Table2.A2" office:value-type="string">
            <text:p text:style-name="P12"><text:span text:style-name="T9">Chaotic evil</text:span></text:p>
          </table:table-cell>
          <table:table-cell table:style-name="Table2.A2" office:value-type="string">
            <text:p text:style-name="P12"><text:span text:style-name="T9">23rd</text:span></text:p>
          </table:table-cell>
        </table:table-row>
        <table:table-row table:style-name="Table2.1">
          <table:table-cell table:style-name="Table2.A2" office:value-type="string">
            <text:p text:style-name="P12"><text:span text:style-name="T9">Demon, succubus</text:span></text:p>
          </table:table-cell>
          <table:table-cell table:style-name="Table2.A2" office:value-type="string">
            <text:p text:style-name="P12"><text:span text:style-name="T9">Chaotic evil</text:span></text:p>
          </table:table-cell>
          <table:table-cell table:style-name="Table2.A2" office:value-type="string">
            <text:p text:style-name="P12"><text:span text:style-name="T9">12th</text:span></text:p>
          </table:table-cell>
        </table:table-row>
        <table:table-row table:style-name="Table2.1">
          <table:table-cell table:style-name="Table2.A17" office:value-type="string">
            <text:p text:style-name="P19"><text:span text:style-name="T9">Dragon, wyrm white</text:span></text:p>
          </table:table-cell>
          <table:table-cell table:style-name="Table2.A17" office:value-type="string">
            <text:p text:style-name="P19"><text:span text:style-name="T9">Chaotic evil</text:span></text:p>
          </table:table-cell>
          <table:table-cell table:style-name="Table2.A17" office:value-type="string">
            <text:p text:style-name="P19"><text:span text:style-name="T9">41th</text:span></text:p>
          </table:table-cell>
        </table:table-row>
      </table:table>
      <text:p text:style-name="P14"/>
      <text:p text:style-name="P1"><text:span text:style-name="T14">EPIC PROWESS </text:span><text:span text:style-name="T2">[EPIC]</text:span><text:span text:style-name="T14"> </text:span></text:p>
      <text:p text:style-name="P12"><text:span text:style-name="T18">Benefit:</text:span><text:span text:style-name="T16"> Gain a +1 bonus on all attacks. </text:span></text:p>
      <text:p text:style-name="P12"><text:span text:style-name="T18">Special:</text:span><text:span text:style-name="T16"> A character can gain this feat multiple times. Its effects stack. </text:span></text:p>
      <text:p text:style-name="P13"><text:soft-page-break/></text:p>
      <text:p text:style-name="P12"><text:span text:style-name="T19">EPIC PSIONIC FOCUS </text:span><text:span text:style-name="T16">[EPIC, PSIONIC]</text:span></text:p>
      <text:p text:style-name="P12"><text:span text:style-name="T16">You can expend your psionic focus to greater effect.</text:span></text:p>
      <text:p text:style-name="P12"><text:span text:style-name="T18">Prerequisites:</text:span><text:span text:style-name="T16"> Character level 21st, ability to manifest powers of the normal maximum power level in at least one psionic class.</text:span></text:p>
      <text:p text:style-name="P12"><text:span text:style-name="T18">Benefit:</text:span><text:span text:style-name="T16"> When you expend your psionic focus, you can simultaneously use two feats that require a psionic focus to be expended, instead of just one. The feats must be stackable. You must still spend the requisite power points required to use each metapsionic feat, and you cannot exceed the power point limit set by your manifester level.</text:span></text:p>
      <text:p text:style-name="P12"><text:span text:style-name="T18">Special:</text:span><text:span text:style-name="T16"> You can take this feat multiple times. Each time you do so, you can simultaneously use one additional feat that requires a psionic focus to be expended.</text:span></text:p>
      <text:p text:style-name="P14"/>
      <text:p text:style-name="P1"><text:span text:style-name="T14">EPIC REFLEXES </text:span><text:span text:style-name="T2">[EPIC]</text:span><text:span text:style-name="T14"> </text:span></text:p>
      <text:p text:style-name="P12"><text:span text:style-name="T18">Benefit:</text:span><text:span text:style-name="T16"> The character gains a +4 bonus on all Reflex saving throws. </text:span></text:p>
      <text:p text:style-name="P14"/>
      <text:p text:style-name="P1"><text:span text:style-name="T14">EPIC REPUTATION </text:span><text:span text:style-name="T2">[EPIC]</text:span><text:span text:style-name="T14"> </text:span></text:p>
      <text:p text:style-name="P12"><text:span text:style-name="T18">Benefit:</text:span><text:span text:style-name="T16"> The character gains a +4 bonus on Bluff, Diplomacy, Gather Information, Intimidate, and Perform checks. </text:span></text:p>
      <text:p text:style-name="P14"/>
      <text:p text:style-name="P1"><text:span text:style-name="T14">EPIC SKILL FOCUS </text:span><text:span text:style-name="T2">[EPIC]</text:span><text:span text:style-name="T14"> </text:span></text:p>
      <text:p text:style-name="P12"><text:span text:style-name="T18">Prerequisite:</text:span><text:span text:style-name="T16"> 20 ranks in the skill selected. </text:span></text:p>
      <text:p text:style-name="P12"><text:span text:style-name="T18">Benefit:</text:span><text:span text:style-name="T16"> The character gains a +10 bonus on all skill checks with that skill. </text:span></text:p>
      <text:p text:style-name="P12"><text:span text:style-name="T18">Special:</text:span><text:span text:style-name="T16"> A character can gain this feat multiple times. Its effects do not stack. Each time a character takes the feat, it applies to a different skill. </text:span></text:p>
      <text:p text:style-name="P14"/>
      <text:p text:style-name="P1"><text:span text:style-name="T14">EPIC SPEED </text:span><text:span text:style-name="T2">[EPIC]</text:span><text:span text:style-name="T14"> </text:span></text:p>
      <text:p text:style-name="P12"><text:span text:style-name="T18">Prerequisites:</text:span><text:span text:style-name="T16"> Dex 21, Run. </text:span></text:p>
      <text:p text:style-name="P12"><text:span text:style-name="T18">Benefit:</text:span><text:span text:style-name="T16"> The character’s speed increases by 30 feet. This benefit does not stack with increased speed granted by magic items or nonpermanent magical effects. </text:span></text:p>
      <text:p text:style-name="P12"><text:span text:style-name="T18">Special:</text:span><text:span text:style-name="T16"> This feat only functions when the character is wearing medium armor, light armor, or no armor. </text:span></text:p>
      <text:p text:style-name="P14"/>
      <text:p text:style-name="P1"><text:span text:style-name="T14">EPIC SPELL FOCUS </text:span><text:span text:style-name="T2">[EPIC]</text:span><text:span text:style-name="T14"> </text:span></text:p>
      <text:p text:style-name="P12"><text:span text:style-name="T18">Prerequisites:</text:span><text:span text:style-name="T16"> Greater Spell Focus and Spell Focus in the school selected, ability to cast at least one 9th-level spell of the school to be chosen. </text:span></text:p>
      <text:p text:style-name="P12"><text:span text:style-name="T18">Benefit:</text:span><text:span text:style-name="T16"> Add +1 to the Difficulty Class for all saving throws against spells from the school of magic the character selects to focus on. This stacks with the bonuses from Spell Focus and Greater Spell Focus. </text:span></text:p>
      <text:p text:style-name="P12"><text:span text:style-name="T18">Special:</text:span><text:span text:style-name="T16"> A character can gain this feat multiple times. Its effects do not stack. Each time the character takes the feat, it applies to a different school of magic. </text:span></text:p>
      <text:p text:style-name="P14"/>
      <text:p text:style-name="P1"><text:span text:style-name="T14">EPIC SPELL PENETRATION </text:span><text:span text:style-name="T2">[EPIC]</text:span><text:span text:style-name="T14"> </text:span></text:p>
      <text:p text:style-name="P12"><text:span text:style-name="T18">Prerequisites:</text:span><text:span text:style-name="T16"> Greater Spell Penetration, Spell Penetration. </text:span></text:p>
      <text:p text:style-name="P12"><text:soft-page-break/><text:span text:style-name="T18">Benefit:</text:span><text:span text:style-name="T16"> The character gets a +2 bonus on caster level checks to beat a creature’s spell resistance. This stacks with the bonuses from Spell Penetration and Greater Spell Penetration. </text:span></text:p>
      <text:p text:style-name="P14"/>
      <text:p text:style-name="P1"><text:span text:style-name="T14">EPIC SPELLCASTING </text:span><text:span text:style-name="T2">[EPIC]</text:span><text:span text:style-name="T14"> </text:span></text:p>
      <text:p text:style-name="P12"><text:span text:style-name="T18">Prerequisite:</text:span><text:span text:style-name="T16"> Spellcraft 24 ranks, Knowledge (arcana) 24 ranks, ability to cast 9th-level arcane spells. OR Spellcraft 24 ranks, Knowledge (religion) 24 ranks, ability to cast 9th-level divine spells. OR Spellcraft 24 ranks, Knowledge (nature) 24 ranks, ability to cast 9th-level divine spells. </text:span></text:p>
      <text:p text:style-name="P12"><text:span text:style-name="T18">Benefit:</text:span><text:span text:style-name="T16"> The character may develop and cast epic spells. <text:s/>If the character is an arcane spellcaster, he or she may cast a number of epic spells per day equal to his or her ranks in Knowledge (arcana) divided by 10. If the character is a divine spellcaster, he or she may cast a number of epic spells per day equal to his or her ranks in Knowledge (religion) or Knowledge (nature) divided by 10. </text:span></text:p>
      <text:p text:style-name="P12"><text:span text:style-name="T18">Special:</text:span><text:span text:style-name="T16"> If the character meets more than one set of prerequisites, the limit on the number of spells he or she may cast per day is cumulative. </text:span></text:p>
      <text:p text:style-name="P14"/>
      <text:p text:style-name="P1"><text:span text:style-name="T14">EPIC TOUGHNESS </text:span><text:span text:style-name="T2">[EPIC]</text:span><text:span text:style-name="T14"> </text:span></text:p>
      <text:p text:style-name="P12"><text:span text:style-name="T18">Benefit:</text:span><text:span text:style-name="T16"> The character gains +30 hit points. </text:span></text:p>
      <text:p text:style-name="P12"><text:span text:style-name="T18">Special:</text:span><text:span text:style-name="T16"> A character can gain this feat multiple times. Its effects stack. </text:span></text:p>
      <text:p text:style-name="P14"/>
      <text:p text:style-name="P1"><text:span text:style-name="T14">EPIC WEAPON FOCUS </text:span><text:span text:style-name="T2">[EPIC]</text:span><text:span text:style-name="T14"> </text:span></text:p>
      <text:p text:style-name="P12"><text:span text:style-name="T18">Prerequisite:</text:span><text:span text:style-name="T16"> Weapon Focus in the chosen weapon. </text:span></text:p>
      <text:p text:style-name="P12"><text:span text:style-name="T18">Benefit:</text:span><text:span text:style-name="T16"> Add a +2 bonus to all attack rolls the character makes using the selected weapon. </text:span></text:p>
      <text:p text:style-name="P12"><text:span text:style-name="T18">Special:</text:span><text:span text:style-name="T16"> A character can gain this feat multiple times. Its effects do not stack. Each time the character takes the feat it applies to a different type of weapon. </text:span></text:p>
      <text:p text:style-name="P14"/>
      <text:p text:style-name="P1"><text:span text:style-name="T14">EPIC WEAPON SPECIALIZATION </text:span><text:span text:style-name="T2">[EPIC]</text:span><text:span text:style-name="T14"> </text:span></text:p>
      <text:p text:style-name="P12"><text:span text:style-name="T18">Prerequisites:</text:span><text:span text:style-name="T16"> Epic Weapon Focus, Weapon Focus, Weapon Specialization (all in the chosen weapon). </text:span></text:p>
      <text:p text:style-name="P12"><text:span text:style-name="T18">Benefit:</text:span><text:span text:style-name="T16"> Add +4 to all damage the character deals using the selected weapon. If the weapon is a ranged weapon, the damage bonus only applies if the target is within 30 feet. </text:span></text:p>
      <text:p text:style-name="P12"><text:span text:style-name="T18">Special:</text:span><text:span text:style-name="T16"> A character can gain this feat multiple times. Its effects do not stack. Each time the character takes the feat, it applies to a different type of weapon. </text:span></text:p>
      <text:p text:style-name="P14"/>
      <text:p text:style-name="P1"><text:span text:style-name="T14">EPIC WILL </text:span><text:span text:style-name="T2">[EPIC]</text:span><text:span text:style-name="T14"> </text:span></text:p>
      <text:p text:style-name="P12"><text:span text:style-name="T18">Benefit:</text:span><text:span text:style-name="T16"> The character gains a +4 bonus on all Will saving throws. </text:span></text:p>
      <text:p text:style-name="P14"/>
      <text:p text:style-name="P1"><text:span text:style-name="T14">EXCEPTIONAL DEFLECTION </text:span><text:span text:style-name="T2">[EPIC]</text:span><text:span text:style-name="T14"> </text:span></text:p>
      <text:p text:style-name="P12"><text:span text:style-name="T18">Prerequisites:</text:span><text:span text:style-name="T16"> Dex 21, Wis 19, Deflect Arrows, Improved Unarmed Strike. </text:span></text:p>
      <text:p text:style-name="P12"><text:span text:style-name="T18">Benefit:</text:span><text:span text:style-name="T16"> The character can deflect any ranged attacks (including spells that require ranged touch attacks) as if they were arrows. </text:span></text:p>
      <text:p text:style-name="P14"/>
      <text:p text:style-name="P1"><text:span text:style-name="T14">EXTENDED LIFE SPAN </text:span><text:span text:style-name="T2">[EPIC]</text:span><text:span text:style-name="T14"> </text:span></text:p>
      <text:p text:style-name="P12"><text:span text:style-name="T18">Benefit:</text:span><text:span text:style-name="T16"> Add one-half the maximum result of the character’s race’s maximum age modifier to the character’s normal middle age, old, and venerable age categories. Calculate the character’s maximum age using the new venerable number. This feat can’t lower the character’s current age category. </text:span></text:p>
      <text:p text:style-name="P12"><text:soft-page-break/><text:span text:style-name="T18">Special:</text:span><text:span text:style-name="T16"> A character can gain this feat multiple times. Its effects stack. </text:span></text:p>
      <text:p text:style-name="P14"/>
      <text:p text:style-name="P1"><text:span text:style-name="T14">FAMILIAR SPELL </text:span><text:span text:style-name="T2">[EPIC]</text:span><text:span text:style-name="T14"> </text:span></text:p>
      <text:p text:style-name="P12"><text:span text:style-name="T18">Prerequisite:</text:span><text:span text:style-name="T16"> Int 25 (if the character’s spellcasting is controlled by Intelligence) or Cha 25 (if the character’s spellcasting is controlled by Charisma). </text:span></text:p>
      <text:p text:style-name="P12"><text:span text:style-name="T18">Benefit:</text:span><text:span text:style-name="T16"> Choose one arcane spell the character knows of 8th level or lower. The character’s familiar can now use this spell once per day as a spell-like ability, at a caster level equal to the character’s caster level. A character cannot bestow a spell to his or her familiar if the spell normally has a material component cost of more than 1 gp or an XP cost. </text:span></text:p>
      <text:p text:style-name="P12"><text:span text:style-name="T18">Special:</text:span><text:span text:style-name="T16"> A character can gain this feat multiple times. Each time the character takes the feat, he or she can give his or her familiar a different spell-like ability or another daily use of the same spell-like ability. </text:span></text:p>
      <text:p text:style-name="P14"/>
      <text:p text:style-name="P1"><text:span text:style-name="T14">FAST HEALING </text:span><text:span text:style-name="T2">[EPIC]</text:span><text:span text:style-name="T14"> </text:span></text:p>
      <text:p text:style-name="P12"><text:span text:style-name="T18">Prerequisite:</text:span><text:span text:style-name="T16"> Con 25. </text:span></text:p>
      <text:p text:style-name="P12"><text:span text:style-name="T18">Benefit:</text:span><text:span text:style-name="T16"> The character gains fast healing 3, or the character’s existing fast healing increases by 3. This feat does not stack with fast healing granted by magic items or nonpermanent magical effects. </text:span></text:p>
      <text:p text:style-name="P12"><text:span text:style-name="T18">Special:</text:span><text:span text:style-name="T16"> This feat may be taken multiple times. Its effects stack. </text:span></text:p>
      <text:p text:style-name="P14"/>
      <text:p text:style-name="P1"><text:span text:style-name="T14">FINE WILD SHAPE </text:span><text:span text:style-name="T2">[WILD][EPIC]</text:span></text:p>
      <text:p text:style-name="P12"><text:span text:style-name="T18">Prerequisite:</text:span><text:span text:style-name="T16"> Ability to </text:span><text:span text:style-name="T17">wild shape </text:span><text:span text:style-name="T16">into a Diminutive creatur</text:span><text:span text:style-name="T17">e. </text:span></text:p>
      <text:p text:style-name="P12"><text:span text:style-name="T18">Benefit:</text:span><text:span text:style-name="T16"> The character can use his or her </text:span><text:span text:style-name="T17">wild shape </text:span><text:span text:style-name="T16">to take the shape of a Fine animal. </text:span></text:p>
      <text:p text:style-name="P12"><text:span text:style-name="T18">Normal:</text:span><text:span text:style-name="T16"> Without this feat, a character cannot </text:span><text:span text:style-name="T17">wild shape </text:span><text:span text:style-name="T16">into an animal smaller than Tiny size. </text:span></text:p>
      <text:p text:style-name="P14"/>
      <text:p text:style-name="P1"><text:span text:style-name="T14">FORGE EPIC RING </text:span><text:span text:style-name="T2">[ITEM CREATION][EPIC]</text:span><text:span text:style-name="T14"> </text:span></text:p>
      <text:p text:style-name="P12"><text:span text:style-name="T18">Prerequisites:</text:span><text:span text:style-name="T16"> Forge Ring, Knowledge (arcana) 35 ranks, Spellcraft 35 ranks. </text:span></text:p>
      <text:p text:style-name="P12"><text:span text:style-name="T18">Benefit:</text:span><text:span text:style-name="T16"> The character can forge magic rings that exceed the normal limits for such items.</text:span></text:p>
      <text:p text:style-name="P14"/>
      <text:p text:style-name="P1"><text:span text:style-name="T14">GARGANTUAN WILD SHAPE </text:span><text:span text:style-name="T2">[WILD][EPIC]</text:span></text:p>
      <text:p text:style-name="P12"><text:span text:style-name="T18">Prerequisite:</text:span><text:span text:style-name="T16"> Ability to </text:span><text:span text:style-name="T17">wild shape </text:span><text:span text:style-name="T16">into a Huge animal. </text:span></text:p>
      <text:p text:style-name="P12"><text:span text:style-name="T18">Benefit:</text:span><text:span text:style-name="T16"> The character can use your </text:span><text:span text:style-name="T17">wild shape </text:span><text:span text:style-name="T16">to take the shape of a Gargantuan animal. </text:span></text:p>
      <text:p text:style-name="P12"><text:span text:style-name="T18">Normal:</text:span><text:span text:style-name="T16"> Without this feat, a character cannot </text:span><text:span text:style-name="T17">wild shape </text:span><text:span text:style-name="T16">into an animal greater than Huge size. </text:span></text:p>
      <text:p text:style-name="P14"/>
      <text:p text:style-name="P1"><text:span text:style-name="T14">GREAT CHARISMA </text:span><text:span text:style-name="T2">[EPIC]</text:span><text:span text:style-name="T14"> </text:span></text:p>
      <text:p text:style-name="P12"><text:span text:style-name="T18">Benefit:</text:span><text:span text:style-name="T16"> The character’s Charisma increases by 1 point. </text:span></text:p>
      <text:p text:style-name="P12"><text:span text:style-name="T18">Special:</text:span><text:span text:style-name="T16"> A character can gain this feat multiple times. Its effects stack. </text:span></text:p>
      <text:p text:style-name="P14"/>
      <text:p text:style-name="P1"><text:soft-page-break/><text:span text:style-name="T14">GREAT CONSTITUTION </text:span><text:span text:style-name="T2">[EPIC]</text:span><text:span text:style-name="T14"> </text:span></text:p>
      <text:p text:style-name="P12"><text:span text:style-name="T18">Benefit:</text:span><text:span text:style-name="T16"> The character’s Constitution increases by 1 point.</text:span></text:p>
      <text:p text:style-name="P12"><text:span text:style-name="T18">Special:</text:span><text:span text:style-name="T16"> A character can gain this feat multiple times. Its effects stack. </text:span></text:p>
      <text:p text:style-name="P14"/>
      <text:p text:style-name="P1"><text:span text:style-name="T14">GREAT DEXTERITY </text:span><text:span text:style-name="T2">[EPIC]</text:span><text:span text:style-name="T14"> </text:span></text:p>
      <text:p text:style-name="P12"><text:span text:style-name="T18">Benefit:</text:span><text:span text:style-name="T16"> The character’s Dexterity increases by 1 point. </text:span></text:p>
      <text:p text:style-name="P12"><text:span text:style-name="T18">Special:</text:span><text:span text:style-name="T16"> A character can gain this feat multiple times. Its effects stack. </text:span></text:p>
      <text:p text:style-name="P14"/>
      <text:p text:style-name="P1"><text:span text:style-name="T14">GREAT INTELLIGENCE </text:span><text:span text:style-name="T2">[EPIC]</text:span><text:span text:style-name="T14"> </text:span></text:p>
      <text:p text:style-name="P12"><text:span text:style-name="T18">Benefit:</text:span><text:span text:style-name="T16"> The character’s Intelligence increases by 1 point. </text:span></text:p>
      <text:p text:style-name="P12"><text:span text:style-name="T18">Special:</text:span><text:span text:style-name="T16"> A character can gain this feat multiple times. Its effects stack. </text:span></text:p>
      <text:p text:style-name="P14"/>
      <text:p text:style-name="P1"><text:span text:style-name="T14">GREAT SMITING </text:span><text:span text:style-name="T2">[EPIC]</text:span><text:span text:style-name="T14"> </text:span></text:p>
      <text:p text:style-name="P12"><text:span text:style-name="T18">Prerequisites:</text:span><text:span text:style-name="T16"> Cha 25, smite ability (from class feature or domain granted power). </text:span></text:p>
      <text:p text:style-name="P12"><text:span text:style-name="T18">Benefit:</text:span><text:span text:style-name="T16"> Whenever the character makes a successful smite attack, add twice the appropriate level to damage (rather than just the character’s level). </text:span></text:p>
      <text:p text:style-name="P12"><text:span text:style-name="T18">Special:</text:span><text:span text:style-name="T16"> A character may select this feat multiple times. Its effects stack. Remember that two doublings equals a tripling, and so forth.</text:span></text:p>
      <text:p text:style-name="P14"/>
      <text:p text:style-name="P1"><text:span text:style-name="T14">GREAT STRENGTH </text:span><text:span text:style-name="T2">[EPIC]</text:span><text:span text:style-name="T14"> </text:span></text:p>
      <text:p text:style-name="P12"><text:span text:style-name="T18">Benefit:</text:span><text:span text:style-name="T16"> The character’s Strength increases by 1 point. </text:span></text:p>
      <text:p text:style-name="P12"><text:span text:style-name="T18">Special:</text:span><text:span text:style-name="T16"> A character can gain this feat multiple times. Its effects stack. </text:span></text:p>
      <text:p text:style-name="P14"/>
      <text:p text:style-name="P1"><text:span text:style-name="T14">GREAT WISDOM </text:span><text:span text:style-name="T2">[EPIC]</text:span><text:span text:style-name="T14"> </text:span></text:p>
      <text:p text:style-name="P12"><text:span text:style-name="T18">Benefit:</text:span><text:span text:style-name="T16"> The character’s Wisdom increases by 1 point. </text:span></text:p>
      <text:p text:style-name="P12"><text:span text:style-name="T18">Special:</text:span><text:span text:style-name="T16"> A character can gain this feat multiple times. Its effects stack. </text:span></text:p>
      <text:p text:style-name="P14"/>
      <text:p text:style-name="P1"><text:span text:style-name="T14">GROUP INSPIRATION </text:span><text:span text:style-name="T2">[EPIC]</text:span><text:span text:style-name="T14"> </text:span></text:p>
      <text:p text:style-name="P12"><text:span text:style-name="T18">Prerequisite:</text:span><text:span text:style-name="T16"> Perform 30 ranks, bardic music class feature. </text:span></text:p>
      <text:p text:style-name="P12"><text:span text:style-name="T18">Benefit:</text:span><text:span text:style-name="T16"> The number of allies the character can affect with his or her inspire competence or inspire greatness bardic music ability doubles. When inspiring competence in multiple allies, the character can choose different skills to inspire for different allies. </text:span></text:p>
      <text:p text:style-name="P12"><text:span text:style-name="T18">Special:</text:span><text:span text:style-name="T16"> A character can gain this feat multiple times. Its effects stack. Remember that two doublings equals a tripling, and so forth. </text:span></text:p>
      <text:p text:style-name="P14"/>
      <text:p text:style-name="P1"><text:soft-page-break/><text:span text:style-name="T14">HINDERING SONG </text:span><text:span text:style-name="T2">[EPIC]</text:span><text:span text:style-name="T14"> </text:span></text:p>
      <text:p text:style-name="P12"><text:span text:style-name="T18">Prerequisite:</text:span><text:span text:style-name="T16"> Deafening Song, Perform 27 ranks, bardic music class feature. </text:span></text:p>
      <text:p text:style-name="P12"><text:span text:style-name="T18">Benefit:</text:span><text:span text:style-name="T16"> The character can use song or poetics to hinder enemy spellcasters within a 30-foot spread from the character. To successfully cast a spell within this area, a spellcaster must make a Concentration check as if he or she were casting defensively, and all such checks have a penalty equal to half the character’s level. The character can choose to exclude any characters from this effect. The character may sing, play, or recite a hindering song while taking other mundane actions, but not magical ones (see the bard’s inspire courage ability for more details). The character may keep up the hindering song for a maximum of 10 rounds. Using the hindering song counts as one of the character’s uses of song or poetics for the day. </text:span></text:p>
      <text:p text:style-name="P14"/>
      <text:p text:style-name="P1"><text:span text:style-name="T14">HOLY STRIKE </text:span><text:span text:style-name="T2">[EPIC]</text:span><text:span text:style-name="T14"> </text:span></text:p>
      <text:p text:style-name="P12"><text:span text:style-name="T18">Prerequisites:</text:span><text:span text:style-name="T16"> Smite evil class feature, any good alignment. </text:span></text:p>
      <text:p text:style-name="P12"><text:span text:style-name="T18">Benefit:</text:span><text:span text:style-name="T16"> Any weapon the character wields is treated as a holy weapon (is good-aligned and deals an extra 2d6 points of damage against creatures of evil alignment).If the weapon already has an alignment, this feat has no effect on the weapon. </text:span></text:p>
      <text:p text:style-name="P14"/>
      <text:p text:style-name="P1"><text:span text:style-name="T14">IGNORE MATERIAL COMPONENTS </text:span><text:span text:style-name="T2">[EPIC]</text:span><text:span text:style-name="T14"> </text:span></text:p>
      <text:p text:style-name="P12"><text:span text:style-name="T18">Prerequisites:</text:span><text:span text:style-name="T16"> Eschew Materials, Spellcraft 25 ranks, ability to cast 9th-level arcane or divine spells. </text:span></text:p>
      <text:p text:style-name="P12"><text:span text:style-name="T18">Benefit:</text:span><text:span text:style-name="T16"> The character may cast spells without any material components. This feat does not affect the need for a focus or divine focus. </text:span></text:p>
      <text:p text:style-name="P14"/>
      <text:p text:style-name="P1"><text:span text:style-name="T14">IMPROVED ALIGNMENT-BASED CASTING </text:span><text:span text:style-name="T2">[EPIC]</text:span><text:span text:style-name="T14"> </text:span></text:p>
      <text:p text:style-name="P12"><text:span text:style-name="T18">Prerequisites:</text:span><text:span text:style-name="T16"> Access to domain of Chaos, Evil, Good, or Law, alignment must match domain chosen, ability to cast 9th-level divine spells. </text:span></text:p>
      <text:p text:style-name="P12"><text:span text:style-name="T18">Benefit:</text:span><text:span text:style-name="T16"> Select an alignment-based domain (Chaos, Evil, Good, or Law) to which the character has access. The character casts spells with that alignment descriptor at +3 caster level. </text:span></text:p>
      <text:p text:style-name="P12"><text:span text:style-name="T18">Special:</text:span><text:span text:style-name="T16"> This benefit overrides (does not stack with) the granted powers of the Chaos, Evil, Good, and Law domains. A character may select this feat multiple times. Its effects do not stack. Each time a character takes the feat, it applies to a different alignment-based domain to which the character has access. </text:span></text:p>
      <text:p text:style-name="P14"/>
      <text:p text:style-name="P1"><text:span text:style-name="T14">IMPROVED ARROW OF DEATH </text:span><text:span text:style-name="T2">[EPIC]</text:span><text:span text:style-name="T14"> </text:span></text:p>
      <text:p text:style-name="P12"><text:span text:style-name="T18">Prerequisites:</text:span><text:span text:style-name="T16"> Dex 19, Wis 19, Point Blank Shot, Precise Shot, arrow of death class feature. </text:span></text:p>
      <text:p text:style-name="P12"><text:span text:style-name="T18">Benefit:</text:span><text:span text:style-name="T16"> Add +2 to the DC of the character’s arrows of death. This feat may be taken multiple times. Its effects stack. </text:span></text:p>
      <text:p text:style-name="P14"/>
      <text:p text:style-name="P1"><text:span text:style-name="T14">IMPROVED AURA OF COURAGE </text:span><text:span text:style-name="T2">[EPIC]</text:span><text:span text:style-name="T14"> </text:span></text:p>
      <text:p text:style-name="P12"><text:span text:style-name="T18">Prerequisite:</text:span><text:span text:style-name="T16"> Cha 25, aura of courage class ability. </text:span></text:p>
      <text:p text:style-name="P12"><text:span text:style-name="T18">Benefit:</text:span><text:span text:style-name="T16"> The character’s aura of courage grants a +8 morale bonus on saving throws against fear effects. </text:span></text:p>
      <text:p text:style-name="P14"/>
      <text:p text:style-name="P1"><text:span text:style-name="T14">IMPROVED AURA OF DESPAIR </text:span><text:span text:style-name="T2">[EPIC]</text:span><text:span text:style-name="T14"> </text:span></text:p>
      <text:p text:style-name="P12"><text:span text:style-name="T18">Prerequisite:</text:span><text:span text:style-name="T16"> Cha 25, aura of despair class ability. </text:span></text:p>
      <text:p text:style-name="P12"><text:span text:style-name="T18">Benefit:</text:span><text:span text:style-name="T16"> The character’s aura of despair causes a –4 morale penalty on all saving throws. </text:span></text:p>
      <text:p text:style-name="P14"/>
      <text:p text:style-name="P1"><text:span text:style-name="T14">IMPROVED COMBAT CASTING </text:span><text:span text:style-name="T2">[EPIC]</text:span><text:span text:style-name="T14"> </text:span></text:p>
      <text:p text:style-name="P12"><text:soft-page-break/><text:span text:style-name="T18">Prerequisites:</text:span><text:span text:style-name="T16"> Combat Casting, Concentration 25 ranks. </text:span></text:p>
      <text:p text:style-name="P12"><text:span text:style-name="T18">Benefit:</text:span><text:span text:style-name="T16"> The character doesn’t incur attacks of opportunity for casting spells when threatened. </text:span></text:p>
      <text:p text:style-name="P14"/>
      <text:p text:style-name="P1"><text:span text:style-name="T14">IMPROVED COMBAT REFLEXES </text:span><text:span text:style-name="T2">[EPIC]</text:span><text:span text:style-name="T14"> </text:span></text:p>
      <text:p text:style-name="P12"><text:span text:style-name="T18">Prerequisites:</text:span><text:span text:style-name="T16"> Dex 21, Combat Reflexes. </text:span></text:p>
      <text:p text:style-name="P12"><text:span text:style-name="T18">Benefit:</text:span><text:span text:style-name="T16"> There is no limit to the number of attacks of opportunity the character can make in one round. (the character still can’t make more than one attack of opportunity for a given oppertunity.) </text:span></text:p>
      <text:p text:style-name="P14"/>
      <text:p text:style-name="P1"><text:span text:style-name="T14">IMPROVED DARKVISION </text:span><text:span text:style-name="T2">[EPIC]</text:span></text:p>
      <text:p text:style-name="P12"><text:span text:style-name="T18">Prerequisite:</text:span><text:span text:style-name="T16"> Darkvision. </text:span></text:p>
      <text:p text:style-name="P12"><text:span text:style-name="T18">Benefit:</text:span><text:span text:style-name="T16"> The range of the character’s darkvision doubles. This feat does not stack with darkvision granted by magic items or nonpermanent magical effects. </text:span></text:p>
      <text:p text:style-name="P12"><text:span text:style-name="T18">Special:</text:span><text:span text:style-name="T16"> This feat may be taken multiple times. Its effects stack. Remember that two doublings equals a tripling, and so on. </text:span></text:p>
      <text:p text:style-name="P14"/>
      <text:p text:style-name="P1"><text:span text:style-name="T14">IMPROVED DEATH ATTACK </text:span><text:span text:style-name="T2">[EPIC]</text:span><text:span text:style-name="T14"> </text:span></text:p>
      <text:p text:style-name="P12"><text:span text:style-name="T18">Prerequisites:</text:span><text:span text:style-name="T16"> Death attack class feature, sneak attack +5d6. </text:span></text:p>
      <text:p text:style-name="P12"><text:span text:style-name="T18">Benefit:</text:span><text:span text:style-name="T16"> Add +2 to the DC of the character’s death attack. </text:span></text:p>
      <text:p text:style-name="P12"><text:span text:style-name="T18">Special:</text:span><text:span text:style-name="T16"> This feat may be taken multiple times. Its effects stack. </text:span></text:p>
      <text:p text:style-name="P14"/>
      <text:p text:style-name="P1"><text:span text:style-name="T14">IMPROVED ELEMENTAL WILD SHAPE </text:span><text:span text:style-name="T2">[WILD][EPIC]</text:span><text:span text:style-name="T14"> </text:span></text:p>
      <text:p text:style-name="P12"><text:span text:style-name="T18">Prerequisites:</text:span><text:span text:style-name="T16"> Wis 25, ability to </text:span><text:span text:style-name="T17">wild shape </text:span><text:span text:style-name="T16">into an elemental. </text:span></text:p>
      <text:p text:style-name="P12"><text:span text:style-name="T18">Benefit:</text:span><text:span text:style-name="T16"> The character’s ability to </text:span><text:span text:style-name="T17">wild shape </text:span><text:span text:style-name="T16">into an elemental is expanded to include all elemental creatures (not just air, earth, fire, and water elementals) of any size that the character can take when using </text:span><text:span text:style-name="T17">wild shape </text:span><text:span text:style-name="T16">to become an animal. The character gains all extraordinary and supernatural abilities of the elemental whose form he or she takes. </text:span></text:p>
      <text:p text:style-name="P12"><text:span text:style-name="T18">Normal:</text:span><text:span text:style-name="T16"> Without this feat, a character may only </text:span><text:span text:style-name="T17">wild shape </text:span><text:span text:style-name="T16">into a Small, Medium-size, or Large air, earth, fire, or water elemental. </text:span></text:p>
      <text:p text:style-name="P14"/>
      <text:p text:style-name="P1"><text:span text:style-name="T14">IMPROVED FAVORED ENEMY </text:span><text:span text:style-name="T2">[EPIC]</text:span><text:span text:style-name="T14"> </text:span></text:p>
      <text:p text:style-name="P12"><text:span text:style-name="T18">Prerequisite:</text:span><text:span text:style-name="T16"> Five or more favored enemies. </text:span></text:p>
      <text:p text:style-name="P12"><text:span text:style-name="T18">Benefit:</text:span><text:span text:style-name="T16"> Add +1 to the bonus on Bluff, Listen, Sense Motive, Spot, and Survival checks and damage rolls against all the character’s favored enemies. </text:span></text:p>
      <text:p text:style-name="P12"><text:span text:style-name="T18">Special:</text:span><text:span text:style-name="T16"> This feat may be taken multiple times. Its effects stack. </text:span></text:p>
      <text:p text:style-name="P14"/>
      <text:p text:style-name="P1"><text:span text:style-name="T14">IMPROVED HEIGHTEN SPELL </text:span><text:span text:style-name="T2">[EPIC]</text:span><text:span text:style-name="T14"> </text:span></text:p>
      <text:p text:style-name="P12"><text:span text:style-name="T18">Prerequisites:</text:span><text:span text:style-name="T16"> Heighten Spell, Spellcraft 20 ranks. </text:span></text:p>
      <text:p text:style-name="P12"><text:span text:style-name="T18">Benefit:</text:span><text:span text:style-name="T16"> As Heighten Spell, but there is no limit to the level to which the character can heighten the spell. </text:span></text:p>
      <text:p text:style-name="P12"><text:soft-page-break/><text:span text:style-name="T18">Normal:</text:span><text:span text:style-name="T16"> Without this feat, a spell can only be heightened to a maximum of 9th level. </text:span></text:p>
      <text:p text:style-name="P14"/>
      <text:p text:style-name="P1"><text:span text:style-name="T14">IMPROVED KI STRIKE </text:span><text:span text:style-name="T2">[EPIC]</text:span><text:span text:style-name="T14"> </text:span></text:p>
      <text:p text:style-name="P12"><text:span text:style-name="T18">Prerequisites:</text:span><text:span text:style-name="T16"> Wis 21, </text:span><text:span text:style-name="T17">Ki </text:span><text:span text:style-name="T16">strike (adamantine). </text:span></text:p>
      <text:p text:style-name="P12"><text:span text:style-name="T18">Benefit:</text:span><text:span text:style-name="T16"> The character’s unarmed strikes are treated as epic magic weapons for the purposes of damage reduction. </text:span></text:p>
      <text:p text:style-name="P14"/>
      <text:p text:style-name="P1"><text:span text:style-name="T14">IMPROVED LOW-LIGHT VISION </text:span><text:span text:style-name="T2">[EPIC]</text:span><text:span text:style-name="T14"> </text:span></text:p>
      <text:p text:style-name="P12"><text:span text:style-name="T18">Prerequisite:</text:span><text:span text:style-name="T16"> Low-light vision. </text:span></text:p>
      <text:p text:style-name="P12"><text:span text:style-name="T18">Benefit:</text:span><text:span text:style-name="T16"> The range of the character’s low-light vision doubles. This feat does not stack with low-light vision granted by magic items or nonpermanent magical effects. </text:span></text:p>
      <text:p text:style-name="P12"><text:span text:style-name="T18">Special:</text:span><text:span text:style-name="T16"> This feat may be taken multiple times. Its effects stack. Remember that two doublings equals a tripling, and so on. </text:span></text:p>
      <text:p text:style-name="P14"/>
      <text:p text:style-name="P12"><text:span text:style-name="T19">IMPROVED MANIFESTATION</text:span><text:span text:style-name="T16"> [EPIC, PSIONIC]</text:span></text:p>
      <text:p text:style-name="P12"><text:span text:style-name="T16">You increase your power point reserve.</text:span></text:p>
      <text:p text:style-name="P12"><text:span text:style-name="T18">Prerequisites:</text:span><text:span text:style-name="T16"> Character level 21st, ability to manifest powers of the normal maximum power level in at least one psionic class.</text:span></text:p>
      <text:p text:style-name="P12"><text:span text:style-name="T18">Benefit:</text:span><text:span text:style-name="T16"> When you select this feat, you gain 19 power points.</text:span></text:p>
      <text:p text:style-name="P12"><text:span text:style-name="T18">Special:</text:span><text:span text:style-name="T16"> You can gain this feat multiple times. Each time you do so, you gain an additional number of power points</text:span></text:p>
      <text:p text:style-name="P12"><text:span text:style-name="T16">equal to your previous benefit +2.</text:span></text:p>
      <text:p text:style-name="P2"/>
      <text:p text:style-name="P1"><text:span text:style-name="T14">IMPROVED MANYSHOT </text:span><text:span text:style-name="T2">[EPIC]</text:span><text:span text:style-name="T14"> </text:span></text:p>
      <text:p text:style-name="P12"><text:span text:style-name="T18">Prerequisites:</text:span><text:span text:style-name="T16"> Dex 19, base attack bonus +21, Many-shot, Point Blank Shot, Rapid Shot </text:span></text:p>
      <text:p text:style-name="P12"><text:span text:style-name="T16">Benefits: As Manyshot, but the number of arrows the character can fire is limited only by his or her base attack bonus (two arrows, plus one arrow for every 5 points of base attack bonus above +6). </text:span></text:p>
      <text:p text:style-name="P12"><text:span text:style-name="T18">Special:</text:span><text:span text:style-name="T16"> Regardless of the number of arrows the character fires, he or she only applies precision-based damage (such as sneak attack damage or the ranger’s favored enemy bonus) once. If the character scores a critical hit, only one of the arrows deals critical damage (character’s choice); all others deal normal damage. </text:span></text:p>
      <text:p text:style-name="P12"><text:span text:style-name="T18">Normal:</text:span><text:span text:style-name="T16"> With the Manyshot feat, the character is limited to a maximum of four arrows fired (when the character’s base attack bonus is +16 or higher).</text:span></text:p>
      <text:p text:style-name="P14"/>
      <text:p text:style-name="P1"><text:span text:style-name="T14">IMPROVED METAMAGIC </text:span><text:span text:style-name="T2">[EPIC]</text:span><text:span text:style-name="T14"> </text:span></text:p>
      <text:p text:style-name="P12"><text:span text:style-name="T18">Prerequisites:</text:span><text:span text:style-name="T16"> Four metamagic feats, Spellcraft 30 ranks. </text:span></text:p>
      <text:p text:style-name="P12"><text:span text:style-name="T18">Benefit:</text:span><text:span text:style-name="T16"> The spell slot modifier of all the character’s metamagic feats is reduced by one level, to a minimum of +1. This feat has no effect on metamagic feats whose spell slot modifier is +1 or less. </text:span></text:p>
      <text:p text:style-name="P12"><text:span text:style-name="T18">Special:</text:span><text:span text:style-name="T16"> A character can gain this feat multiple times. The effects stack, though a character can’t reduce any metamagic feat’s spell slot modifier to less than +1. </text:span></text:p>
      <text:p text:style-name="P14"/>
      <text:p text:style-name="P12"><text:span text:style-name="T19">IMPROVED METAPSIONICS</text:span><text:span text:style-name="T16"> [EPIC, PSIONIC]</text:span></text:p>
      <text:p text:style-name="P12"><text:soft-page-break/><text:span text:style-name="T16">You can manifest powers using metapsionic feats more easily than normal.</text:span></text:p>
      <text:p text:style-name="P12"><text:span text:style-name="T18">Prerequisites:</text:span><text:span text:style-name="T16"> Character level 21st, four metapsionic feats, Psicraft 30 ranks.</text:span></text:p>
      <text:p text:style-name="P12"><text:span text:style-name="T18">Benefit: </text:span><text:span text:style-name="T16">Metapsionic powers you manifest cost 2 power points less than normal (to a minimum of 1 power point).</text:span></text:p>
      <text:p text:style-name="P12"><text:span text:style-name="T16">This feat has no effect on metapsionic powers that inflate the cost by only 2 power points.</text:span></text:p>
      <text:p text:style-name="P12"><text:span text:style-name="T18">Special:</text:span><text:span text:style-name="T16"> You can gain this feat multiple times. The effects stack, though you can’t lower the cost of any metapsionic</text:span></text:p>
      <text:p text:style-name="P12"><text:span text:style-name="T16">power to less than 1 power point.</text:span></text:p>
      <text:p text:style-name="P2"/>
      <text:p text:style-name="P1"><text:span text:style-name="T14">IMPROVED SNEAK ATTACK </text:span><text:span text:style-name="T2">[EPIC]</text:span><text:span text:style-name="T14"> </text:span></text:p>
      <text:p text:style-name="P12"><text:span text:style-name="T18">Prerequisite:</text:span><text:span text:style-name="T16"> Sneak attack +8d6. </text:span></text:p>
      <text:p text:style-name="P12"><text:span text:style-name="T18">Benefit:</text:span><text:span text:style-name="T16"> Add +1d6 to the character’s sneak attack damage. </text:span></text:p>
      <text:p text:style-name="P12"><text:span text:style-name="T18">Special:</text:span><text:span text:style-name="T16"> This feat may be taken multiple times. Its effects stack. </text:span></text:p>
      <text:p text:style-name="P14"/>
      <text:p text:style-name="P1"><text:span text:style-name="T14">IMPROVED SPELL CAPACITY </text:span><text:span text:style-name="T2">[EPIC]</text:span><text:span text:style-name="T14"> </text:span></text:p>
      <text:p text:style-name="P12"><text:span text:style-name="T18">Prerequisite:</text:span><text:span text:style-name="T16"> Ability to cast spells of the normal maximum spell level in at least one spellcasting class. </text:span></text:p>
      <text:p text:style-name="P12"><text:span text:style-name="T18">Benefit:</text:span><text:span text:style-name="T16"> When the character selects this feat, he or she gains one spell slot per day of any level up to one level higher than the highest-level spell the character can already cast in a particular class. The character must still have the requisite ability score (10 + spell level) in order to cast any spell stored in this slot. If the character has a high enough ability modifier to gain one or more bonus spells for this spell level, he or she also gains the bonus spells for this spell level. The character must use the spell slot as a member of the class in which he or she can already cast spells of the normal maximum spell level.</text:span></text:p>
      <text:p text:style-name="P12"><text:span text:style-name="T18">Special:</text:span><text:span text:style-name="T16"> A character can gain this feat multiple times.</text:span></text:p>
      <text:p text:style-name="P14"/>
      <text:h text:style-name="P7" text:outline-level="2"><text:span text:style-name="T6">Spell Slots Above 9th Level </text:span></text:h>
      <text:p text:style-name="P9"><text:span text:style-name="T1">The Improved Spell Capacity feat allows characters to gain spell slots above 9th level (which can be used to hold lower-level spells or spells whose level has been increased beyond 9th by the use of metamagic feats).</text:span></text:p>
      <text:p text:style-name="P9"><text:span text:style-name="T1">A character with a very high score in the ability associated with his or her spellcasting (Intelligence for wizards; Wisdom for clerics, druids, paladins, and rangers; or Charisma for bards and sorcerers) may receive bonus spells of those levels, as shown on Table: Expanded Ability Modifiers and Bonus Spells, but only if they already have at least one spell slot of that level (such as from the Improved Spell Capacity feat). A character without any spell slots of a level can’t receive any bonus spells of that level, even if the appropriate ability score is high enough to award them.</text:span></text:p>
      <text:p text:style-name="P12"><text:span text:style-name="T16">Even though the table only includes ability scores up to 61 and spell slots up to 25th level, the progression continues infinitely in both directions. For ability scores beyond 61, or for spell slots above 25th level, expand the table to follow the same patterns as shown. </text:span></text:p>
      <text:h text:style-name="P6" text:outline-level="2"/>
      <text:h text:style-name="P7" text:outline-level="2"><text:span text:style-name="T6">Table: Expanded Ability Modifiers and Bonus Spells</text:span></text:h>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D"/>
        <table:table-column table:style-name="Table3.E" table:number-columns-repeated="4"/>
        <table:table-column table:style-name="Table3.D"/>
        <table:table-column table:style-name="Table3.O"/>
        <table:table-column table:style-name="Table3.P"/>
        <table:table-column table:style-name="Table3.Q"/>
        <table:table-column table:style-name="Table3.D"/>
        <table:table-column table:style-name="Table3.E"/>
        <table:table-row table:style-name="Table3.1">
          <table:table-cell table:style-name="Table3.A1" table:number-columns-spanned="3" office:value-type="string">
            <text:p text:style-name="P23"/>
          </table:table-cell>
          <table:covered-table-cell/>
          <table:covered-table-cell/>
          <table:table-cell table:style-name="Table3.A1" table:number-columns-spanned="16" office:value-type="string">
            <text:p text:style-name="P21"><text:span text:style-name="T8">——————————————— Spells per Day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1"><text:span text:style-name="T8">Score</text:span></text:p>
          </table:table-cell>
          <table:table-cell table:style-name="Table3.A2" table:number-columns-spanned="2" office:value-type="string">
            <text:p text:style-name="P21"><text:span text:style-name="T8">Modifier</text:span></text:p>
          </table:table-cell>
          <table:covered-table-cell/>
          <table:table-cell table:style-name="Table3.A2" office:value-type="string">
            <text:p text:style-name="P21"><text:span text:style-name="T8">10th</text:span></text:p>
          </table:table-cell>
          <table:table-cell table:style-name="Table3.A2" office:value-type="string">
            <text:p text:style-name="P21"><text:span text:style-name="T8">11th</text:span></text:p>
          </table:table-cell>
          <table:table-cell table:style-name="Table3.A2" office:value-type="string">
            <text:p text:style-name="P21"><text:span text:style-name="T8">12th</text:span></text:p>
          </table:table-cell>
          <table:table-cell table:style-name="Table3.A2" office:value-type="string">
            <text:p text:style-name="P21"><text:span text:style-name="T8">13th</text:span></text:p>
          </table:table-cell>
          <table:table-cell table:style-name="Table3.A2" office:value-type="string">
            <text:p text:style-name="P21"><text:span text:style-name="T8">14th</text:span></text:p>
          </table:table-cell>
          <table:table-cell table:style-name="Table3.A2" office:value-type="string">
            <text:p text:style-name="P21"><text:span text:style-name="T8">15th</text:span></text:p>
          </table:table-cell>
          <table:table-cell table:style-name="Table3.A2" office:value-type="string">
            <text:p text:style-name="P21"><text:span text:style-name="T8">16th</text:span></text:p>
          </table:table-cell>
          <table:table-cell table:style-name="Table3.A2" office:value-type="string">
            <text:p text:style-name="P21"><text:span text:style-name="T8">17th</text:span></text:p>
          </table:table-cell>
          <table:table-cell table:style-name="Table3.A2" office:value-type="string">
            <text:p text:style-name="P21"><text:span text:style-name="T8">18th</text:span></text:p>
          </table:table-cell>
          <table:table-cell table:style-name="Table3.A2" office:value-type="string">
            <text:p text:style-name="P21"><text:span text:style-name="T8">19th</text:span></text:p>
          </table:table-cell>
          <table:table-cell table:style-name="Table3.A2" office:value-type="string">
            <text:p text:style-name="P21"><text:span text:style-name="T8">20th</text:span></text:p>
          </table:table-cell>
          <table:table-cell table:style-name="Table3.A2" office:value-type="string">
            <text:p text:style-name="P21"><text:span text:style-name="T8">21st</text:span></text:p>
          </table:table-cell>
          <table:table-cell table:style-name="Table3.A2" office:value-type="string">
            <text:p text:style-name="P21"><text:span text:style-name="T8">22nd</text:span></text:p>
          </table:table-cell>
          <table:table-cell table:style-name="Table3.A2" office:value-type="string">
            <text:p text:style-name="P21"><text:span text:style-name="T8">23rd</text:span></text:p>
          </table:table-cell>
          <table:table-cell table:style-name="Table3.A2" office:value-type="string">
            <text:p text:style-name="P21"><text:span text:style-name="T8">24th</text:span></text:p>
          </table:table-cell>
          <table:table-cell table:style-name="Table3.A2" office:value-type="string">
            <text:p text:style-name="P21"><text:span text:style-name="T8">25th</text:span></text:p>
          </table:table-cell>
        </table:table-row>
        <text:soft-page-break/>
        <table:table-row table:style-name="Table3.2">
          <table:table-cell table:style-name="Table3.A2" table:number-columns-spanned="2" office:value-type="string">
            <text:p text:style-name="P21"><text:span text:style-name="T9">10–11</text:span></text:p>
          </table:table-cell>
          <table:covered-table-cell/>
          <table:table-cell table:style-name="Table3.A2" office:value-type="string">
            <text:p text:style-name="P21"><text:span text:style-name="T9">+0</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cell table:style-name="Table3.A2" office:value-type="string">
            <text:p text:style-name="P21"><text:span text:style-name="T9">—</text:span></text:p>
          </table:table-cell>
        </table:table-row>
        <table:table-row table:style-name="Table3.2">
          <table:table-cell table:style-name="Table3.A2" table:number-columns-spanned="2" office:value-type="string">
            <text:p text:style-name="P20"><text:span text:style-name="T9">12–13</text:span></text:p>
          </table:table-cell>
          <table:covered-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14–15</text:span></text:p>
          </table:table-cell>
          <table:covered-table-cell/>
          <table:table-cell table:style-name="Table3.A2" office:value-type="string">
            <text:p text:style-name="P20"><text:span text:style-name="T9">+2</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16–17</text:span></text:p>
          </table:table-cell>
          <table:covered-table-cell/>
          <table:table-cell table:style-name="Table3.A2" office:value-type="string">
            <text:p text:style-name="P20"><text:span text:style-name="T9">+3</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18–19</text:span></text:p>
          </table:table-cell>
          <table:covered-table-cell/>
          <table:table-cell table:style-name="Table3.A2" office:value-type="string">
            <text:p text:style-name="P20"><text:span text:style-name="T9">+4</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20–21</text:span></text:p>
          </table:table-cell>
          <table:covered-table-cell/>
          <table:table-cell table:style-name="Table3.A2" office:value-type="string">
            <text:p text:style-name="P20"><text:span text:style-name="T9">+5</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22–23</text:span></text:p>
          </table:table-cell>
          <table:covered-table-cell/>
          <table:table-cell table:style-name="Table3.A2" office:value-type="string">
            <text:p text:style-name="P20"><text:span text:style-name="T9">+6</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24–25</text:span></text:p>
          </table:table-cell>
          <table:covered-table-cell/>
          <table:table-cell table:style-name="Table3.A2" office:value-type="string">
            <text:p text:style-name="P20"><text:span text:style-name="T9">+7</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26–27</text:span></text:p>
          </table:table-cell>
          <table:covered-table-cell/>
          <table:table-cell table:style-name="Table3.A2" office:value-type="string">
            <text:p text:style-name="P20"><text:span text:style-name="T9">+8</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28–29</text:span></text:p>
          </table:table-cell>
          <table:covered-table-cell/>
          <table:table-cell table:style-name="Table3.A2" office:value-type="string">
            <text:p text:style-name="P20"><text:span text:style-name="T9">+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30–31</text:span></text:p>
          </table:table-cell>
          <table:covered-table-cell/>
          <table:table-cell table:style-name="Table3.A2" office:value-type="string">
            <text:p text:style-name="P20"><text:span text:style-name="T9">+10</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32–33</text:span></text:p>
          </table:table-cell>
          <table:covered-table-cell/>
          <table:table-cell table:style-name="Table3.A2" office:value-type="string">
            <text:p text:style-name="P20"><text:span text:style-name="T9">+1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34–35</text:span></text:p>
          </table:table-cell>
          <table:covered-table-cell/>
          <table:table-cell table:style-name="Table3.A2" office:value-type="string">
            <text:p text:style-name="P20"><text:span text:style-name="T9">+1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36–37</text:span></text:p>
          </table:table-cell>
          <table:covered-table-cell/>
          <table:table-cell table:style-name="Table3.A2" office:value-type="string">
            <text:p text:style-name="P20"><text:span text:style-name="T9">+13</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38–39</text:span></text:p>
          </table:table-cell>
          <table:covered-table-cell/>
          <table:table-cell table:style-name="Table3.A2" office:value-type="string">
            <text:p text:style-name="P20"><text:span text:style-name="T9">+14</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40–41</text:span></text:p>
          </table:table-cell>
          <table:covered-table-cell/>
          <table:table-cell table:style-name="Table3.A2" office:value-type="string">
            <text:p text:style-name="P20"><text:span text:style-name="T9">+15</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42–43</text:span></text:p>
          </table:table-cell>
          <table:covered-table-cell/>
          <table:table-cell table:style-name="Table3.A2" office:value-type="string">
            <text:p text:style-name="P20"><text:span text:style-name="T9">+16</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44–45</text:span></text:p>
          </table:table-cell>
          <table:covered-table-cell/>
          <table:table-cell table:style-name="Table3.A2" office:value-type="string">
            <text:p text:style-name="P20"><text:span text:style-name="T9">+17</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46–47</text:span></text:p>
          </table:table-cell>
          <table:covered-table-cell/>
          <table:table-cell table:style-name="Table3.A2" office:value-type="string">
            <text:p text:style-name="P20"><text:span text:style-name="T9">+18</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48–49</text:span></text:p>
          </table:table-cell>
          <table:covered-table-cell/>
          <table:table-cell table:style-name="Table3.A2" office:value-type="string">
            <text:p text:style-name="P20"><text:span text:style-name="T9">+19</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50–51</text:span></text:p>
          </table:table-cell>
          <table:covered-table-cell/>
          <table:table-cell table:style-name="Table3.A2" office:value-type="string">
            <text:p text:style-name="P20"><text:span text:style-name="T9">+20</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52–53</text:span></text:p>
          </table:table-cell>
          <table:covered-table-cell/>
          <table:table-cell table:style-name="Table3.A2" office:value-type="string">
            <text:p text:style-name="P20"><text:span text:style-name="T9">+21</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11"><text:span text:style-name="T9">54–55</text:span></text:p>
          </table:table-cell>
          <table:covered-table-cell/>
          <table:table-cell table:style-name="Table3.A2" office:value-type="string">
            <text:p text:style-name="P11"><text:span text:style-name="T9">+22</text:span></text:p>
          </table:table-cell>
          <table:table-cell table:style-name="Table3.A2" office:value-type="string">
            <text:p text:style-name="P11"><text:span text:style-name="T9">4</text:span></text:p>
          </table:table-cell>
          <table:table-cell table:style-name="Table3.A2" office:value-type="string">
            <text:p text:style-name="P11"><text:span text:style-name="T9">3</text:span></text:p>
          </table:table-cell>
          <table:table-cell table:style-name="Table3.A2" office:value-type="string">
            <text:p text:style-name="P11"><text:span text:style-name="T9">3</text:span></text:p>
          </table:table-cell>
          <table:table-cell table:style-name="Table3.A2" office:value-type="string">
            <text:p text:style-name="P11"><text:span text:style-name="T9">3</text:span></text:p>
          </table:table-cell>
          <table:table-cell table:style-name="Table3.A2" office:value-type="string">
            <text:p text:style-name="P11"><text:span text:style-name="T9">3</text:span></text:p>
          </table:table-cell>
          <table:table-cell table:style-name="Table3.A2" office:value-type="string">
            <text:p text:style-name="P11"><text:span text:style-name="T9">2</text:span></text:p>
          </table:table-cell>
          <table:table-cell table:style-name="Table3.A2" office:value-type="string">
            <text:p text:style-name="P11"><text:span text:style-name="T9">2</text:span></text:p>
          </table:table-cell>
          <table:table-cell table:style-name="Table3.A2" office:value-type="string">
            <text:p text:style-name="P11"><text:span text:style-name="T9">2</text:span></text:p>
          </table:table-cell>
          <table:table-cell table:style-name="Table3.A2" office:value-type="string">
            <text:p text:style-name="P11"><text:span text:style-name="T9">2</text:span></text:p>
          </table:table-cell>
          <table:table-cell table:style-name="Table3.A2" office:value-type="string">
            <text:p text:style-name="P11"><text:span text:style-name="T9">1</text:span></text:p>
          </table:table-cell>
          <table:table-cell table:style-name="Table3.A2" office:value-type="string">
            <text:p text:style-name="P11"><text:span text:style-name="T9">1</text:span></text:p>
          </table:table-cell>
          <table:table-cell table:style-name="Table3.A2" office:value-type="string">
            <text:p text:style-name="P11"><text:span text:style-name="T9">1</text:span></text:p>
          </table:table-cell>
          <table:table-cell table:style-name="Table3.A2" office:value-type="string">
            <text:p text:style-name="P11"><text:span text:style-name="T9">1</text:span></text:p>
          </table:table-cell>
          <table:table-cell table:style-name="Table3.A2" office:value-type="string">
            <text:p text:style-name="P11"><text:span text:style-name="T9">—</text:span></text:p>
          </table:table-cell>
          <table:table-cell table:style-name="Table3.A2" office:value-type="string">
            <text:p text:style-name="P11"><text:span text:style-name="T9">—</text:span></text:p>
          </table:table-cell>
          <table:table-cell table:style-name="Table3.A2" office:value-type="string">
            <text:p text:style-name="P11"><text:span text:style-name="T9">—</text:span></text:p>
          </table:table-cell>
        </table:table-row>
        <table:table-row table:style-name="Table3.2">
          <table:table-cell table:style-name="Table3.A2" table:number-columns-spanned="2" office:value-type="string">
            <text:p text:style-name="P20"><text:span text:style-name="T9">56–57</text:span></text:p>
          </table:table-cell>
          <table:covered-table-cell/>
          <table:table-cell table:style-name="Table3.A2" office:value-type="string">
            <text:p text:style-name="P20"><text:span text:style-name="T9">+23</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cell table:style-name="Table3.A2" office:value-type="string">
            <text:p text:style-name="P20"><text:span text:style-name="T9">—</text:span></text:p>
          </table:table-cell>
        </table:table-row>
        <text:soft-page-break/>
        <table:table-row table:style-name="Table3.2">
          <table:table-cell table:style-name="Table3.A2" table:number-columns-spanned="2" office:value-type="string">
            <text:p text:style-name="P20"><text:span text:style-name="T9">58–59</text:span></text:p>
          </table:table-cell>
          <table:covered-table-cell/>
          <table:table-cell table:style-name="Table3.A2" office:value-type="string">
            <text:p text:style-name="P20"><text:span text:style-name="T9">+24</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text:span></text:p>
          </table:table-cell>
        </table:table-row>
        <table:table-row table:style-name="Table3.2">
          <table:table-cell table:style-name="Table3.A2" table:number-columns-spanned="2" office:value-type="string">
            <text:p text:style-name="P20"><text:span text:style-name="T9">60–61</text:span></text:p>
          </table:table-cell>
          <table:covered-table-cell/>
          <table:table-cell table:style-name="Table3.A2" office:value-type="string">
            <text:p text:style-name="P20"><text:span text:style-name="T9">+25</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4</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3</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2</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cell table:style-name="Table3.A2" office:value-type="string">
            <text:p text:style-name="P20"><text:span text:style-name="T9">1</text:span></text:p>
          </table:table-cell>
        </table:table-row>
        <text:soft-page-break/>
        <table:table-row table:style-name="Table3.2">
          <table:table-cell table:style-name="Table3.A29" table:number-columns-spanned="2" office:value-type="string">
            <text:p text:style-name="P21"><text:span text:style-name="T9">etc. . . </text:span></text:p>
          </table:table-cell>
          <table:covered-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cell table:style-name="Table3.A29" office:value-type="string">
            <text:p text:style-name="P23"/>
          </table:table-cell>
        </table:table-row>
      </table:table>
      <text:p text:style-name="P14"/>
      <text:p text:style-name="P1"><text:span text:style-name="T14">IMPROVED SPELL RESISTANCE </text:span><text:span text:style-name="T2">[EPIC]</text:span><text:span text:style-name="T14"> </text:span></text:p>
      <text:p text:style-name="P12"><text:span text:style-name="T18">Prerequisite:</text:span><text:span text:style-name="T16"> Must have spell resistance from a feat, class feature, or other permanent effect. </text:span></text:p>
      <text:p text:style-name="P12"><text:span text:style-name="T18">Benefit:</text:span><text:span text:style-name="T16"> The character’s spell resistance increases by +2. </text:span></text:p>
      <text:p text:style-name="P12"><text:span text:style-name="T18">Special:</text:span><text:span text:style-name="T16"> A character can gain this feat multiple times. Its effects stack. </text:span></text:p>
      <text:p text:style-name="P14"/>
      <text:p text:style-name="P1"><text:span text:style-name="T14">IMPROVED STUNNING FIST </text:span><text:span text:style-name="T2">[EPIC]</text:span><text:span text:style-name="T14"> </text:span></text:p>
      <text:p text:style-name="P12"><text:span text:style-name="T18">Prerequisite:</text:span><text:span text:style-name="T16"> Dex 19, Wis 19, Improved Unarmed Strike, Stunning Fist. </text:span></text:p>
      <text:p text:style-name="P12"><text:span text:style-name="T18">Benefit:</text:span><text:span text:style-name="T16"> Add +2 to the DC of the character’s stunning attack. </text:span></text:p>
      <text:p text:style-name="P12"><text:span text:style-name="T18">Special:</text:span><text:span text:style-name="T16"> This feat may be taken multiple times. Its effects stack. </text:span></text:p>
      <text:p text:style-name="P14"/>
      <text:p text:style-name="P1"><text:span text:style-name="T14">IMPROVED WHIRLWIND ATTACK </text:span><text:span text:style-name="T2">[EPIC]</text:span><text:span text:style-name="T14"> </text:span></text:p>
      <text:p text:style-name="P12"><text:span text:style-name="T18">Prerequisites:</text:span><text:span text:style-name="T16"> Int 13, Dex 23, Combat Expertise, Dodge, Mobility, Spring Attack, Whirlwind Attack. </text:span></text:p>
      <text:p text:style-name="P12"><text:span text:style-name="T18">Benefit:</text:span><text:span text:style-name="T16"> As a standard action, the character can make one melee attack for every five points of his or her base attack bonus (including epic attack bonus, round fractions down).</text:span></text:p>
      <text:p text:style-name="P12"><text:span text:style-name="T16">The character cannot attack any one opponent more than once as part of this action. <text:s/>These attacks (as well as all other attacks made until the start of the character’s next turn) suffer a –4 penalty.</text:span></text:p>
      <text:p text:style-name="P12"><text:span text:style-name="T16">When using the Improved Whirlwind feat, the character also forfeits any bonus or extra attacks granted by other spells or abilities (such as Cleave or the haste spell).</text:span></text:p>
      <text:p text:style-name="P12"><text:span text:style-name="T16">Since these attacks are made as part of a standard action the character can’t make a 5-foot step between any two of the attacks.</text:span></text:p>
      <text:p text:style-name="P12"><text:span text:style-name="T18">Normal:</text:span><text:span text:style-name="T16"> Without this feat, using the Whirlwind Attack feat requires a full attack action, and the character can take a 5-foot step between any two of the attacks. </text:span></text:p>
      <text:p text:style-name="P14"/>
      <text:p text:style-name="P1"><text:span text:style-name="T14">INCITE RAGE </text:span><text:span text:style-name="T2">[EPIC]</text:span><text:span text:style-name="T14"> </text:span></text:p>
      <text:p text:style-name="P1"><text:span text:style-name="T3">Prerequisites:</text:span><text:span text:style-name="T2"> Cha 25, greater rage class feature. </text:span></text:p>
      <text:p text:style-name="P12"><text:span text:style-name="T18">Benefit:</text:span><text:span text:style-name="T16"> When the character enters a rage, he or she can incite a barbarian rage in any or all allies within 60 feet. (Any ally who doesn’t wish to become enraged is unaffected.) The ally gains +4 to Strength, +4 to Constitution, and a +2 morale bonus on Will saves, but takes a –2 penalty to AC, for as long as the character remains raging. The rage of affected allies lasts a number of rounds equal to 3 + their Constitution modifier, regardless of whether they remain within 60 feet of the character. This is otherwise identical with normal barbarian rage (including the fatigue at its end). </text:span></text:p>
      <text:p text:style-name="P12"><text:span text:style-name="T18">Special:</text:span><text:span text:style-name="T16"> This is a mind-affecting effect. </text:span></text:p>
      <text:p text:style-name="P14"/>
      <text:p text:style-name="P1"><text:span text:style-name="T14">INFINITE DEFLECTION </text:span><text:span text:style-name="T2">[EPIC]</text:span></text:p>
      <text:p text:style-name="P12"><text:span text:style-name="T18">Prerequisites:</text:span><text:span text:style-name="T16"> Dex 25, Combat Reflexes, Deflect Arrows, Improved Unarmed Strike. </text:span></text:p>
      <text:p text:style-name="P12"><text:span text:style-name="T18">Benefit:</text:span><text:span text:style-name="T16"> The character may perform any number of deflections each round, as the Deflect Arrows feat.</text:span></text:p>
      <text:p text:style-name="P14"/>
      <text:p text:style-name="P1"><text:span text:style-name="T14">INSPIRE EXCELLENCE </text:span><text:span text:style-name="T2">[EPIC]</text:span><text:span text:style-name="T14"> </text:span></text:p>
      <text:p text:style-name="P12"><text:soft-page-break/><text:span text:style-name="T18">Prerequisite:</text:span><text:span text:style-name="T16"> Perform 30 ranks, bardic music class feature. </text:span></text:p>
      <text:p text:style-name="P12"><text:span text:style-name="T18">Benefit:</text:span><text:span text:style-name="T16"> The character can use song or poetics to grant a bonus to one ability score to his or her allies. To be affected, an ally must hear the bard sing for 1 full round. The effect lasts as long as the bard sings and for 5 rounds after the bard stops singing (or 5 rounds after the ally can no longer hear the bard). While singing, the bard can fight but cannot cast spells, activate magic items by spell completion (such as scrolls), or activate magic items by command word (such as wands). Each ally to be inspired gains a +4 competence bonus to the same ability score, which the character must choose before he or she begins inspiring. Inspire excellence is a supernatural, mind-affecting ability. Use of this feat counts as one of the character’s bardic music uses for the day.</text:span></text:p>
      <text:p text:style-name="P12"><text:span text:style-name="T18">Special:</text:span><text:span text:style-name="T16"> This feat is treated as a bardic music inspiration ability for purposes of feats that affect such abilities. </text:span></text:p>
      <text:p text:style-name="P14"/>
      <text:p text:style-name="P1"><text:span text:style-name="T14">INSTANT RELOAD </text:span><text:span text:style-name="T2">[EPIC]</text:span></text:p>
      <text:p text:style-name="P12"><text:span text:style-name="T18">Prerequisite:</text:span><text:span text:style-name="T16"> Quick Draw, Rapid Reload, Weapon Focus (crossbow type to be selected). </text:span></text:p>
      <text:p text:style-name="P12"><text:span text:style-name="T18">Benefit:</text:span><text:span text:style-name="T16"> The character may fire the selected type of crossbow at his or her full normal attack rate. Reloading the crossbow does not provoke attacks of opportunity. </text:span></text:p>
      <text:p text:style-name="P12"><text:span text:style-name="T18">Special:</text:span><text:span text:style-name="T16"> A character can gain this feat multiple times. Its effects do not stack. Each time a character takes the feat, it applies to a different type of crossbow. </text:span></text:p>
      <text:p text:style-name="P14"/>
      <text:p text:style-name="P1"><text:span text:style-name="T14">INTENSIFY SPELL [METAMAGIC]</text:span><text:span text:style-name="T2">[EPIC]</text:span><text:span text:style-name="T14"> </text:span></text:p>
      <text:p text:style-name="P12"><text:span text:style-name="T18">Prerequisites:</text:span><text:span text:style-name="T16"> Empower Spell, Maximize Spell, Spellcraft 30 ranks, ability to cast 9th-level arcane or divine spells. </text:span></text:p>
      <text:p text:style-name="P12"><text:span text:style-name="T18">Benefit:</text:span><text:span text:style-name="T16"> All variable, numeric effects of an intensified spell are maximized, then doubled. An intensified spell deals twice maximum damage, cures twice the maximum number of hit points, affects twice the maximum number of targets, and so forth, as appropriate. Saving throws and opposed rolls are not affected. An intensified spell uses up a spell slot seven levels higher than the spell’s actual level. A character can’t combine the effects of this feat with any other feat that affects the variable, numeric effects of a spell. </text:span></text:p>
      <text:p text:style-name="P14"/>
      <text:p text:style-name="P1"><text:span text:style-name="T14">KEEN STRIKE </text:span><text:span text:style-name="T2">[EPIC]</text:span><text:span text:style-name="T14"> </text:span></text:p>
      <text:p text:style-name="P12"><text:span text:style-name="T18">Prerequisites:</text:span><text:span text:style-name="T16"> Str 23, Wis 23, Improved Critical (unarmed strike), Improved Unarmed Strike, Stunning fist, </text:span><text:span text:style-name="T17">ki </text:span><text:span text:style-name="T16">strike (adamantine). </text:span></text:p>
      <text:p text:style-name="P12"><text:span text:style-name="T18">Benefit:</text:span><text:span text:style-name="T16"> The character’s unarmed strike has a critical threat range of 18-20 and deals slashing damage (at the character’s option any attack can deal bludgeoning damage, but cannot then take advantage of the enhanced threat range). This ability doesn’t stack with other abilities that expand that character’s unarmed strike’s threat range. </text:span></text:p>
      <text:p text:style-name="P14"/>
      <text:p text:style-name="P1"><text:span text:style-name="T14">LASTING INSPIRATION </text:span><text:span text:style-name="T2">[EPIC]</text:span><text:span text:style-name="T14"> </text:span></text:p>
      <text:p text:style-name="P12"><text:span text:style-name="T18">Prerequisite:</text:span><text:span text:style-name="T16"> Perform 25 ranks, bardic music class feature. </text:span></text:p>
      <text:p text:style-name="P12"><text:span text:style-name="T18">Benefit:</text:span><text:span text:style-name="T16"> The effects of the character’s bardic music inspiration abilities last for ten times as long as normal after he or she stops singing. This feat has no effect on inspiration abilities that have no duration after the character stops singing. </text:span></text:p>
      <text:p text:style-name="P14"/>
      <text:p text:style-name="P1"><text:span text:style-name="T14">LEGENDARY CLIMBER </text:span><text:span text:style-name="T2">[EPIC]</text:span></text:p>
      <text:p text:style-name="P12"><text:span text:style-name="T18">Prerequisites:</text:span><text:span text:style-name="T16"> Dex 21, Balance 12 ranks, Climb 24 ranks. </text:span></text:p>
      <text:p text:style-name="P12"><text:span text:style-name="T18">Benefit:</text:span><text:span text:style-name="T16"> The character can ignore any check penalties applied for accelerated climbing or rapid climbing. </text:span></text:p>
      <text:p text:style-name="P12"><text:span text:style-name="T18">Normal:</text:span><text:span text:style-name="T16"> Without this feat, a character takes a –5 penalty on Climb checks when attempting to cover his or her full speed in climbing distance in a round, or a –20 penalty when attempting to cover twice his or her speed in climbing distance in a round.</text:span></text:p>
      <text:p text:style-name="P14"/>
      <text:p text:style-name="P1"><text:span text:style-name="T14">LEGENDARY COMMANDER </text:span><text:span text:style-name="T2">[EPIC]</text:span></text:p>
      <text:p text:style-name="P12"><text:span text:style-name="T18">Prerequisites:</text:span><text:span text:style-name="T16"> Cha 25, Epic Leadership, Leadership, Diplomacy 30 ranks, must rule own kingdom and have a stronghold. </text:span></text:p>
      <text:p text:style-name="P12"><text:span text:style-name="T18">Benefit:</text:span><text:span text:style-name="T16"> Multiply the number of followers of each level that the character can lead by 10. This has no effect on cohorts. </text:span></text:p>
      <text:p text:style-name="P14"/>
      <text:p text:style-name="P1"><text:soft-page-break/><text:span text:style-name="T14">LEGENDARY LEAPER </text:span><text:span text:style-name="T2">[EPIC]</text:span><text:span text:style-name="T14"> </text:span></text:p>
      <text:p text:style-name="P12"><text:span text:style-name="T18">Prerequisite:</text:span><text:span text:style-name="T16"> Jump 24 ranks. </text:span></text:p>
      <text:p text:style-name="P12"><text:span text:style-name="T18">Benefit:</text:span><text:span text:style-name="T16"> The character need only move 5 feet in a straight line to make a running jump.</text:span></text:p>
      <text:p text:style-name="P12"><text:span text:style-name="T18">Normal:</text:span><text:span text:style-name="T16"> Without this feat, a character must move at least 20 feet in a straight line before attempting a running jump. </text:span></text:p>
      <text:p text:style-name="P14"/>
      <text:p text:style-name="P1"><text:span text:style-name="T14">LEGENDARY RIDER </text:span><text:span text:style-name="T2">[EPIC]</text:span></text:p>
      <text:p text:style-name="P12"><text:span text:style-name="T18">Prerequisite:</text:span><text:span text:style-name="T16"> Ride 24 ranks. </text:span></text:p>
      <text:p text:style-name="P12"><text:span text:style-name="T18">Benefit:</text:span><text:span text:style-name="T16"> The character doesn’t take a penalty on Ride checks when riding a mount without a saddle (bareback). <text:s/>The character never needs to make a Ride check to control a mount in combat (and even controlling a mount not trained for combat doesn’t require an action). </text:span></text:p>
      <text:p text:style-name="P12"><text:span text:style-name="T18">Normal:</text:span><text:span text:style-name="T16"> Without this feat, a character takes a –5 penalty on Ride checks without a saddle, and must make a Ride check to control a mount in combat (and controlling a mount not trained for combat requires a move action). </text:span></text:p>
      <text:p text:style-name="P2"/>
      <text:p text:style-name="P1"><text:span text:style-name="T14">LEGENDARY TRACKER </text:span><text:span text:style-name="T2">[EPIC]</text:span><text:span text:style-name="T14"> </text:span></text:p>
      <text:p text:style-name="P12"><text:span text:style-name="T18">Prerequisites:</text:span><text:span text:style-name="T16"> Wis 25, Track, Knowledge (nature) 30 ranks, Survival 30 ranks. </text:span></text:p>
      <text:p text:style-name="P12"><text:span text:style-name="T18">Benefit:</text:span><text:span text:style-name="T16"> The character can track creatures across water, under-water, or through the air. This adds the surfaces of water, underwater, and air to the list of surfaces found under the Track feat: </text:span></text:p>
      <table:table table:name="Table4" table:style-name="Table4">
        <table:table-column table:style-name="Table4.A"/>
        <table:table-column table:style-name="Table4.B"/>
        <table:table-row table:style-name="Table4.1">
          <table:table-cell table:style-name="Table4.A1" office:value-type="string">
            <text:p text:style-name="P19"><text:span text:style-name="T8">Surface</text:span></text:p>
          </table:table-cell>
          <table:table-cell table:style-name="Table4.A1" office:value-type="string">
            <text:p text:style-name="P19"><text:span text:style-name="T8">DC </text:span></text:p>
          </table:table-cell>
        </table:table-row>
        <table:table-row table:style-name="Table4.1">
          <table:table-cell table:style-name="Table4.A2" office:value-type="string">
            <text:p text:style-name="P19"><text:span text:style-name="T9">Water</text:span></text:p>
          </table:table-cell>
          <table:table-cell table:style-name="Table4.A2" office:value-type="string">
            <text:p text:style-name="P19"><text:span text:style-name="T9">60 </text:span></text:p>
          </table:table-cell>
        </table:table-row>
        <table:table-row table:style-name="Table4.1">
          <table:table-cell table:style-name="Table4.A2" office:value-type="string">
            <text:p text:style-name="P12"><text:span text:style-name="T9">Underwater</text:span></text:p>
          </table:table-cell>
          <table:table-cell table:style-name="Table4.A2" office:value-type="string">
            <text:p text:style-name="P12"><text:span text:style-name="T9">80 </text:span></text:p>
          </table:table-cell>
        </table:table-row>
        <table:table-row table:style-name="Table4.1">
          <table:table-cell table:style-name="Table4.A4" office:value-type="string">
            <text:p text:style-name="P19"><text:span text:style-name="T9">Air</text:span></text:p>
          </table:table-cell>
          <table:table-cell table:style-name="Table4.A4" office:value-type="string">
            <text:p text:style-name="P19"><text:span text:style-name="T9">120 </text:span></text:p>
          </table:table-cell>
        </table:table-row>
      </table:table>
      <text:p text:style-name="P14"/>
      <text:p text:style-name="P1"><text:span text:style-name="T14">LEGENDARY WRESTLER </text:span><text:span text:style-name="T2">[EPIC]</text:span><text:span text:style-name="T14"> </text:span></text:p>
      <text:p text:style-name="P12"><text:span text:style-name="T18">Prerequisite:</text:span><text:span text:style-name="T16"> Str 21, Dex 21, Improved Unarmed Strike, Escape Artist 15 ranks. </text:span></text:p>
      <text:p text:style-name="P12"><text:span text:style-name="T18">Benefit:</text:span><text:span text:style-name="T16"> The character gains a +10 bonus on all grapple checks. </text:span></text:p>
      <text:p text:style-name="P3"/>
      <text:p text:style-name="P1"><text:span text:style-name="T14">LINGERING DAMAGE </text:span><text:span text:style-name="T2">[EPIC]</text:span><text:span text:style-name="T14"> </text:span></text:p>
      <text:p text:style-name="P12"><text:span text:style-name="T18">Prerequisite:</text:span><text:span text:style-name="T16"> Sneak attack +8d6, crippling strike class feature. </text:span></text:p>
      <text:p text:style-name="P12"><text:span text:style-name="T18">Benefit:</text:span><text:span text:style-name="T16"> Any time the character deals damage with a sneak attack, that target takes damage equal to the character’s sneak attack bonus damage on the character’s next turn as well. </text:span></text:p>
      <text:p text:style-name="P14"/>
      <text:p text:style-name="P1"><text:span text:style-name="T14">MAGICAL BEAST COMPANION </text:span><text:span text:style-name="T2">[WILD][EPIC]</text:span><text:span text:style-name="T14"> </text:span></text:p>
      <text:p text:style-name="P12"><text:span text:style-name="T18">Prerequisites:</text:span><text:span text:style-name="T16"> Knowledge (nature) 24 ranks, </text:span><text:span text:style-name="T17">wild shape </text:span><text:span text:style-name="T16">6/day. </text:span></text:p>
      <text:p text:style-name="P12"><text:span text:style-name="T18">Benefit:</text:span><text:span text:style-name="T16"> The following magical beasts are added to the lists of animal companions from which you can select.</text:span></text:p>
      <text:p text:style-name="P12"><text:span text:style-name="T18">1st Level (no adjustment)</text:span><text:span text:style-name="T16"> </text:span></text:p>
      <text:p text:style-name="P12"><text:soft-page-break/><text:span text:style-name="T16">Stirge</text:span></text:p>
      <text:p text:style-name="P12"><text:span text:style-name="T16">Darkmantle</text:span></text:p>
      <text:p text:style-name="P17"/>
      <text:p text:style-name="P12"><text:span text:style-name="T18">4th Level (-3)</text:span></text:p>
      <text:p text:style-name="P12"><text:span text:style-name="T16">Hippogriff</text:span></text:p>
      <text:p text:style-name="P12"><text:span text:style-name="T16">Shocker lizard</text:span></text:p>
      <text:p text:style-name="P17"/>
      <text:p text:style-name="P12"><text:span text:style-name="T18">7th Level (-6)</text:span></text:p>
      <text:p text:style-name="P12"><text:span text:style-name="T16">Cockatrice</text:span></text:p>
      <text:p text:style-name="P12"><text:span text:style-name="T16">Ankheg</text:span></text:p>
      <text:p text:style-name="P12"><text:span text:style-name="T16">Griffon</text:span></text:p>
      <text:p text:style-name="P12"><text:span text:style-name="T16">Owlbear</text:span></text:p>
      <text:p text:style-name="P12"><text:span text:style-name="T16">Sea cat*</text:span></text:p>
      <text:p text:style-name="P17"/>
      <text:p text:style-name="P12"><text:span text:style-name="T18">10th Level (-9)</text:span></text:p>
      <text:p text:style-name="P12"><text:span text:style-name="T16">Basilisk</text:span></text:p>
      <text:p text:style-name="P12"><text:span text:style-name="T16">Digerster</text:span></text:p>
      <text:p text:style-name="P12"><text:span text:style-name="T16">Girallon</text:span></text:p>
      <text:p text:style-name="P12"><text:span text:style-name="T16">Spider eater</text:span></text:p>
      <text:p text:style-name="P17"/>
      <text:p text:style-name="P12"><text:span text:style-name="T18">13th Level (-12)</text:span></text:p>
      <text:p text:style-name="P12"><text:span text:style-name="T16">Bulette</text:span></text:p>
      <text:p text:style-name="P12"><text:span text:style-name="T16">Chimera</text:span></text:p>
      <text:p text:style-name="P12"><text:span text:style-name="T16">Remorhaz</text:span></text:p>
      <text:p text:style-name="P17"/>
      <text:p text:style-name="P12"><text:span text:style-name="T18">16th Level (-15)</text:span></text:p>
      <text:p text:style-name="P12"><text:span text:style-name="T16">Gorgon</text:span></text:p>
      <text:p text:style-name="P12"><text:span text:style-name="T16">Gray render</text:span></text:p>
      <text:p text:style-name="P17"/>
      <text:p text:style-name="P12"><text:span text:style-name="T18">Special:</text:span><text:span text:style-name="T16"> Creatures marked with an asterisk are available only in an aquatic environment.</text:span></text:p>
      <text:p text:style-name="P14"><text:soft-page-break/></text:p>
      <text:p text:style-name="P1"><text:span text:style-name="T14">MAGICAL BEAST WILD SHAPE </text:span><text:span text:style-name="T2">[WILD][EPIC]</text:span></text:p>
      <text:p text:style-name="P12"><text:span text:style-name="T18">Prerequisites:</text:span><text:span text:style-name="T16"> Wis 25, Knowledge (nature) 27 ranks, </text:span><text:span text:style-name="T17">wild shape </text:span><text:span text:style-name="T16">6/day. </text:span></text:p>
      <text:p text:style-name="P12"><text:span text:style-name="T18">Benefit:</text:span><text:span text:style-name="T16"> The character can use his or her normal </text:span><text:span text:style-name="T17">wild shape </text:span><text:span text:style-name="T16">ability to take the form of a magical beast. The size limitation is the same as the character’s limitation on animal size. The character gains all supernatural abilities of the magical beast whose form he or she takes. </text:span></text:p>
      <text:p text:style-name="P14"/>
      <text:p text:style-name="P1"><text:span text:style-name="T14">MASTER STAFF </text:span><text:span text:style-name="T2">[EPIC]</text:span><text:span text:style-name="T14"> </text:span></text:p>
      <text:p text:style-name="P12"><text:span text:style-name="T18">Prerequisite:</text:span><text:span text:style-name="T16"> Craft Staff, Spellcraft 15 ranks. </text:span></text:p>
      <text:p text:style-name="P12"><text:span text:style-name="T18">Benefit:</text:span><text:span text:style-name="T16"> When the character activates a staff, he or she can substitute a spell slot instead of using a charge. The spell slot must be one the character ahs not used for the day, though the character may lose a prepared spell to emulate a wand charge (the character may not lose prepared spells from his or her school of specialty, if any). The spell slot lost must be equal to or higher in level than the specific spell stored in the staff, including any level-increasing metamagic enhancements. A character cannot emulate a charge for a staff function that does not match a specific spell.</text:span></text:p>
      <text:p text:style-name="P14"/>
      <text:p text:style-name="P1"><text:span text:style-name="T14">MASTER WAND </text:span><text:span text:style-name="T2">[EPIC]</text:span><text:span text:style-name="T14"> </text:span></text:p>
      <text:p text:style-name="P12"><text:span text:style-name="T18">Prerequisite:</text:span><text:span text:style-name="T16"> Craft Wand, Spellcraft 15 ranks. </text:span></text:p>
      <text:p text:style-name="P12"><text:span text:style-name="T18">Benefit:</text:span><text:span text:style-name="T16"> When the character activates a wand, he or she can substitute a spell slot instead of using a charge. The spell slot must be one the character has not used for the day, though he or she may lose a prepared spell to emulate a wand charge (the character may not lose prepared spells from his or her school of specialty, if any). The spell slot lost must be equal to or higher in level than the spell stored in the wand, including any level-increasing metamagic enhancements. </text:span></text:p>
      <text:p text:style-name="P14"/>
      <text:p text:style-name="P1"><text:span text:style-name="T14">MIGHTY RAGE </text:span><text:span text:style-name="T2">[EPIC]</text:span><text:span text:style-name="T14"> </text:span></text:p>
      <text:p text:style-name="P12"><text:span text:style-name="T18">Prerequisites:</text:span><text:span text:style-name="T16"> Str 21, Con 21, greater rage class feature, rage 5/day. </text:span></text:p>
      <text:p text:style-name="P12"><text:span text:style-name="T18">Benefit:</text:span><text:span text:style-name="T16"> When the character rages, he or she gains a +8 bonus to Strength and Constitution and a +4 morale bonus on Will saves. (These bonuses replace the normal rage bonuses.) </text:span></text:p>
      <text:p text:style-name="P14"/>
      <text:p text:style-name="P1"><text:span text:style-name="T14">MOBILE DEFENSE </text:span><text:span text:style-name="T2">[EPIC]</text:span></text:p>
      <text:p text:style-name="P12"><text:span text:style-name="T18">Prerequisites:</text:span><text:span text:style-name="T16"> Dex 15, Dodge, Mobility, Spring Attack, defensive stance 3/day class feature. </text:span></text:p>
      <text:p text:style-name="P12"><text:span text:style-name="T18">Benefit:</text:span><text:span text:style-name="T16"> While in a defensive stance, the character may take one 5-foot adjustment each round without losing the benefits of the stance. </text:span></text:p>
      <text:p text:style-name="P12"><text:span text:style-name="T18">Normal:</text:span><text:span text:style-name="T16"> Without this feat, a character can’t move while in a defensive stance. </text:span></text:p>
      <text:p text:style-name="P14"/>
      <text:p text:style-name="P1"><text:span text:style-name="T14">MULTISPELL </text:span><text:span text:style-name="T2">[EPIC]</text:span><text:span text:style-name="T14"> </text:span></text:p>
      <text:p text:style-name="P12"><text:span text:style-name="T18">Prerequisites:</text:span><text:span text:style-name="T16"> Quicken Spell, ability to cast 9th-level arcane or divine spells. </text:span></text:p>
      <text:p text:style-name="P12"><text:span text:style-name="T18">Benefit:</text:span><text:span text:style-name="T16"> The character may cast one additional quickened spell in a round. </text:span></text:p>
      <text:p text:style-name="P12"><text:span text:style-name="T18">Special:</text:span><text:span text:style-name="T16"> A character can gain this feat multiple times. Its effects stack. </text:span></text:p>
      <text:p text:style-name="P14"/>
      <text:p text:style-name="P1"><text:span text:style-name="T14">MULTIWEAPON REND </text:span><text:span text:style-name="T2">[EPIC]</text:span><text:span text:style-name="T14"> </text:span></text:p>
      <text:p text:style-name="P12"><text:span text:style-name="T18">Prerequisites:</text:span><text:span text:style-name="T16"> Dex 15, base attack bonus +9, three or more hands, Multiweapon Fighting. </text:span></text:p>
      <text:p text:style-name="P12"><text:span text:style-name="T18">Benefit:</text:span><text:span text:style-name="T16"> If the character hits an opponent with two or more weapons (wielded in different hands) in the same round, he or she may automatically rend the opponent. This rending deals additional damage equal to the base damage of the smallest weapon that hit plus 1 1/2 times the character’s Strength modifier. The character can only rend once per round, regardless of how many successful attacks he or she makes. </text:span></text:p>
      <text:p text:style-name="P12"><text:soft-page-break/><text:span text:style-name="T18">Special:</text:span><text:span text:style-name="T16"> This feat replaces the Two-Weapon Rend feat for creatures with more than two arms. </text:span></text:p>
      <text:p text:style-name="P14"/>
      <text:p text:style-name="P1"><text:span text:style-name="T14">MUSIC OF THE GODS </text:span><text:span text:style-name="T2">[EPIC]</text:span><text:span text:style-name="T14"> </text:span></text:p>
      <text:p text:style-name="P12"><text:span text:style-name="T18">Prerequisites:</text:span><text:span text:style-name="T16"> Cha 25, Perform 30 ranks, bardic music class feature. </text:span></text:p>
      <text:p text:style-name="P12"><text:span text:style-name="T18">Benefit:</text:span><text:span text:style-name="T16"> The character’s bardic music can affect even those normally immune to mind-affecting effects. However, such creatures gain a +10 bonus on their Will saves to resist such effects. </text:span></text:p>
      <text:p text:style-name="P14"/>
      <text:p text:style-name="P1"><text:span text:style-name="T14">NEGATIVE ENERGY BURST </text:span><text:span text:style-name="T2">[DIVINE][EPIC]</text:span><text:span text:style-name="T14"> </text:span></text:p>
      <text:p text:style-name="P12"><text:span text:style-name="T18">Prerequisites:</text:span><text:span text:style-name="T16"> Cha 25, ability to rebuke or command undead, ability to cast </text:span><text:span text:style-name="T17">inflict critical wound</text:span><text:span text:style-name="T16">s, any evil alignment. </text:span></text:p>
      <text:p text:style-name="P12"><text:span text:style-name="T18">Benefit:</text:span><text:span text:style-name="T16"> The character can use one rebuke or command undead attempt to unleash a wave of negative energy in a 60-foot-burst. Roll a normal rebuke (or command) check, except that the negative energy burst affects living creatures rather than undead. Any creature that would be rebuked by this result gains one negative level. Any creature that would be commanded by this check gains two negative levels. The Fortitude save DC to remove these levels one day later is equal to 10 + 1/2 the character’s effective turning level + the character’s Charisma modifier. </text:span></text:p>
      <text:p text:style-name="P14"/>
      <text:p text:style-name="P1"><text:span text:style-name="T14">OVERWHELMING CRITICAL</text:span><text:span text:style-name="T2"> [EPIC] </text:span></text:p>
      <text:p text:style-name="P12"><text:span text:style-name="T18">Prerequisites:</text:span><text:span text:style-name="T16"> Str 23, Cleave, Great Cleave, Improved Critical (chosen weapon), Power Attack, Weapon Focus (chosen weapon). </text:span></text:p>
      <text:p text:style-name="P12"><text:span text:style-name="T18">Benefit:</text:span><text:span text:style-name="T16"> When using the weapon the character has selected, he or she deals an extra 1d6 points of bonus damage on a successful critical hit. If the weapon’s critical multiplier is x3, add +2d6 points of bonus damage instead, and if the multiplier is x4, add +3d6 points of bonus damage instead. Creatures immune to critical hits can’t be affected by this feat.</text:span></text:p>
      <text:p text:style-name="P12"><text:span text:style-name="T18">Special:</text:span><text:span text:style-name="T16"> A character can gain this feat multiple times. Its effects do not stack. Each time a character takes the feat, it applies to a different type of weapon. </text:span></text:p>
      <text:p text:style-name="P14"/>
      <text:p text:style-name="P1"><text:span text:style-name="T14">PENETRATE DAMAGE REDUCTION </text:span><text:span text:style-name="T2">[EPIC]</text:span><text:span text:style-name="T14"> </text:span></text:p>
      <text:p text:style-name="P12"><text:span text:style-name="T16">Select a special material, such as adamantine. </text:span></text:p>
      <text:p text:style-name="P12"><text:span text:style-name="T18">Benefit: </text:span><text:span text:style-name="T16">The character melee weapons (including natural weapons) are treated as being crafted from the chosen special material for the purposes of bypassing the damage reduction of any creature the character strikes. None of the other special properties of special materials are gained by the character’s melee weapons.</text:span></text:p>
      <text:p text:style-name="P12"><text:span text:style-name="T18">Special:</text:span><text:span text:style-name="T16"> A character can gain this feat multiple times. <text:s/>Each time the feat is selected the character selects a different special material. <text:s/>The character’s melee attacks are treated as being crafted of all chosen materials for the purposes of bypassing damage reduction.</text:span></text:p>
      <text:p text:style-name="P14"/>
      <text:p text:style-name="P1"><text:span text:style-name="T14">PERFECT HEALTH </text:span><text:span text:style-name="T2">[EPIC]</text:span><text:span text:style-name="T14"> </text:span></text:p>
      <text:p text:style-name="P12"><text:span text:style-name="T18">Prerequisite:</text:span><text:span text:style-name="T16"> Con 25, Great Fortitude. </text:span></text:p>
      <text:p text:style-name="P12"><text:span text:style-name="T18">Benefit:</text:span><text:span text:style-name="T16"> The character is immune to all nonmagical diseases, as well as to all poisons whose Fortitude save DC is 25 or less. </text:span></text:p>
      <text:p text:style-name="P13"/>
      <text:p text:style-name="P1"><text:span text:style-name="T14">PERFECT MULTIWEAPON FIGHTING </text:span><text:span text:style-name="T2">[EPIC]</text:span><text:span text:style-name="T14"> </text:span></text:p>
      <text:p text:style-name="P12"><text:span text:style-name="T18">Prerequisite:</text:span><text:span text:style-name="T16"> Dex 25, three or more hands, Greater Multiweapon Fighting, Multiweapon Fighting. </text:span></text:p>
      <text:p text:style-name="P12"><text:span text:style-name="T18">Benefit:</text:span><text:span text:style-name="T16"> The character can make as many attacks with each extra weapon as with his or her primary weapon, using the same base attack bonus. The character still takes the normal penalties for fighting with two weapons. </text:span></text:p>
      <text:p text:style-name="P12"><text:span text:style-name="T18">Normal:</text:span><text:span text:style-name="T16"> A creature without this feat can make only one attack per round with each extra weapon (or two attacks per round with each weapon if it has Multiweapon Fighting, or three attacks per round with each extra weapon if it has Greater Multiweapon Fighting). Each attack after the first extra attack has a cumulative –5 penalty. </text:span></text:p>
      <text:p text:style-name="P12"><text:span text:style-name="T18">Special:</text:span><text:span text:style-name="T16"> This feat replaces the Perfect Two-Weapon Fighting feat for creatures with more than two arms.</text:span></text:p>
      <text:p text:style-name="P14"/>
      <text:p text:style-name="P1"><text:soft-page-break/><text:span text:style-name="T14">PERFECT TWO-WEAPON FIGHTING </text:span><text:span text:style-name="T2">[EPIC]</text:span><text:span text:style-name="T14"> </text:span></text:p>
      <text:p text:style-name="P12"><text:span text:style-name="T18">Prerequisites:</text:span><text:span text:style-name="T16"> Dex 25, Greater Two-Weapon Fighting, Improved Two-Weapon Fighting, Two-Weapon Fighting. </text:span></text:p>
      <text:p text:style-name="P12"><text:span text:style-name="T18">Benefit:</text:span><text:span text:style-name="T16"> The character can make as many attacks with his or her off-hand weapon as with his or her primary weapon, using the same base attack bonus. The character still takes the normal penalties for fighting with two weapons. </text:span></text:p>
      <text:p text:style-name="P12"><text:span text:style-name="T18">Normal:</text:span><text:span text:style-name="T16"> Without this feat, a character can only get a single attack with an off-hand weapon (or two attacks with an off-hand weapon if he or she has Improved Two-Weapon Fighting, or three attacks with an off-hand weapon if he or she has Greater Two-Weapon Fighting). </text:span></text:p>
      <text:p text:style-name="P14"/>
      <text:p text:style-name="P1"><text:span text:style-name="T14">PERMANENT EMANATION </text:span><text:span text:style-name="T2">[EPIC]</text:span><text:span text:style-name="T14"> </text:span></text:p>
      <text:p text:style-name="P12"><text:span text:style-name="T18">Prerequisites:</text:span><text:span text:style-name="T16"> Spellcraft 25 ranks, ability to cast the spell to be made permanent. </text:span></text:p>
      <text:p text:style-name="P12"><text:span text:style-name="T18">Benefit:</text:span><text:span text:style-name="T16"> Designate any one of the character’s spells whose area is an emanation from the character. This spell’s effect is permanent (though the character can dismiss or restart it as a free action). Effects that would normally dispel this spell instead suppress it for 2d4 rounds. </text:span></text:p>
      <text:p text:style-name="P12"><text:span text:style-name="T18">Special:</text:span><text:span text:style-name="T16"> This feat may be taken multiple times. Each time, select a different spell to become permanent. </text:span></text:p>
      <text:p text:style-name="P14"/>
      <text:p text:style-name="P1"><text:span text:style-name="T14">PLANAR TURNING </text:span><text:span text:style-name="T2">[EPIC]</text:span><text:span text:style-name="T14"> </text:span></text:p>
      <text:p text:style-name="P12"><text:span text:style-name="T18">Prerequisites:</text:span><text:span text:style-name="T16"> Wis 25, Cha 25, ability to turn or rebuke undead. </text:span></text:p>
      <text:p text:style-name="P12"><text:span text:style-name="T18">Benefit:</text:span><text:span text:style-name="T16"> The character can turn or rebuke outsiders as if they were undead. An outsider has effective turn resistance equal to half its spell resistance (round down). If the character can turn undead, he or she turns (or destroys) all evil outsiders and rebukes (or commands) all nonevil outsiders. If the character can rebuke undead, he or she rebukes (or commands) all evil outsiders and turns (or destroys) all nonevil outsiders. </text:span></text:p>
      <text:p text:style-name="P14"/>
      <text:p text:style-name="P1"><text:span text:style-name="T14">PLANT WILD SHAPE </text:span><text:span text:style-name="T2">[WILD][EPIC]</text:span></text:p>
      <text:p text:style-name="P12"><text:span text:style-name="T18">Prerequisites:</text:span><text:span text:style-name="T16"> Knowledge (nature) 24 ranks, </text:span><text:span text:style-name="T17">wild shape </text:span><text:span text:style-name="T16">4/day. </text:span></text:p>
      <text:p text:style-name="P12"><text:span text:style-name="T18">Benefit:</text:span><text:span text:style-name="T16"> The character can use his or her normal </text:span><text:span text:style-name="T17">wild shape </text:span><text:span text:style-name="T16">ability to take the form of a plant. The size limitation is the same as the character’s limitation on animal size. </text:span></text:p>
      <text:p text:style-name="P14"/>
      <text:p text:style-name="P1"><text:span text:style-name="T14">POLYGLOT </text:span><text:span text:style-name="T2">[EPIC]</text:span><text:span text:style-name="T14"> </text:span></text:p>
      <text:p text:style-name="P12"><text:span text:style-name="T18">Prerequisites:</text:span><text:span text:style-name="T16"> Int 25, Speak Language (five languages). </text:span></text:p>
      <text:p text:style-name="P12"><text:span text:style-name="T18">Benefit:</text:span><text:span text:style-name="T16"> The character can speak all languages. If the character is literate, he or she can also read and write all languages (not including magical script). </text:span></text:p>
      <text:p text:style-name="P14"/>
      <text:p text:style-name="P1"><text:span text:style-name="T14">POSITIVE ENERGY AURA </text:span><text:span text:style-name="T2">[EPIC]</text:span><text:span text:style-name="T14"> </text:span></text:p>
      <text:p text:style-name="P12"><text:span text:style-name="T18">Prerequisites:</text:span><text:span text:style-name="T16"> Cha 25, ability to turn undead, ability to cast </text:span><text:span text:style-name="T17">dispel evil. </text:span></text:p>
      <text:p text:style-name="P12"><text:span text:style-name="T18">Benefit:</text:span><text:span text:style-name="T16"> Every undead creature that comes within 15 feet of the character is automatically affected as if the character had turned it. This doesn’t cost a turning attempt, and the character doesn’t have to roll turning damage (it automatically affects all undead in a 15-foot burst), but it only turns undead with Hit Dice equal to or less than the character’s effective cleric level minus 10 (and automatically destroys undead with Hit Dice equal to or less than the character’s effective cleric level minus 20). Just as with normal turning, the character can’t affect undead that have total cover relative to him or her. </text:span></text:p>
      <text:p text:style-name="P13"/>
      <text:p text:style-name="P12"><text:span text:style-name="T19">POWER KNOWLEDGE </text:span><text:span text:style-name="T16">[EPIC, PSIONIC]</text:span></text:p>
      <text:p text:style-name="P12"><text:span text:style-name="T16">You add two additional powers to your list of powers known.</text:span></text:p>
      <text:p text:style-name="P12"><text:span text:style-name="T18">Prerequisites: </text:span><text:span text:style-name="T16">Character level 21st, ability to manifest powers of the normal maximum power level in at least one psionic class.</text:span></text:p>
      <text:p text:style-name="P12"><text:span text:style-name="T18">Benefit:</text:span><text:span text:style-name="T16"> You learn two new powers of any level up to the highest level of power you can manifest. The powers you select must be on your class list or the list for your discipline.</text:span></text:p>
      <text:p text:style-name="P12"><text:soft-page-break/><text:span text:style-name="T18">Special:</text:span><text:span text:style-name="T16"> You can gain this feat multiple times. Each time, you learn two new powers at any level up to the highest level of power you can manifest.</text:span></text:p>
      <text:p text:style-name="P13"/>
      <text:p text:style-name="P12"><text:span text:style-name="T19">PSICRYSTAL POWER </text:span><text:span text:style-name="T16">[EPIC, PSIONIC]</text:span></text:p>
      <text:p text:style-name="P12"><text:span text:style-name="T16">Your psicrystal can manifest a power.</text:span></text:p>
      <text:p text:style-name="P12"><text:span text:style-name="T18">Prerequisites:</text:span><text:span text:style-name="T16"> Character level 21st, Intelligence 25 or Charisma 25 (depending on which is your key ability score for manifesting).</text:span></text:p>
      <text:p text:style-name="P12"><text:span text:style-name="T18">Benefit:</text:span><text:span text:style-name="T16"> Choose one power you know of 8th level or lower. Your psicrystal can now manifest this power once per day at your manifester level (the psicrystal gains sufficient power points to manifest the power once). You cannot bestow a power upon your psicrystal if the power normally has any experience point cost.</text:span></text:p>
      <text:p text:style-name="P12"><text:span text:style-name="T18">Special: </text:span><text:span text:style-name="T16">You can gain this feat multiple times. Each time you take the feat, you can give your psicrystal knowledge of a new power (and it gains sufficient power points to manifest that power once).</text:span></text:p>
      <text:p text:style-name="P12"><text:span text:style-name="T16">All power points gained by a psicrystal from multiple applications of this feat go into its reserve and can be used to manifest the powers it knows as you desire.</text:span></text:p>
      <text:p text:style-name="P14"/>
      <text:p text:style-name="P1"><text:span text:style-name="T14">RANGED INSPIRATION </text:span><text:span text:style-name="T2">[EPIC]</text:span><text:span text:style-name="T14"> </text:span></text:p>
      <text:p text:style-name="P12"><text:span text:style-name="T18">Prerequisite:</text:span><text:span text:style-name="T16"> Bardic music class feature, Perform 25 ranks </text:span></text:p>
      <text:p text:style-name="P12"><text:span text:style-name="T18">Benefit:</text:span><text:span text:style-name="T16"> Double the range of any bardic music ability that has a range. (If the creature must hear the bard to be affected by the ability, that requirement doesn’t change regardless of any extended range the bard’s ability may have.) </text:span></text:p>
      <text:p text:style-name="P12"><text:span text:style-name="T18">Special:</text:span><text:span text:style-name="T16"> A character can gain this feat multiple times. Its effects stack. Remember that two doublings equals a tripling, and so forth.</text:span></text:p>
      <text:p text:style-name="P14"/>
      <text:p text:style-name="P1"><text:span text:style-name="T14">RAPID INSPIRATION </text:span><text:span text:style-name="T2">[EPIC]</text:span></text:p>
      <text:p text:style-name="P12"><text:span text:style-name="T18">Prerequisite:</text:span><text:span text:style-name="T16"> Perform 25 ranks, bardic music class feature. </text:span></text:p>
      <text:p text:style-name="P12"><text:span text:style-name="T18">Benefit:</text:span><text:span text:style-name="T16"> The character can use any of his or her bardic music inspiration abilities as a standard action. The inspiration takes effect immediately after the character concludes the action. </text:span></text:p>
      <text:p text:style-name="P14"/>
      <text:p text:style-name="P1"><text:span text:style-name="T14">REACTIVE COUNTERSONG </text:span><text:span text:style-name="T2">[EPIC]</text:span><text:span text:style-name="T14"> </text:span></text:p>
      <text:p text:style-name="P12"><text:span text:style-name="T18">Prerequisite:</text:span><text:span text:style-name="T16"> Combat Reflexes, Perform 30 ranks, bardic music class feature. </text:span></text:p>
      <text:p text:style-name="P12"><text:span text:style-name="T18">Benefit:</text:span><text:span text:style-name="T16"> The character can begin a countersong at any time, even when it isn’t his or her turn (much like a wizard who has readied a counterspell action), though the character doesn’t have to ready an action to do so. The character can’t use Reactive Countersong at the same time he or she isusing another bardic music ability (though the character could stop the other bardic music ability to begin Reactive Countersong if so desired). </text:span></text:p>
      <text:p text:style-name="P12"><text:span text:style-name="T18">Normal:</text:span><text:span text:style-name="T16"> Without this feat, a character can only use counter-song on his or her turn. </text:span></text:p>
      <text:p text:style-name="P14"/>
      <text:p text:style-name="P1"><text:span text:style-name="T14">REFLECT ARROWS </text:span><text:span text:style-name="T2">[EPIC]</text:span><text:span text:style-name="T14"> </text:span></text:p>
      <text:p text:style-name="P12"><text:span text:style-name="T18">Prerequisites:</text:span><text:span text:style-name="T16"> Dex 25, Deflect Arrows, Improved Unarmed Strike. </text:span></text:p>
      <text:p text:style-name="P12"><text:span text:style-name="T18">Benefit:</text:span><text:span text:style-name="T16"> When the character deflects an arrow or other ranged attack, the attack is reflected back upon the attacker at the character’s base ranged attack bonus. </text:span></text:p>
      <text:p text:style-name="P14"/>
      <text:p text:style-name="P1"><text:span text:style-name="T14">RIGHTEOUS STRIKE </text:span><text:span text:style-name="T2">[EPIC]</text:span><text:span text:style-name="T14"> </text:span></text:p>
      <text:p text:style-name="P12"><text:span text:style-name="T18">Prerequisites:</text:span><text:span text:style-name="T16"> Wis 19, Improved Unarmed Strike, Stunning Fist, any lawful alignment. </text:span></text:p>
      <text:p text:style-name="P12"><text:span text:style-name="T18">Benefit:</text:span><text:span text:style-name="T16"> The character’s unarmed strike is treated as an axiomatic weapon (it is lawfully aligned and deals an extra 2d6 points of damage against creatures of chaotic alignment). This ability doesn’t stack with similar abilities. </text:span></text:p>
      <text:p text:style-name="P13"><text:soft-page-break/></text:p>
      <text:p text:style-name="P1"><text:span text:style-name="T14">RUINOUS RAGE </text:span><text:span text:style-name="T2">[EPIC]</text:span><text:span text:style-name="T14"> </text:span></text:p>
      <text:p text:style-name="P12"><text:span text:style-name="T18">Prerequisites:</text:span><text:span text:style-name="T16"> Str 25, Improved Sunder, Power Attack, rage 5/day. </text:span></text:p>
      <text:p text:style-name="P12"><text:span text:style-name="T18">Benefit:</text:span><text:span text:style-name="T16"> While in a rage, the character ignores the hardness of any object he or she strikes. Also, double the character’s Strength bonus for the purposes of any Strength check made to break an object with sudden force rather than by dealing normal damage (including bursting bindings, such as ropes or manacles). </text:span></text:p>
      <text:p text:style-name="P14"/>
      <text:p text:style-name="P1"><text:span text:style-name="T14">SCRIBE EPIC SCROLL </text:span><text:span text:style-name="T2">[ITEM CREATION][EPIC]</text:span><text:span text:style-name="T14"> </text:span></text:p>
      <text:p text:style-name="P12"><text:span text:style-name="T18">Prerequisites:</text:span><text:span text:style-name="T16"> Scribe Scroll, Knowledge (arcana) 24 ranks, Spellcraft 24 ranks. </text:span></text:p>
      <text:p text:style-name="P12"><text:span text:style-name="T18">Benefit:</text:span><text:span text:style-name="T16"> The character can scribe scrolls that exceed the normal limits for such items. Even this feat does not allow the character to scribe a scroll with an epic spell.</text:span></text:p>
      <text:p text:style-name="P14"/>
      <text:p text:style-name="P1"><text:span text:style-name="T14">SELF-CONCEALMENT </text:span><text:span text:style-name="T2">[EPIC]</text:span><text:span text:style-name="T14"> </text:span></text:p>
      <text:p text:style-name="P12"><text:span text:style-name="T18">Prerequisites:</text:span><text:span text:style-name="T16"> Dex 30, Hide 30 ranks, Tumble 30 ranks, improved evasion. </text:span></text:p>
      <text:p text:style-name="P12"><text:span text:style-name="T18">Benefit:</text:span><text:span text:style-name="T16"> Attacks against the character have a 10% miss chance, similar to the effect of concealment. The character loses this benefit whenever he or she would lose his or her Dexterity bonus to AC. </text:span></text:p>
      <text:p text:style-name="P12"><text:span text:style-name="T18">Special:</text:span><text:span text:style-name="T16"> This feat may be taken multiple times. Each time it is taken, the miss chance increases by 10% to a maximum of 50% after it has been taken five times. </text:span></text:p>
      <text:p text:style-name="P14"/>
      <text:p text:style-name="P1"><text:span text:style-name="T14">SHATTERING STRIKE </text:span><text:span text:style-name="T2">[EPIC]</text:span><text:span text:style-name="T14"> </text:span></text:p>
      <text:p text:style-name="P12"><text:span text:style-name="T18">Prerequisites:</text:span><text:span text:style-name="T16"> Epic Weapon Focus (unarmed strike), Weapon Focus (unarmed strike), Concentration 25 ranks, </text:span><text:span text:style-name="T17">ki </text:span><text:span text:style-name="T16">strike (adamantine). </text:span></text:p>
      <text:p text:style-name="P12"><text:span text:style-name="T18">Benefit:</text:span><text:span text:style-name="T16"> When using an unarmed strike to attempt to break an object with sudden force (rather than by dealing normal damage), make a Concentration check rather than a Strength check. The break DC remains the same. Using Shattering Strike is a full-round action that incurs attacks of opportunity. The character can’t use Shattering Strike to escape bonds (unless he or she is so bound as to allow the character to make an unarmed strike against his or her bindings). </text:span></text:p>
      <text:p text:style-name="P14"/>
      <text:p text:style-name="P1"><text:span text:style-name="T14">SNEAK ATTACK OF OPPORTUNITY </text:span><text:span text:style-name="T2">[EPIC]</text:span><text:span text:style-name="T14"> </text:span></text:p>
      <text:p text:style-name="P12"><text:span text:style-name="T18">Prerequisites:</text:span><text:span text:style-name="T16"> Sneak attack +8d6, opportunist class feature. </text:span></text:p>
      <text:p text:style-name="P12"><text:span text:style-name="T18">Benefit:</text:span><text:span text:style-name="T16"> Any attack of opportunity the character makes is considered a sneak attack. </text:span></text:p>
      <text:p text:style-name="P14"/>
      <text:p text:style-name="P1"><text:span text:style-name="T14">SPECTRAL STRIKE </text:span><text:span text:style-name="T2">[EPIC]</text:span><text:span text:style-name="T14"> </text:span></text:p>
      <text:p text:style-name="P12"><text:span text:style-name="T18">Prerequisites:</text:span><text:span text:style-name="T16"> Wis 19, ability to turn or rebuke undead. </text:span></text:p>
      <text:p text:style-name="P12"><text:span text:style-name="T18">Benefit:</text:span><text:span text:style-name="T16"> The character’s attacks deal damage normally against incorporeal creatures. </text:span></text:p>
      <text:p text:style-name="P12"><text:span text:style-name="T18">Normal:</text:span><text:span text:style-name="T16"> Without this feat, even attacks that can damage an incorporeal creature have a 50% chance to deal no damage.</text:span></text:p>
      <text:p text:style-name="P14"/>
      <text:p text:style-name="P1"><text:span text:style-name="T14">SPELL KNOWLEDGE </text:span><text:span text:style-name="T2">[EPIC]</text:span><text:span text:style-name="T14"> </text:span></text:p>
      <text:p text:style-name="P12"><text:span text:style-name="T18">Prerequisite:</text:span><text:span text:style-name="T16"> Ability to cast spells of the maximum normal spell level of an arcane spellcasting class. </text:span></text:p>
      <text:p text:style-name="P12"><text:span text:style-name="T18">Benefit:</text:span><text:span text:style-name="T16"> The character learns two new arcane spells of any level up to the maximum level he or she can cast. This feat does not grant any additional spell slots. </text:span></text:p>
      <text:p text:style-name="P12"><text:soft-page-break/><text:span text:style-name="T18">Special:</text:span><text:span text:style-name="T16"> A character can gain this feat multiple times. </text:span></text:p>
      <text:p text:style-name="P14"/>
      <text:p text:style-name="P1"><text:span text:style-name="T14">SPELL OPPORTUNITY </text:span><text:span text:style-name="T2">[EPIC]</text:span><text:span text:style-name="T14"> </text:span></text:p>
      <text:p text:style-name="P12"><text:span text:style-name="T18">Prerequisites:</text:span><text:span text:style-name="T16"> Combat Casting, Combat Reflexes, Quicken Spell, Spellcraft 25 ranks. </text:span></text:p>
      <text:p text:style-name="P12"><text:span text:style-name="T18">Benefit:</text:span><text:span text:style-name="T16"> Whenever the character is allowed an attack of opportunity, he or she may cast (and attack with) a touch spell as the character’s attack of opportunity. This incurs attacks of opportunity just as if the character had cast the spell normally. </text:span></text:p>
      <text:p text:style-name="P12"><text:span text:style-name="T18">Normal:</text:span><text:span text:style-name="T16"> Without this feat, a character can only make a melee attack as an attack of opportunity. </text:span></text:p>
      <text:p text:style-name="P14"/>
      <text:p text:style-name="P1"><text:span text:style-name="T14">SPELL STOWAWAY </text:span><text:span text:style-name="T2">[EPIC]</text:span><text:span text:style-name="T14"> </text:span></text:p>
      <text:p text:style-name="P12"><text:span text:style-name="T18">Prerequisites:</text:span><text:span text:style-name="T16"> Spellcraft 24 ranks, caster level 12th. </text:span></text:p>
      <text:p text:style-name="P12"><text:span text:style-name="T18">Benefit:</text:span><text:span text:style-name="T16"> Choose a spell-like ability the character knows, or a spell the character cam cast. <text:s/>The character is attuned to the magic he or she chooses. If another spellcaster within 300 feet of the character uses this magic, the character also immediately gains the magic’s effect as if it had been used on the character by the same caster. The character must have direct line of effect to the spellcaster in order to gain the benefit of the attuned magic (though the character does not have to know the spellcaster is present, and he or she can be flat-footed). The magic’s duration, effect, and other specifics are determined by its original caster’s level. </text:span></text:p>
      <text:p text:style-name="P12"><text:span text:style-name="T18">Special:</text:span><text:span text:style-name="T16"> A character can gain this feat multiple times. Its effects do not stack. Each time a character takes the feat, it applies to a different spell or spell-like ability. </text:span></text:p>
      <text:p text:style-name="P14"/>
      <text:p text:style-name="P1"><text:span text:style-name="T14">SPELLCASTING HARRIER </text:span><text:span text:style-name="T2">[EPIC]</text:span><text:span text:style-name="T14"> </text:span></text:p>
      <text:p text:style-name="P12"><text:span text:style-name="T18">Prerequisite:</text:span><text:span text:style-name="T16"> Combat Reflexes. </text:span></text:p>
      <text:p text:style-name="P12"><text:span text:style-name="T18">Benefit:</text:span><text:span text:style-name="T16"> Any spellcaster the character threatens in melee provokes an attack of opportunity if he or she tries to cast defensively. <text:s/>The character gets a +4 bonus on this attack roll.</text:span></text:p>
      <text:p text:style-name="P14"/>
      <text:p text:style-name="P1"><text:span text:style-name="T14">SPONTANEOUS DOMAIN ACCESS </text:span><text:span text:style-name="T2">[EPIC]</text:span></text:p>
      <text:p text:style-name="P12"><text:span text:style-name="T18">Prerequisites:</text:span><text:span text:style-name="T16"> Wis 25, Spellcraft 30 ranks, ability to cast 9th-level divine spells. </text:span></text:p>
      <text:p text:style-name="P12"><text:span text:style-name="T18">Benefit:</text:span><text:span text:style-name="T16"> Select a domain the character has access to. The character may spontaneously convert any prepared cleric spell (except a domain spell) into a domain spell of the same level in the selected domain, just as a cleric channels energy to convert spells into </text:span><text:span text:style-name="T17">cure </text:span><text:span text:style-name="T16">spells. </text:span></text:p>
      <text:p text:style-name="P12"><text:span text:style-name="T18">Special:</text:span><text:span text:style-name="T16"> A character can gain this feat multiple times. Each time a character takes the feat, it applies to a different domain. </text:span></text:p>
      <text:p text:style-name="P14"/>
      <text:p text:style-name="P1"><text:span text:style-name="T14">SPONTANEOUS SPELL </text:span><text:span text:style-name="T2">[EPIC]</text:span></text:p>
      <text:p text:style-name="P12"><text:span text:style-name="T18">Prerequisite:</text:span><text:span text:style-name="T16"> Spellcraft 25 ranks, ability to cast the maximum normal spell level of at least one spell-casting class. </text:span></text:p>
      <text:p text:style-name="P12"><text:span text:style-name="T18">Benefit:</text:span><text:span text:style-name="T16"> Select a spell the character can cast. The character may spontaneously convert any prepared spell of the selected spell’s level into the selected spell, just as a cleric channels energy to convert spells into </text:span><text:span text:style-name="T17">cure </text:span><text:span text:style-name="T16">spells. </text:span></text:p>
      <text:p text:style-name="P12"><text:span text:style-name="T18">Special:</text:span><text:span text:style-name="T16"> A character can gain this feat multiple times. Each time he or she takes the feat, it applies to a different spell. </text:span></text:p>
      <text:p text:style-name="P14"/>
      <text:p text:style-name="P1"><text:span text:style-name="T14">STORM OF THROWS </text:span><text:span text:style-name="T2">[EPIC]</text:span><text:span text:style-name="T14"> </text:span></text:p>
      <text:p text:style-name="P12"><text:span text:style-name="T18">Prerequisite:</text:span><text:span text:style-name="T16"> Dex 23, Point Blank Shot, Quick Draw, Rapid Shot. </text:span></text:p>
      <text:p text:style-name="P12"><text:span text:style-name="T18">Benefit:</text:span><text:span text:style-name="T16"> As a full-round action, the character may throw a light weapon at his or her full base attack bonus at each opponent within 30 feet. All light weapons thrown need not be the same type. </text:span></text:p>
      <text:p text:style-name="P14"/>
      <text:p text:style-name="P1"><text:soft-page-break/><text:span text:style-name="T14">SUPERIOR INITIATIVE </text:span><text:span text:style-name="T2">[EPIC]</text:span><text:span text:style-name="T14"> </text:span></text:p>
      <text:p text:style-name="P12"><text:span text:style-name="T18">Prerequisite:</text:span><text:span text:style-name="T16"> Improved Initiative. </text:span></text:p>
      <text:p text:style-name="P12"><text:span text:style-name="T18">Benefit:</text:span><text:span text:style-name="T16"> The character gets a +8 bonus on initiative checks. This bonus overlaps (does not stack with) the bonus from Improved Initiative. </text:span></text:p>
      <text:p text:style-name="P14"/>
      <text:p text:style-name="P1"><text:span text:style-name="T14">SWARM OF ARROWS </text:span><text:span text:style-name="T2">[EPIC]</text:span></text:p>
      <text:p text:style-name="P12"><text:span text:style-name="T18">Prerequisites:</text:span><text:span text:style-name="T16"> Dex 23, Point Blank Shot, Rapid Shot, Weapon Focus (type of bow used). </text:span></text:p>
      <text:p text:style-name="P12"><text:span text:style-name="T18">Benefit:</text:span><text:span text:style-name="T16"> As a full-round action, the character may fire an arrow at his or her full base attack bonus at each opponent within 30 feet. </text:span></text:p>
      <text:p text:style-name="P17"/>
      <text:p text:style-name="P12"><text:span text:style-name="T19">TERRIFYING RAGE </text:span><text:span text:style-name="T16">[EPIC]</text:span></text:p>
      <text:p text:style-name="P12"><text:span text:style-name="T18">Prerequisites:</text:span><text:span text:style-name="T16"> Intimidate 25 ranks, rage 5/day</text:span></text:p>
      <text:p text:style-name="P12"><text:span text:style-name="T18">Benefit:</text:span><text:span text:style-name="T16"> While you are raging, any enemy that views you must make a Will save opposed by your Intimidate check of become panicked (if it have HD less than your character level) or shaken (if it has HD equal to or up to twice your character level) for 4d6 rounds. <text:s/>An enemy with Hit Dice greater than twice your character level is not affected by this feat.</text:span></text:p>
      <text:p text:style-name="P17"/>
      <text:p text:style-name="P1"><text:span text:style-name="T14">TENACIOUS MAGIC </text:span><text:span text:style-name="T2">[EPIC]</text:span><text:span text:style-name="T14"> </text:span></text:p>
      <text:p text:style-name="P12"><text:span text:style-name="T18">Prerequisites:</text:span><text:span text:style-name="T16"> Spellcraft 15 ranks. </text:span></text:p>
      <text:p text:style-name="P12"><text:span text:style-name="T18">Benefit:</text:span><text:span text:style-name="T16"> Choose one spell the character knows or spell-like ability the character possesses. Whenever the chosen form of magic would otherwise end due to a </text:span><text:span text:style-name="T17">dispel </text:span><text:span text:style-name="T16">effect, the magic is instead only suppressed for 1d4 rounds. The magic still ends when its duration expires, but the suppressed rounds do not count against its duration. The character can dismiss his or her own spell or spell-like ability (if dismissible) or dispel his or her own tenacious magic normally. </text:span></text:p>
      <text:p text:style-name="P12"><text:span text:style-name="T18">Special:</text:span><text:span text:style-name="T16"> A character can gain this feat multiple times. Each time he or she takes the feat, it applies to a different spell or spell-like ability. </text:span></text:p>
      <text:p text:style-name="P14"/>
      <text:p text:style-name="P1"><text:span text:style-name="T14">THUNDERING RAGE </text:span><text:span text:style-name="T2">[EPIC]</text:span><text:span text:style-name="T14"> </text:span></text:p>
      <text:p text:style-name="P12"><text:span text:style-name="T18">Prerequisites:</text:span><text:span text:style-name="T16"> Str 25, rage 5/day. </text:span></text:p>
      <text:p text:style-name="P12"><text:span text:style-name="T18">Benefit:</text:span><text:span text:style-name="T16"> Any weapon the character wields while in a rage is treated as a thundering weapon. The DC of the Fortitude save to resist deafness is equal to 10 + 1/2 the character’s level. This ability does not stack with similar abilities. </text:span></text:p>
      <text:p text:style-name="P14"/>
      <text:p text:style-name="P1"><text:span text:style-name="T14">TRAP SENSE </text:span><text:span text:style-name="T2">[EPIC]</text:span><text:span text:style-name="T14"> </text:span></text:p>
      <text:p text:style-name="P12"><text:span text:style-name="T18">Prerequisites:</text:span><text:span text:style-name="T16"> Search 25 ranks, Spot 25 ranks, trapfinding class ability. </text:span></text:p>
      <text:p text:style-name="P12"><text:span text:style-name="T18">Benefit:</text:span><text:span text:style-name="T16"> If the character passes within 5 feet of a trap, he or she is entitled to a Search check to notice it as if the character was actively looking for it. </text:span></text:p>
      <text:p text:style-name="P14"/>
      <text:p text:style-name="P1"><text:span text:style-name="T14">TWO-WEAPON REND </text:span><text:span text:style-name="T2">[EPIC]</text:span><text:span text:style-name="T14"> </text:span></text:p>
      <text:p text:style-name="P12"><text:span text:style-name="T18">Prerequisites:</text:span><text:span text:style-name="T16"> Dex 15, base attack bonus +9, Improved Two-Weapon Fighting, Two-Weapon Fighting. </text:span></text:p>
      <text:p text:style-name="P12"><text:span text:style-name="T18">Benefit:</text:span><text:span text:style-name="T16"> If the character hits an opponent with a weapon in each hand in the same round, he or she may automatically rend the opponent. This deals additional damage equal to the base damage of the smaller weapon plus 1 1/2 times the character’s Strength modifier. Base weapon damage includes an enhancement bonus on damage, if any. The character can only rend once per round, regardless of how many successful attacks he or she makes. </text:span></text:p>
      <text:p text:style-name="P14"/>
      <text:p text:style-name="P1"><text:span text:style-name="T14">UNCANNY ACCURACY </text:span><text:span text:style-name="T2">[EPIC]</text:span></text:p>
      <text:p text:style-name="P12"><text:soft-page-break/><text:span text:style-name="T18">Prerequisites:</text:span><text:span text:style-name="T16"> Dex 21, base attack bonus +11, Point Blank Shot, Precise Shot, Improved Precise Shot, Spot 20 ranks. </text:span></text:p>
      <text:p text:style-name="P12"><text:span text:style-name="T18">Benefit:</text:span><text:span text:style-name="T16"> The character’s ranged attacks ignore the miss chance granted to targets by total concealment. <text:s/>The character must aim his or her attacks at the correct square to gain advantage of this feat. </text:span></text:p>
      <text:p text:style-name="P12"><text:span text:style-name="T18">Normal:</text:span><text:span text:style-name="T16"> Without this feat, characters suffer a 50% miss chance when making a ranged attack against a target with total concealment.</text:span></text:p>
      <text:p text:style-name="P12"><text:span text:style-name="T18">Special:</text:span><text:span text:style-name="T16"> A character with at least 11 levels of ranger can qualify for this feat even if he or she does not have the prerequisites for it, but can only use it when wearing light or no armor.</text:span></text:p>
      <text:p text:style-name="P13"/>
      <text:p text:style-name="P12"><text:span text:style-name="T19">UNDEAD MASTERY </text:span><text:span text:style-name="T16">[DIVINE][EPIC]</text:span><text:span text:style-name="T19"> </text:span></text:p>
      <text:p text:style-name="P12"><text:span text:style-name="T18">Prerequisites:</text:span><text:span text:style-name="T16"> Cha 21, ability to rebuke or command undead. </text:span></text:p>
      <text:p text:style-name="P12"><text:span text:style-name="T18">Benefit:</text:span><text:span text:style-name="T16"> The character may command up to ten times his or her level in HD of undead. </text:span></text:p>
      <text:p text:style-name="P14"/>
      <text:p text:style-name="P1"><text:span text:style-name="T14">UNHOLY STRIKE </text:span><text:span text:style-name="T2">[EPIC]</text:span><text:span text:style-name="T14"> </text:span></text:p>
      <text:p text:style-name="P12"><text:span text:style-name="T18">Prerequisites:</text:span><text:span text:style-name="T16"> Smite good class feature, any evil alignment. </text:span></text:p>
      <text:p text:style-name="P12"><text:span text:style-name="T18">Benefit:</text:span><text:span text:style-name="T16"> Any weapon the character wields is treated as an unholy weapon (it is evil-aligned and deals an extra 2d6 points of damage against creatures of good alignment). This ability doesn’t stack with similar abilities. If the weapon already has an alignment, this feat has no effect on the weapon.</text:span></text:p>
      <text:p text:style-name="P14"/>
      <text:p text:style-name="P1"><text:span text:style-name="T14">VERMIN WILD SHAPE </text:span><text:span text:style-name="T2">[WILD][EPIC]</text:span><text:span text:style-name="T14"> </text:span></text:p>
      <text:p text:style-name="P12"><text:span text:style-name="T18">Prerequisites:</text:span><text:span text:style-name="T16"> Knowledge (nature) 24 ranks, </text:span><text:span text:style-name="T17">wild shape </text:span><text:span text:style-name="T16">6/day. </text:span></text:p>
      <text:p text:style-name="P12"><text:span text:style-name="T18">Benefit:</text:span><text:span text:style-name="T16"> The character can use his or her normal </text:span><text:span text:style-name="T17">wild shape </text:span><text:span text:style-name="T16">ability to take the form of a vermin. The size limitation is the same as the character’s limitation on animal size. </text:span></text:p>
      <text:p text:style-name="P14"/>
      <text:p text:style-name="P1"><text:span text:style-name="T14">VORPAL STRIKE </text:span><text:span text:style-name="T2">[EPIC]</text:span><text:span text:style-name="T14"> </text:span></text:p>
      <text:p text:style-name="P12"><text:span text:style-name="T18">Prerequisites:</text:span><text:span text:style-name="T16"> Str 25, Wis 25, Improved Critical (unarmed strike), Improved Unarmed Strike, Keen Strike, Stunning Fist, </text:span><text:span text:style-name="T17">ki </text:span><text:span text:style-name="T16">strike (adamantine). </text:span></text:p>
      <text:p text:style-name="P12"><text:span text:style-name="T18">Benefit:</text:span><text:span text:style-name="T16"> The character’s unarmed strike is considered to be a slashing vorpal weapon. (At the character’s option, any unarmed strike can do bludgeoning damage instead, but it loses the vorpal quality.) This ability doesn’t stack with similar abilities</text:span></text:p>
      <text:p text:style-name="P14"/>
      <text:p text:style-name="P1"><text:span text:style-name="T14">WIDEN AURA OF COURAGE </text:span><text:span text:style-name="T2">[EPIC]</text:span></text:p>
      <text:p text:style-name="P12"><text:span text:style-name="T18">Prerequisite:</text:span><text:span text:style-name="T16"> Cha 25, aura of courage class ability. </text:span></text:p>
      <text:p text:style-name="P12"><text:span text:style-name="T18">Benefit:</text:span><text:span text:style-name="T16"> The character’s aura of courage extends to all allies within 100 feet of the character. </text:span></text:p>
      <text:p text:style-name="P14"/>
      <text:p text:style-name="P1"><text:span text:style-name="T14">WIDEN AURA OF DESPAIR </text:span><text:span text:style-name="T2">[EPIC]</text:span><text:span text:style-name="T14"> </text:span></text:p>
      <text:p text:style-name="P12"><text:span text:style-name="T18">Prerequisite:</text:span><text:span text:style-name="T16"> Cha 25, aura of despair class ability. </text:span></text:p>
      <text:p text:style-name="P12"><text:span text:style-name="T18">Benefit:</text:span><text:span text:style-name="T16"> The character’s aura of despair extends to all allies within 100 feet of the character. </text:span></text:p>
      <text:p text:style-name="P14"/>
      <text:p text:style-name="P1"><text:span text:style-name="T14">ZONE OF ANIMATION </text:span><text:span text:style-name="T2">[DIVINE][EPIC]</text:span></text:p>
      <text:p text:style-name="P12"><text:soft-page-break/><text:span text:style-name="T18">Prerequisite:</text:span><text:span text:style-name="T16"> Cha 25, Undead Mastery, ability to rebuke or command undead. </text:span></text:p>
      <text:p text:style-name="P12"><text:span text:style-name="T18">Benefit:</text:span><text:span text:style-name="T16"> The character can use a rebuke or command undead attempt to animate corpses within range of his or her rebuke or command attempt. The character animates a total number of HD of undead equal to the number of undead that would be commanded by the character’s result (though the character can’t animate more undead than there are available corpses within range). The character can’t animate more undead with any single attempt than the maximum number he or she can command (including any undead already under his or her command). These undead are automatically under the character’s command, though his or her normal limit of commanded undead still applies. If the corpses are relatively fresh, the animated undead are zombies. Otherwise, they are skeletons.</text:span></text:p>
      <text:p text:style-name="P14"/>
      <text:p text:style-name="P18"/>
      <text:p text:style-name="P18"/>
      <text:h text:style-name="P26" text:outline-level="1"><text:span text:style-name="T7">These feats are not epic feats, so they may be selected by character any time he or she could select a new feat.</text:span></text:h>
      <text:p text:style-name="P15"/>
      <text:p text:style-name="P24"><text:span text:style-name="T19">GREATER MULTIWEAPON FIGHTING </text:span><text:span text:style-name="T16">[GENERAL]</text:span></text:p>
      <text:p text:style-name="P24"><text:span text:style-name="T18">Prerequisites:</text:span><text:span text:style-name="T16"> Dex 19, three or more arms, Improved Multiweapon Fighting, Multiweapon Fighting, base attack bonus +15.</text:span></text:p>
      <text:p text:style-name="P24"><text:span text:style-name="T18">Benefit:</text:span><text:span text:style-name="T16"> The creature may make up to three extra attacks with each extra offhand weapon it wields, albeit at a –10 penalty on the third attack with each weapon.</text:span></text:p>
      <text:p text:style-name="P24"><text:span text:style-name="T18">Special:</text:span><text:span text:style-name="T16"> This feat replaces the Greater Two-Weapon Fighting feat for creatures with more than two arms.</text:span></text:p>
      <text:p text:style-name="P14"/>
      <text:p text:style-name="P1"><text:span text:style-name="T14">IMPROVED FLYBY ATTACK </text:span><text:span text:style-name="T2">[GENERAL] </text:span></text:p>
      <text:p text:style-name="P12"><text:span text:style-name="T18">Prerequisite:</text:span><text:span text:style-name="T16"> Fly speed, Dodge, Flyby Attack, Mobility. </text:span></text:p>
      <text:p text:style-name="P12"><text:span text:style-name="T18">Benefit:</text:span><text:span text:style-name="T16"> If the standard action taken by a creature during a round in which it uses Flyby Attack is a melee attack, the creature provokes no attacks of opportunity from moving out of squares threatened by its target.</text:span></text:p>
      <text:p text:style-name="P12"><text:span text:style-name="T18">Normal:</text:span><text:span text:style-name="T16"> Without this feat, a creature making an attack as part of a Flyby Attack maneuver provokes attacks of opportunity as normal from moving out of squares threatened by its target.</text:span></text:p>
      <text:p text:style-name="P14"/>
      <text:p text:style-name="P24"><text:span text:style-name="T19">IMPROVED MULTIATTACK</text:span><text:span text:style-name="T16"> [GENERAL]</text:span></text:p>
      <text:p text:style-name="P24"><text:span text:style-name="T18">Prerequisite:</text:span><text:span text:style-name="T16"> Three or more natural weapons, Multiattack</text:span></text:p>
      <text:p text:style-name="P24"><text:span text:style-name="T18">Benefit: </text:span><text:span text:style-name="T16">The creature’s secondary attacks with natural weapons have no penalty. They still add only one-half the creature’s Strength bonus, if any, to damage dealt.</text:span></text:p>
      <text:p text:style-name="P24"><text:span text:style-name="T18">Normal:</text:span><text:span text:style-name="T16"> Without this feat, the creature’s secondary natural attacks have a –5 penalty (or a –2 penalty if it has the Multiattack feat).</text:span></text:p>
      <text:p text:style-name="P14"/>
      <text:p text:style-name="P24"><text:span text:style-name="T19">IMPROVED MULTIWEAPON FIGHTING</text:span><text:span text:style-name="T16"> [GENERAL]</text:span></text:p>
      <text:p text:style-name="P24"><text:span text:style-name="T18">Prerequisites</text:span><text:span text:style-name="T16">: Dex 15, three or more arms, Multiweapon Fighting, base attack bonus +9.</text:span></text:p>
      <text:p text:style-name="P24"><text:span text:style-name="T18">Benefit:</text:span><text:span text:style-name="T16"> In addition to the single extra attack a creature gets with each extra weapon from Multiweapon Fighting, it gets a second attack with each extra weapon, albeit at a –5 penalty.</text:span></text:p>
      <text:p text:style-name="P24"><text:span text:style-name="T18">Normal:</text:span><text:span text:style-name="T16"> With only Multiweapon Fighting, a creater can only get a single attack with each extra weapon. </text:span></text:p>
      <text:p text:style-name="P24"><text:span text:style-name="T18">Special:</text:span><text:span text:style-name="T16"> This feat replaces the Improved Two-Weapon Fighting feat for creatures with more than two a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Palatino1" style:font-family-asian="Palatino"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0" fo:widows="0" fo:text-indent="-0.25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1in" fo:margin-right="0in" fo:text-align="start" style:justify-single-word="false" fo:orphans="0" fo:widows="0" fo:text-indent="-1in" style:auto-text-indent="false" style:vertical-align="auto"/>
      <style:text-properties fo:font-size="12pt" fo:language="en" fo:country="US" style:font-size-asian="12pt" style:language-asian="en" style:country-asian="US"/>
    </style:style>
    <style:style style:name="Feat_20_Name" style:display-name="Feat Name"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2pt" fo:language="en" fo:country="US" fo:font-style="italic" fo:font-weight="bold" style:font-size-asian="12pt" style:language-asian="en" style:country-asian="US" style:font-style-asian="italic" style:font-weight-asian="bold"/>
    </style:style>
    <style:style style:name="Core_20_Body" style:display-name="Core Body" style:family="paragraph" style:parent-style-name="Standard" style:default-outline-level="">
      <style:paragraph-properties fo:margin-left="0in" fo:margin-right="0in" fo:line-height="0.1665in" fo:text-align="start" style:justify-single-word="false" fo:orphans="2" fo:widows="2" fo:text-indent="0in" style:auto-text-indent="false"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80">
        <style:list-level-properties text:list-level-position-and-space-mode="label-alignment">
          <style:list-level-label-alignment text:label-followed-by="listtab" text:list-tab-stop-position="1.25in"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3T15:47:00</meta:creation-date>
    <dc:date>2004-04-15T13:27:00</dc:date>
    <meta:print-date>2002-12-11T11:39:00</meta:print-date>
    <meta:editing-cycles>190</meta:editing-cycles>
    <meta:editing-duration>PT12M18S</meta:editing-duration>
    <meta:document-statistic meta:table-count="4" meta:image-count="0" meta:object-count="0" meta:page-count="43" meta:paragraph-count="1399" meta:word-count="12196" meta:character-count="73428" meta:non-whitespace-character-count="61832"/>
    <meta:generator>LibreOffice/5.4.6.2$Linux_X86_64 LibreOffice_project/40m0$Build-2</meta:generator>
    <meta:user-defined meta:name="Company">Wizards of the Coast</meta:user-defined>
    <meta:user-defined meta:name="Operator">asmith</meta:user-defined>
  </office:meta>
</office:document-meta>
</file>